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Devanagari1" svg:font-family="'Lohit Devanagari'"/>
    <style:font-face style:name="OpenSymbol" svg:font-family="OpenSymbol"/>
    <style:font-face style:name="Monospace" svg:font-family="Monospace" style:font-pitch="fixed"/>
    <style:font-face style:name="Courier New" svg:font-family="'Courier New'" style:font-family-generic="modern" style:font-pitch="fixed"/>
    <style:font-face style:name="DejaVu Sans Mono" svg:font-family="'DejaVu Sans Mono'" style:font-adornments="Bold" style:font-family-generic="modern" style:font-pitch="fixed"/>
    <style:font-face style:name="DejaVu Serif2" svg:font-family="'DejaVu Serif'" style:font-family-generic="roman" style:font-pitch="variable"/>
    <style:font-face style:name="DejaVu Serif" svg:font-family="'DejaVu Serif'" style:font-adornments="Bold" style:font-family-generic="roman" style:font-pitch="variable"/>
    <style:font-face style:name="DejaVu Serif1" svg:font-family="'DejaVu Serif'" style:font-adornments="Bold 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3.8542in" fo:margin-left="1.2854in" fo:margin-right="1.7854in" table:align="margins"/>
    </style:style>
    <style:style style:name="Table1.A" style:family="table-column">
      <style:table-column-properties style:column-width="1.0104in" style:rel-column-width="17180*"/>
    </style:style>
    <style:style style:name="Table1.B" style:family="table-column">
      <style:table-column-properties style:column-width="2.8438in" style:rel-column-width="48355*"/>
    </style:style>
    <style:style style:name="Table1.A1" style:family="table-cell">
      <style:table-cell-properties fo:background-color="#c5000b" fo:padding="0.0382in" fo:border-left="0.05pt solid #c5000b" fo:border-right="none" fo:border-top="0.05pt solid #c5000b" fo:border-bottom="0.05pt solid #c5000b">
        <style:background-image/>
      </style:table-cell-properties>
    </style:style>
    <style:style style:name="Table1.B1" style:family="table-cell">
      <style:table-cell-properties fo:background-color="#c5000b" fo:padding="0.0382in" fo:border-left="0.05pt solid #ffffff" fo:border-right="0.05pt solid #c5000b" fo:border-top="0.05pt solid #c5000b" fo:border-bottom="0.05pt solid #c5000b">
        <style:background-image/>
      </style:table-cell-properties>
    </style:style>
    <style:style style:name="Table1.A2" style:family="table-cell">
      <style:table-cell-properties fo:padding="0.0382in" fo:border-left="0.05pt solid #c5000b" fo:border-right="none" fo:border-top="none" fo:border-bottom="0.05pt solid #c5000b"/>
    </style:style>
    <style:style style:name="Table1.B2" style:family="table-cell">
      <style:table-cell-properties fo:padding="0.0382in" fo:border-left="0.05pt solid #c5000b" fo:border-right="0.05pt solid #c5000b" fo:border-top="none" fo:border-bottom="0.05pt solid #c5000b"/>
    </style:style>
    <style:style style:name="Table5" style:family="table">
      <style:table-properties style:width="5.2708in" fo:margin-left="1.4938in" fo:margin-right="0.1604in" table:align="margins"/>
    </style:style>
    <style:style style:name="Table5.A" style:family="table-column">
      <style:table-column-properties style:column-width="1.0104in" style:rel-column-width="12563*"/>
    </style:style>
    <style:style style:name="Table5.B" style:family="table-column">
      <style:table-column-properties style:column-width="1.8438in" style:rel-column-width="22924*"/>
    </style:style>
    <style:style style:name="Table5.C" style:family="table-column">
      <style:table-column-properties style:column-width="2.4167in" style:rel-column-width="30048*"/>
    </style:style>
    <style:style style:name="Table5.1" style:family="table-row">
      <style:table-row-properties fo:background-color="#0000ff">
        <style:background-image/>
      </style:table-row-properties>
    </style:style>
    <style:style style:name="Table5.A1" style:family="table-cell">
      <style:table-cell-properties fo:padding="0.0382in" fo:border-left="0.05pt solid #0000ff" fo:border-right="none" fo:border-top="0.05pt solid #0000ff" fo:border-bottom="0.05pt solid #0000ff"/>
    </style:style>
    <style:style style:name="Table5.B1" style:family="table-cell">
      <style:table-cell-properties fo:padding="0.0382in" fo:border-left="0.05pt solid #ffffff" fo:border-right="none" fo:border-top="0.05pt solid #0000ff" fo:border-bottom="0.05pt solid #0000ff"/>
    </style:style>
    <style:style style:name="Table5.C1" style:family="table-cell">
      <style:table-cell-properties fo:padding="0.0382in" fo:border-left="0.05pt solid #ffffff" fo:border-right="0.05pt solid #ffffff" fo:border-top="0.05pt solid #0000ff" fo:border-bottom="0.05pt solid #0000ff"/>
    </style:style>
    <style:style style:name="Table5.A2" style:family="table-cell">
      <style:table-cell-properties style:vertical-align="middle" fo:padding="0.0382in" fo:border-left="0.05pt solid #0000ff" fo:border-right="none" fo:border-top="none" fo:border-bottom="0.05pt solid #0000ff"/>
    </style:style>
    <style:style style:name="Table5.B2" style:family="table-cell">
      <style:table-cell-properties fo:padding="0.0382in" fo:border-left="0.05pt solid #0000ff" fo:border-right="none" fo:border-top="none" fo:border-bottom="0.05pt solid #0000ff"/>
    </style:style>
    <style:style style:name="Table5.C2" style:family="table-cell">
      <style:table-cell-properties fo:padding="0.0382in" fo:border-left="0.05pt solid #0000ff" fo:border-right="0.05pt solid #0000ff" fo:border-top="none" fo:border-bottom="0.05pt solid #0000ff"/>
    </style:style>
    <style:style style:name="Table5.B3" style:family="table-cell">
      <style:table-cell-properties fo:padding="0.0382in" fo:border-left="0.05pt solid #0000ff" fo:border-right="none" fo:border-top="none" fo:border-bottom="0.05pt solid #0000ff"/>
    </style:style>
    <style:style style:name="Table5.C3" style:family="table-cell">
      <style:table-cell-properties fo:padding="0.0382in" fo:border-left="0.05pt solid #0000ff" fo:border-right="0.05pt solid #0000ff" fo:border-top="none" fo:border-bottom="0.05pt solid #0000ff"/>
    </style:style>
    <style:style style:name="Table5.B4" style:family="table-cell">
      <style:table-cell-properties fo:padding="0.0382in" fo:border-left="0.05pt solid #0000ff" fo:border-right="none" fo:border-top="none" fo:border-bottom="0.05pt solid #0000ff"/>
    </style:style>
    <style:style style:name="Table5.C4" style:family="table-cell">
      <style:table-cell-properties fo:padding="0.0382in" fo:border-left="0.05pt solid #0000ff" fo:border-right="0.05pt solid #0000ff" fo:border-top="none" fo:border-bottom="0.05pt solid #0000ff"/>
    </style:style>
    <style:style style:name="Table5.B5" style:family="table-cell">
      <style:table-cell-properties fo:padding="0.0382in" fo:border-left="0.05pt solid #0000ff" fo:border-right="none" fo:border-top="none" fo:border-bottom="0.05pt solid #0000ff"/>
    </style:style>
    <style:style style:name="Table5.C5" style:family="table-cell">
      <style:table-cell-properties fo:padding="0.0382in" fo:border-left="0.05pt solid #0000ff" fo:border-right="0.05pt solid #0000ff" fo:border-top="none" fo:border-bottom="0.05pt solid #0000ff"/>
    </style:style>
    <style:style style:name="Table27" style:family="table">
      <style:table-properties style:width="5.2292in" fo:margin-left="1.5042in" fo:margin-right="0.1917in" table:align="margins"/>
    </style:style>
    <style:style style:name="Table27.A" style:family="table-column">
      <style:table-column-properties style:column-width="2.2083in" style:rel-column-width="27676*"/>
    </style:style>
    <style:style style:name="Table27.B" style:family="table-column">
      <style:table-column-properties style:column-width="3.0208in" style:rel-column-width="37859*"/>
    </style:style>
    <style:style style:name="Table27.1" style:family="table-row">
      <style:table-row-properties fo:background-color="#0000ff">
        <style:background-image/>
      </style:table-row-properties>
    </style:style>
    <style:style style:name="Table27.A1" style:family="table-cell">
      <style:table-cell-properties fo:padding="0.0382in" fo:border-left="0.05pt solid #0000ff" fo:border-right="none" fo:border-top="0.05pt solid #0000ff" fo:border-bottom="0.05pt solid #0000ff"/>
    </style:style>
    <style:style style:name="Table27.B1" style:family="table-cell">
      <style:table-cell-properties fo:padding="0.0382in" fo:border-left="0.05pt solid #ffffff" fo:border-right="0.05pt solid #0000ff" fo:border-top="0.05pt solid #0000ff" fo:border-bottom="0.05pt solid #0000ff"/>
    </style:style>
    <style:style style:name="Table27.A2" style:family="table-cell">
      <style:table-cell-properties style:vertical-align="middle" fo:padding="0.0382in" fo:border-left="0.05pt solid #0000ff" fo:border-right="none" fo:border-top="none" fo:border-bottom="0.05pt solid #0000ff"/>
    </style:style>
    <style:style style:name="Table27.B2" style:family="table-cell">
      <style:table-cell-properties fo:padding="0.0382in" fo:border-left="0.05pt solid #0000ff" fo:border-right="0.05pt solid #0000ff" fo:border-top="none" fo:border-bottom="0.05pt solid #0000ff"/>
    </style:style>
    <style:style style:name="Table27.B3" style:family="table-cell">
      <style:table-cell-properties fo:padding="0.0382in" fo:border-left="0.05pt solid #0000ff" fo:border-right="0.05pt solid #0000ff" fo:border-top="none" fo:border-bottom="0.05pt solid #0000ff"/>
    </style:style>
    <style:style style:name="Table27.B4" style:family="table-cell">
      <style:table-cell-properties fo:padding="0.0382in" fo:border-left="0.05pt solid #0000ff" fo:border-right="0.05pt solid #0000ff" fo:border-top="none" fo:border-bottom="0.05pt solid #0000ff"/>
    </style:style>
    <style:style style:name="P1" style:family="paragraph" style:parent-style-name="Class_20_Footer">
      <style:text-properties fo:color="#0000ff" style:font-name="DejaVu Serif2" fo:background-color="#ffffff"/>
    </style:style>
    <style:style style:name="P2" style:family="paragraph" style:parent-style-name="Standard">
      <style:paragraph-properties fo:text-align="start" style:justify-single-word="false"/>
      <style:text-properties fo:color="#0000ff" style:font-name="DejaVu Serif2" fo:font-size="9pt" fo:font-weight="normal" style:font-size-asian="9pt" style:font-weight-asian="normal" style:font-size-complex="9pt" style:font-weight-complex="normal"/>
    </style:style>
    <style:style style:name="P3" style:family="paragraph" style:parent-style-name="Standard">
      <style:text-properties fo:color="#0000ff" style:font-name="DejaVu Serif2" fo:font-size="9pt" style:text-underline-style="solid" style:text-underline-width="auto" style:text-underline-color="font-color" fo:font-weight="bold" style:font-size-asian="9pt" style:font-weight-asian="bold" style:font-size-complex="9pt" style:font-weight-complex="bold"/>
    </style:style>
    <style:style style:name="P4" style:family="paragraph" style:parent-style-name="Standard">
      <style:text-properties fo:color="#0000ff" style:font-name="DejaVu Serif2" fo:font-size="9pt" style:text-underline-style="none" fo:font-weight="bold" style:font-weight-asian="bold" style:font-weight-complex="bold"/>
    </style:style>
    <style:style style:name="P5" style:family="paragraph" style:parent-style-name="Standard">
      <style:text-properties fo:color="#0000ff" style:font-name="DejaVu Serif2" fo:font-size="9pt" style:font-size-asian="9pt" style:font-size-complex="9pt"/>
    </style:style>
    <style:style style:name="P6" style:family="paragraph" style:parent-style-name="Standard">
      <style:paragraph-properties fo:text-align="start" style:justify-single-word="false"/>
      <style:text-properties fo:color="#0000ff" style:font-name="DejaVu Serif2" fo:font-size="9pt" fo:font-weight="bold" style:font-size-asian="9pt" style:font-weight-asian="bold" style:font-size-complex="9pt" style:font-weight-complex="bold"/>
    </style:style>
    <style:style style:name="P7" style:family="paragraph" style:parent-style-name="Standard">
      <style:paragraph-properties fo:text-align="start" style:justify-single-word="false"/>
      <style:text-properties fo:color="#0000ff" style:font-name="DejaVu Serif2" fo:font-size="11pt" fo:font-weight="bold" style:font-size-asian="11pt" style:font-weight-asian="bold" style:font-size-complex="11pt" style:font-weight-complex="bold"/>
    </style:style>
    <style:style style:name="P8" style:family="paragraph" style:parent-style-name="Standard">
      <style:paragraph-properties fo:text-align="start" style:justify-single-word="false"/>
      <style:text-properties fo:color="#0000ff" style:font-name="DejaVu Serif2" fo:font-size="11pt" fo:font-weight="normal" style:font-size-asian="11pt" style:font-weight-asian="normal" style:font-size-complex="11pt" style:font-weight-complex="normal"/>
    </style:style>
    <style:style style:name="P9" style:family="paragraph" style:parent-style-name="Standard">
      <style:paragraph-properties fo:text-align="start" style:justify-single-word="false"/>
      <style:text-properties fo:color="#0000ff" style:font-name="DejaVu Serif2" fo:font-size="11pt" style:text-underline-style="none" fo:font-weight="bold" style:font-size-asian="11pt" style:font-weight-asian="bold" style:font-size-complex="11pt" style:font-weight-complex="bold"/>
    </style:style>
    <style:style style:name="P10" style:family="paragraph" style:parent-style-name="Standard">
      <style:paragraph-properties fo:text-align="center" style:justify-single-word="false"/>
      <style:text-properties fo:color="#0000ff" style:font-name="DejaVu Serif2"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text-properties fo:color="#0000ff" style:font-name="DejaVu Serif2" fo:font-size="14pt" fo:font-weight="bold" style:font-size-asian="14pt" style:font-weight-asian="bold" style:font-size-complex="14pt" style:font-weight-complex="bold"/>
    </style:style>
    <style:style style:name="P12" style:family="paragraph" style:parent-style-name="Standard">
      <style:paragraph-properties fo:text-align="center" style:justify-single-word="false"/>
      <style:text-properties fo:color="#0000ff" style:font-name="DejaVu Serif2" fo:font-size="10.5pt" fo:font-weight="bold" style:font-size-asian="10.5pt" style:font-weight-asian="bold" style:font-size-complex="10.5pt" style:font-weight-complex="bold"/>
    </style:style>
    <style:style style:name="P13" style:family="paragraph" style:parent-style-name="Standard">
      <style:paragraph-properties fo:text-align="center" style:justify-single-word="false">
        <style:tab-stops>
          <style:tab-stop style:position="1.3957in"/>
        </style:tab-stops>
      </style:paragraph-properties>
      <style:text-properties fo:color="#0000ff" style:font-name="DejaVu Serif2" fo:font-size="10.5pt" fo:font-weight="bold" style:font-size-asian="10.5pt" style:font-weight-asian="bold" style:font-size-complex="10.5pt" style:font-weight-complex="bold"/>
    </style:style>
    <style:style style:name="P14" style:family="paragraph" style:parent-style-name="Standard">
      <style:paragraph-properties fo:margin-left="0.4925in" fo:margin-right="0in" fo:text-indent="0in" style:auto-text-indent="false"/>
      <style:text-properties fo:color="#0000ff" style:font-name="DejaVu Serif2" fo:font-size="9pt" style:text-underline-style="none" fo:font-weight="normal" style:font-size-asian="9pt" style:font-weight-asian="normal" style:font-size-complex="9pt" style:font-weight-complex="normal"/>
    </style:style>
    <style:style style:name="P15" style:family="paragraph" style:parent-style-name="Standard">
      <style:paragraph-properties fo:margin-left="0.4925in" fo:margin-right="0in" fo:text-align="start" style:justify-single-word="false" fo:text-indent="0in" style:auto-text-indent="false"/>
      <style:text-properties fo:color="#0000ff" style:font-name="DejaVu Serif2" fo:font-size="9pt" style:text-underline-style="none" fo:font-weight="normal" style:font-size-asian="9pt" style:font-weight-asian="normal" style:font-size-complex="9pt" style:font-weight-complex="normal"/>
    </style:style>
    <style:style style:name="P16" style:family="paragraph" style:parent-style-name="Standard">
      <style:paragraph-properties fo:margin-left="0.4925in" fo:margin-right="0in" fo:text-indent="0in" style:auto-text-indent="false"/>
      <style:text-properties fo:color="#0000ff" style:font-name="DejaVu Serif2" fo:font-size="9pt" style:text-underline-style="none" fo:font-weight="bold" style:font-size-asian="9pt" style:font-weight-asian="bold" style:font-size-complex="9pt" style:font-weight-complex="bold"/>
    </style:style>
    <style:style style:name="P17" style:family="paragraph" style:parent-style-name="Standard">
      <style:paragraph-properties fo:margin-left="0.4925in" fo:margin-right="0in" fo:text-align="start" style:justify-single-word="false" fo:text-indent="0in" style:auto-text-indent="false"/>
      <style:text-properties fo:color="#0000ff" style:font-name="DejaVu Serif2" fo:font-size="9pt" style:text-underline-style="none" fo:font-weight="bold" style:font-size-asian="9pt" style:font-weight-asian="bold" style:font-size-complex="9pt" style:font-weight-complex="bold"/>
    </style:style>
    <style:style style:name="P18" style:family="paragraph" style:parent-style-name="Standard">
      <style:paragraph-properties fo:margin-left="0.4925in" fo:margin-right="0in" fo:text-indent="0in" style:auto-text-indent="false"/>
      <style:text-properties fo:color="#0000ff" style:font-name="DejaVu Serif2" fo:font-size="9pt" fo:font-weight="normal" style:font-size-asian="9pt" style:font-weight-asian="normal" style:font-size-complex="9pt" style:font-weight-complex="normal"/>
    </style:style>
    <style:style style:name="P19" style:family="paragraph" style:parent-style-name="Standard">
      <style:paragraph-properties fo:margin-left="0.4925in" fo:margin-right="0in" fo:text-indent="0in" style:auto-text-indent="false"/>
      <style:text-properties fo:color="#0000ff" style:font-name="DejaVu Serif2" fo:font-size="9pt" fo:font-weight="bold" style:font-size-asian="9pt" style:font-weight-asian="bold" style:font-size-complex="9pt" style:font-weight-complex="bold"/>
    </style:style>
    <style:style style:name="P20" style:family="paragraph" style:parent-style-name="Standard">
      <style:paragraph-properties fo:margin-left="0.4925in" fo:margin-right="0in" fo:text-indent="0in" style:auto-text-indent="false"/>
      <style:text-properties fo:color="#0000ff" style:font-name="DejaVu Serif2" fo:font-size="9pt" style:font-size-asian="9pt" style:font-size-complex="9pt"/>
    </style:style>
    <style:style style:name="P21" style:family="paragraph" style:parent-style-name="Standard">
      <style:paragraph-properties fo:margin-left="0.4925in" fo:margin-right="0in" fo:text-align="start" style:justify-single-word="false" fo:text-indent="0in" style:auto-text-indent="false"/>
      <style:text-properties fo:color="#0000ff" style:font-name="DejaVu Serif2" fo:font-size="9pt" fo:font-style="normal" style:text-underline-style="none" fo:font-weight="normal" style:font-size-asian="9pt" style:font-style-asian="normal" style:font-weight-asian="normal" style:font-size-complex="9pt" style:font-style-complex="normal" style:font-weight-complex="normal"/>
    </style:style>
    <style:style style:name="P22" style:family="paragraph" style:parent-style-name="Standard">
      <style:paragraph-properties fo:margin-left="0.4925in" fo:margin-right="0in" fo:text-align="start" style:justify-single-word="false" fo:text-indent="0in" style:auto-text-indent="false"/>
      <style:text-properties fo:color="#0000ff" style:font-name="DejaVu Serif2" fo:font-size="9pt" fo:font-style="normal" style:text-underline-style="none" fo:font-weight="bold" style:font-size-asian="9pt" style:font-style-asian="normal" style:font-weight-asian="bold" style:font-size-complex="9pt" style:font-style-complex="normal" style:font-weight-complex="bold"/>
    </style:style>
    <style:style style:name="P23" style:family="paragraph" style:parent-style-name="Standard">
      <style:paragraph-properties fo:margin-left="0.4925in" fo:margin-right="0in" fo:text-align="start" style:justify-single-word="false" fo:text-indent="0in" style:auto-text-indent="false"/>
      <style:text-properties fo:color="#0000ff" style:font-name="DejaVu Serif2" fo:font-size="10pt" fo:font-weight="bold" style:font-size-asian="10pt" style:font-weight-asian="bold" style:font-size-complex="10pt" style:font-weight-complex="bold"/>
    </style:style>
    <style:style style:name="P24" style:family="paragraph" style:parent-style-name="Standard">
      <style:paragraph-properties fo:margin-left="0.4925in" fo:margin-right="0in" fo:text-indent="0in" style:auto-text-indent="false"/>
      <style:text-properties fo:color="#0000ff" style:font-name="DejaVu Serif2" fo:font-size="10pt" style:text-underline-style="none" fo:font-weight="bold" style:font-size-asian="10pt" style:font-weight-asian="bold" style:font-size-complex="10pt" style:font-weight-complex="bold"/>
    </style:style>
    <style:style style:name="P25" style:family="paragraph" style:parent-style-name="Standard">
      <style:paragraph-properties fo:margin-left="0.4925in" fo:margin-right="0in" fo:text-align="start" style:justify-single-word="false" fo:text-indent="0in" style:auto-text-indent="false"/>
      <style:text-properties fo:color="#0000ff" style:font-name="DejaVu Serif2" fo:font-size="10pt" style:text-underline-style="none" fo:font-weight="bold" style:font-size-asian="10pt" style:font-weight-asian="bold" style:font-size-complex="10pt" style:font-weight-complex="bold"/>
    </style:style>
    <style:style style:name="P26" style:family="paragraph" style:parent-style-name="Standard">
      <style:paragraph-properties fo:margin-left="0.4925in" fo:margin-right="0in" fo:text-align="start" style:justify-single-word="false" fo:text-indent="0in" style:auto-text-indent="false"/>
      <style:text-properties fo:color="#0000ff" style:font-name="DejaVu Serif2" fo:font-size="10pt" style:text-underline-style="none" fo:font-weight="normal" style:font-size-asian="10pt" style:font-weight-asian="normal" style:font-size-complex="10pt" style:font-weight-complex="normal"/>
    </style:style>
    <style:style style:name="P27" style:family="paragraph" style:parent-style-name="Standard">
      <style:paragraph-properties fo:margin-left="0.4925in" fo:margin-right="0in" fo:text-align="start" style:justify-single-word="false" fo:text-indent="0in" style:auto-text-indent="false"/>
      <style:text-properties fo:color="#0000ff" style:font-name="DejaVu Serif2" fo:font-size="10pt" fo:font-style="normal" style:text-underline-style="none" fo:font-weight="bold" style:font-size-asian="10pt" style:font-style-asian="normal" style:font-weight-asian="bold" style:font-size-complex="10pt" style:font-style-complex="normal" style:font-weight-complex="bold"/>
    </style:style>
    <style:style style:name="P28" style:family="paragraph" style:parent-style-name="Standard">
      <style:paragraph-properties fo:margin-left="0.4925in" fo:margin-right="0in" fo:text-align="start" style:justify-single-word="false" fo:text-indent="0in" style:auto-text-indent="false"/>
      <style:text-properties fo:color="#0000ff" style:font-name="DejaVu Serif2" fo:font-size="11pt" style:text-underline-style="none" fo:font-weight="bold" style:font-size-asian="11pt" style:font-weight-asian="bold" style:font-size-complex="11pt" style:font-weight-complex="bold"/>
    </style:style>
    <style:style style:name="P29" style:family="paragraph" style:parent-style-name="Standard">
      <style:paragraph-properties fo:margin-left="0.4925in" fo:margin-right="0in" fo:text-indent="0in" style:auto-text-indent="false"/>
      <style:text-properties fo:color="#dc2300" style:font-name="DejaVu Serif2" fo:font-size="9pt" style:font-size-asian="9pt" style:font-size-complex="9pt"/>
    </style:style>
    <style:style style:name="P30" style:family="paragraph" style:parent-style-name="Text_20_body_20_indent">
      <style:paragraph-properties fo:margin-left="0.4925in" fo:margin-right="0in" fo:text-indent="0in" style:auto-text-indent="false"/>
    </style:style>
    <style:style style:name="P31" style:family="paragraph" style:parent-style-name="Text_20_body_20_indent">
      <style:paragraph-properties fo:margin-left="0.4925in" fo:margin-right="0in" fo:text-indent="0in" style:auto-text-indent="false"/>
      <style:text-properties fo:color="#0000ff" style:font-name="DejaVu Serif2" fo:font-size="9pt" style:text-underline-style="none" fo:font-weight="normal" style:font-size-asian="9pt" style:font-weight-asian="normal" style:font-size-complex="9pt" style:font-weight-complex="normal"/>
    </style:style>
    <style:style style:name="P32" style:family="paragraph" style:parent-style-name="Text_20_body_20_indent">
      <style:paragraph-properties fo:margin-left="0.4925in" fo:margin-right="0in" fo:text-indent="0in" style:auto-text-indent="false"/>
      <style:text-properties fo:color="#0000ff" style:font-name="DejaVu Serif2" fo:font-size="9pt" fo:font-style="normal" style:text-underline-style="none" fo:font-weight="bold" style:font-size-asian="9pt" style:font-style-asian="normal" style:font-weight-asian="bold" style:font-size-complex="9pt" style:font-style-complex="normal" style:font-weight-complex="bold"/>
    </style:style>
    <style:style style:name="P33" style:family="paragraph" style:parent-style-name="Text_20_body_20_indent">
      <style:paragraph-properties fo:margin-left="0.4925in" fo:margin-right="0in" fo:text-indent="0in" style:auto-text-indent="false"/>
      <style:text-properties fo:color="#0000ff" style:font-name="DejaVu Serif2" fo:font-size="9pt" fo:font-style="normal" style:text-underline-style="none" fo:font-weight="normal" style:font-size-asian="9pt" style:font-style-asian="normal" style:font-weight-asian="normal" style:font-size-complex="9pt" style:font-style-complex="normal" style:font-weight-complex="normal"/>
    </style:style>
    <style:style style:name="P34" style:family="paragraph" style:parent-style-name="Text_20_body_20_indent">
      <style:paragraph-properties fo:margin-left="0.4925in" fo:margin-right="0in" fo:text-indent="0in" style:auto-text-indent="false"/>
      <style:text-properties fo:color="#0000ff" style:font-name="DejaVu Serif2" fo:font-size="10pt" style:text-underline-style="none" fo:font-weight="bold" style:font-size-asian="10pt" style:font-weight-asian="bold" style:font-size-complex="10pt" style:font-weight-complex="bold"/>
    </style:style>
    <style:style style:name="P35" style:family="paragraph" style:parent-style-name="Text_20_body">
      <style:paragraph-properties fo:margin-left="0.4925in" fo:margin-right="0in" fo:text-indent="0in" style:auto-text-indent="false"/>
      <style:text-properties fo:color="#0000ff" style:font-name="DejaVu Serif2" fo:font-size="9pt" style:font-size-asian="10.5pt" style:font-size-complex="10.5pt"/>
    </style:style>
    <style:style style:name="P36" style:family="paragraph" style:parent-style-name="Method_20_Body">
      <style:paragraph-properties fo:margin-left="0.4925in" fo:margin-right="0in" fo:text-indent="0in" style:auto-text-indent="false"/>
      <style:text-properties fo:color="#c5000b" style:font-name="DejaVu Serif2" fo:font-size="9pt" style:text-underline-style="none" fo:font-weight="normal" style:font-size-asian="9pt" style:font-weight-asian="normal" style:font-size-complex="9pt" style:font-weight-complex="normal"/>
    </style:style>
    <style:style style:name="P37" style:family="paragraph" style:parent-style-name="Method_20_Body">
      <style:paragraph-properties fo:margin-left="0.4925in" fo:margin-right="0in" fo:text-indent="0in" style:auto-text-indent="false"/>
      <style:text-properties fo:color="#c5000b" style:font-name="DejaVu Serif2" fo:font-size="9pt" style:font-size-asian="9pt" style:font-size-complex="9pt"/>
    </style:style>
    <style:style style:name="P38" style:family="paragraph" style:parent-style-name="Method_20_Body">
      <style:paragraph-properties fo:margin-left="0.4925in" fo:margin-right="0in" fo:text-indent="0in" style:auto-text-indent="false"/>
      <style:text-properties fo:color="#c5000b" style:font-name="DejaVu Serif2" fo:font-size="9pt" fo:font-weight="bold" style:font-size-asian="9pt" style:font-weight-asian="bold" style:font-size-complex="9pt" style:font-weight-complex="bold"/>
    </style:style>
    <style:style style:name="P39" style:family="paragraph" style:parent-style-name="Method_20_Body">
      <style:paragraph-properties fo:margin-left="0.4925in" fo:margin-right="0in" fo:text-indent="0in" style:auto-text-indent="false"/>
      <style:text-properties fo:color="#c5000b" style:font-name="DejaVu Serif2" fo:font-size="9pt" fo:font-style="normal" style:text-underline-style="none" fo:font-weight="normal" style:font-size-asian="9pt" style:font-style-asian="normal" style:font-weight-asian="normal" style:font-size-complex="9pt" style:font-style-complex="normal" style:font-weight-complex="normal"/>
    </style:style>
    <style:style style:name="P40" style:family="paragraph" style:parent-style-name="Method_20_Body">
      <style:paragraph-properties fo:margin-left="0.4925in" fo:margin-right="0in" fo:text-indent="0in" style:auto-text-indent="false"/>
      <style:text-properties fo:color="#0000ff" style:font-name="DejaVu Serif2" fo:font-size="10pt" style:font-size-asian="10pt" style:font-size-complex="10pt"/>
    </style:style>
    <style:style style:name="P41" style:family="paragraph" style:parent-style-name="Method_20_Body">
      <style:paragraph-properties fo:margin-left="0.4925in" fo:margin-right="0in" fo:text-indent="0in" style:auto-text-indent="false"/>
      <style:text-properties fo:color="#0000ff" style:font-name="DejaVu Serif2" fo:font-size="10pt" fo:font-weight="bold" style:font-size-asian="10pt" style:font-weight-asian="bold" style:font-size-complex="10pt" style:font-weight-complex="bold"/>
    </style:style>
    <style:style style:name="P42" style:family="paragraph" style:parent-style-name="Method_20_Body">
      <style:paragraph-properties fo:margin-left="0.4925in" fo:margin-right="0in" fo:text-indent="0in" style:auto-text-indent="false"/>
      <style:text-properties fo:color="#0000ff" style:font-name="DejaVu Serif2" fo:font-size="10pt" fo:font-style="normal" fo:font-weight="bold" style:font-size-asian="10pt" style:font-style-asian="normal" style:font-weight-asian="bold" style:font-size-complex="10pt" style:font-style-complex="normal" style:font-weight-complex="bold"/>
    </style:style>
    <style:style style:name="P43" style:family="paragraph" style:parent-style-name="Method_20_Body">
      <style:paragraph-properties fo:margin-left="0.4925in" fo:margin-right="0in" fo:text-indent="0in" style:auto-text-indent="false"/>
      <style:text-properties fo:color="#0000ff" style:font-name="DejaVu Serif2" fo:font-size="10pt" fo:font-weight="normal" style:font-size-asian="10pt" style:font-weight-asian="normal" style:font-size-complex="10pt" style:font-weight-complex="normal"/>
    </style:style>
    <style:style style:name="P44" style:family="paragraph" style:parent-style-name="Method_20_Body">
      <style:paragraph-properties fo:margin-left="0.4925in" fo:margin-right="0in" fo:text-indent="0in" style:auto-text-indent="false"/>
      <style:text-properties fo:color="#0000ff" style:font-name="DejaVu Serif2" fo:font-size="11pt" fo:font-weight="bold" style:font-size-asian="11pt" style:font-weight-asian="bold" style:font-size-complex="11pt" style:font-weight-complex="bold"/>
    </style:style>
    <style:style style:name="P45" style:family="paragraph" style:parent-style-name="Method_20_Body">
      <style:paragraph-properties fo:margin-left="0.4925in" fo:margin-right="0in" fo:text-indent="0in" style:auto-text-indent="false"/>
      <style:text-properties fo:color="#0000ff" style:font-name="DejaVu Serif2" fo:font-size="11pt" fo:font-weight="normal" style:font-size-asian="11pt" style:font-weight-asian="normal" style:font-size-complex="11pt" style:font-weight-complex="normal"/>
    </style:style>
    <style:style style:name="P46" style:family="paragraph" style:parent-style-name="Method_20_Body">
      <style:paragraph-properties fo:margin-left="0.4925in" fo:margin-right="0in" fo:text-indent="0in" style:auto-text-indent="false"/>
      <style:text-properties fo:color="#0000ff" style:font-name="DejaVu Serif2" fo:font-size="11pt" style:text-underline-style="solid" style:text-underline-width="auto" style:text-underline-color="font-color" fo:font-weight="bold" style:font-size-asian="11pt" style:font-weight-asian="bold" style:font-size-complex="11pt" style:font-weight-complex="bold"/>
    </style:style>
    <style:style style:name="P47" style:family="paragraph" style:parent-style-name="Method_20_Code_20_Listing">
      <style:paragraph-properties fo:margin-left="0.4925in" fo:margin-right="0in" fo:text-indent="0in" style:auto-text-indent="false"/>
      <style:text-properties fo:color="#c5000b" style:font-name="DejaVu Serif2" fo:font-size="9pt" style:font-size-asian="9pt" style:font-size-complex="9pt"/>
    </style:style>
    <style:style style:name="P48" style:family="paragraph" style:parent-style-name="Method_20_Body">
      <style:paragraph-properties fo:margin-left="0.4925in" fo:margin-right="0in" fo:text-indent="0in" style:auto-text-indent="false" fo:break-before="page"/>
      <style:text-properties fo:color="#0000ff" style:font-name="DejaVu Serif2" fo:font-size="10pt" fo:font-weight="bold" style:font-size-asian="10pt" style:font-weight-asian="bold" style:font-size-complex="10pt" style:font-weight-complex="bold"/>
    </style:style>
    <style:style style:name="P49" style:family="paragraph" style:parent-style-name="Standard">
      <style:paragraph-properties fo:margin-left="0in" fo:margin-right="0in" fo:text-indent="0in" style:auto-text-indent="false"/>
      <style:text-properties fo:color="#0000ff" style:font-name="DejaVu Serif2" fo:font-size="9pt" style:text-underline-style="none" fo:font-weight="normal" style:font-size-asian="9pt" style:font-weight-asian="normal" style:font-size-complex="9pt" style:font-weight-complex="normal"/>
    </style:style>
    <style:style style:name="P50" style:family="paragraph" style:parent-style-name="Standard">
      <style:paragraph-properties fo:margin-left="0in" fo:margin-right="0in" fo:text-align="start" style:justify-single-word="false" fo:text-indent="0in" style:auto-text-indent="false"/>
      <style:text-properties fo:color="#0000ff" style:font-name="DejaVu Serif2" fo:font-size="9pt" style:text-underline-style="none" fo:font-weight="normal" style:font-size-asian="9pt" style:font-weight-asian="normal" style:font-size-complex="9pt" style:font-weight-complex="normal"/>
    </style:style>
    <style:style style:name="P51" style:family="paragraph" style:parent-style-name="Standard">
      <style:paragraph-properties fo:margin-left="0in" fo:margin-right="0in" fo:text-indent="0in" style:auto-text-indent="false"/>
      <style:text-properties fo:color="#0000ff" style:font-name="DejaVu Serif2" fo:font-size="9pt" fo:font-weight="normal" style:font-size-asian="9pt" style:font-weight-asian="normal" style:font-size-complex="9pt" style:font-weight-complex="normal"/>
    </style:style>
    <style:style style:name="P52" style:family="paragraph" style:parent-style-name="Standard">
      <style:paragraph-properties fo:margin-left="0in" fo:margin-right="0in" fo:text-align="start" style:justify-single-word="false" fo:text-indent="0in" style:auto-text-indent="false"/>
      <style:text-properties fo:color="#0000ff" style:font-name="DejaVu Serif2" fo:font-size="9pt" fo:font-weight="normal" style:font-size-asian="9pt" style:font-weight-asian="normal" style:font-size-complex="9pt" style:font-weight-complex="normal"/>
    </style:style>
    <style:style style:name="P53" style:family="paragraph" style:parent-style-name="Standard">
      <style:paragraph-properties fo:margin-left="0in" fo:margin-right="0in" fo:text-align="start" style:justify-single-word="false" fo:text-indent="0in" style:auto-text-indent="false"/>
      <style:text-properties fo:color="#0000ff" style:font-name="DejaVu Serif2" fo:font-size="9pt" fo:font-style="normal" fo:font-weight="normal" style:font-size-asian="9pt" style:font-style-asian="normal" style:font-weight-asian="normal" style:font-size-complex="9pt" style:font-style-complex="normal" style:font-weight-complex="normal"/>
    </style:style>
    <style:style style:name="P54" style:family="paragraph" style:parent-style-name="Standard">
      <style:paragraph-properties fo:margin-left="0in" fo:margin-right="0in" fo:text-align="start" style:justify-single-word="false" fo:text-indent="0in" style:auto-text-indent="false"/>
      <style:text-properties fo:color="#0000ff" style:font-name="DejaVu Serif2" fo:font-size="9pt" fo:font-style="normal" style:text-underline-style="none" fo:font-weight="normal" style:font-size-asian="9pt" style:font-style-asian="normal" style:font-weight-asian="normal" style:font-size-complex="9pt" style:font-style-complex="normal" style:font-weight-complex="normal"/>
    </style:style>
    <style:style style:name="P55" style:family="paragraph" style:parent-style-name="Standard">
      <style:paragraph-properties fo:margin-left="0in" fo:margin-right="0in" fo:text-indent="0in" style:auto-text-indent="false"/>
      <style:text-properties fo:color="#0000ff" style:font-name="DejaVu Serif2" fo:font-size="9pt" style:font-size-asian="9pt" style:font-size-complex="9pt"/>
    </style:style>
    <style:style style:name="P56" style:family="paragraph" style:parent-style-name="Standard">
      <style:paragraph-properties fo:margin-left="0in" fo:margin-right="0in" fo:text-align="start" style:justify-single-word="false" fo:text-indent="0in" style:auto-text-indent="false"/>
      <style:text-properties fo:color="#0000ff" style:font-name="DejaVu Serif2" fo:font-size="11pt" fo:font-weight="normal" style:font-size-asian="11pt" style:font-weight-asian="normal" style:font-size-complex="11pt" style:font-weight-complex="normal"/>
    </style:style>
    <style:style style:name="P57" style:family="paragraph" style:parent-style-name="Standard">
      <style:paragraph-properties fo:margin-left="0in" fo:margin-right="0in" fo:text-align="start" style:justify-single-word="false" fo:text-indent="0in" style:auto-text-indent="false"/>
      <style:text-properties fo:color="#0000ff" style:font-name="DejaVu Serif2" fo:font-size="11pt" style:text-underline-style="none" fo:font-weight="bold" style:font-size-asian="11pt" style:font-weight-asian="bold" style:font-size-complex="11pt" style:font-weight-complex="bold"/>
    </style:style>
    <style:style style:name="P58" style:family="paragraph" style:parent-style-name="Standard">
      <style:paragraph-properties fo:margin-left="0in" fo:margin-right="0in" fo:text-indent="0in" style:auto-text-indent="false"/>
      <style:text-properties fo:color="#0000ff" style:font-name="DejaVu Serif2" fo:font-size="10pt" fo:font-weight="bold" style:font-size-asian="10pt" style:font-weight-asian="bold" style:font-size-complex="10pt" style:font-weight-complex="bold"/>
    </style:style>
    <style:style style:name="P59" style:family="paragraph" style:parent-style-name="Standard">
      <style:paragraph-properties fo:margin-left="0in" fo:margin-right="0in" fo:text-align="start" style:justify-single-word="false" fo:text-indent="0in" style:auto-text-indent="false"/>
      <style:text-properties fo:color="#0000ff" style:font-name="DejaVu Serif2" fo:font-size="10pt" fo:font-weight="bold" style:font-size-asian="10pt" style:font-weight-asian="bold" style:font-size-complex="10pt" style:font-weight-complex="bold"/>
    </style:style>
    <style:style style:name="P60" style:family="paragraph" style:parent-style-name="Standard">
      <style:paragraph-properties fo:margin-left="0in" fo:margin-right="0in" fo:text-indent="0in" style:auto-text-indent="false"/>
      <style:text-properties fo:color="#0000ff" style:font-name="DejaVu Serif2" fo:font-size="10pt" style:text-underline-style="none" fo:font-weight="bold" style:font-size-asian="10pt" style:font-weight-asian="bold" style:font-size-complex="10pt" style:font-weight-complex="bold"/>
    </style:style>
    <style:style style:name="P61" style:family="paragraph" style:parent-style-name="Standard">
      <style:paragraph-properties fo:margin-left="0in" fo:margin-right="0in" fo:text-indent="0in" style:auto-text-indent="false"/>
      <style:text-properties fo:color="#0000ff" style:font-name="DejaVu Serif2" fo:font-size="10pt" style:text-underline-style="none" fo:font-weight="normal" style:font-size-asian="10pt" style:font-weight-asian="normal" style:font-size-complex="10pt" style:font-weight-complex="normal"/>
    </style:style>
    <style:style style:name="P62" style:family="paragraph" style:parent-style-name="Standard">
      <style:paragraph-properties fo:margin-left="0in" fo:margin-right="0in" fo:text-align="start" style:justify-single-word="false" fo:text-indent="0in" style:auto-text-indent="false"/>
      <style:text-properties fo:color="#0000ff" style:font-name="DejaVu Serif2" fo:font-size="10pt" style:text-underline-style="none" fo:font-weight="normal" style:font-size-asian="10pt" style:font-weight-asian="normal" style:font-size-complex="10pt" style:font-weight-complex="normal"/>
    </style:style>
    <style:style style:name="P63" style:family="paragraph" style:parent-style-name="Standard">
      <style:paragraph-properties fo:margin-left="0in" fo:margin-right="0in" fo:text-align="start" style:justify-single-word="false" fo:text-indent="0in" style:auto-text-indent="false"/>
    </style:style>
    <style:style style:name="P64" style:family="paragraph" style:parent-style-name="Text_20_body_20_indent">
      <style:paragraph-properties fo:margin-left="0in" fo:margin-right="0in" fo:text-indent="0in" style:auto-text-indent="false"/>
    </style:style>
    <style:style style:name="P65" style:family="paragraph" style:parent-style-name="Text_20_body_20_indent">
      <style:paragraph-properties fo:margin-left="0in" fo:margin-right="0in" fo:text-indent="0in" style:auto-text-indent="false"/>
      <style:text-properties fo:color="#0000ff" style:font-name="DejaVu Serif2" fo:font-size="9pt" style:text-underline-style="none" fo:font-weight="normal" style:font-size-asian="9pt" style:font-weight-asian="normal" style:font-size-complex="9pt" style:font-weight-complex="normal"/>
    </style:style>
    <style:style style:name="P66" style:family="paragraph" style:parent-style-name="Text_20_body_20_indent">
      <style:paragraph-properties fo:margin-left="0in" fo:margin-right="0in" fo:text-indent="0in" style:auto-text-indent="false"/>
      <style:text-properties fo:color="#0000ff" style:font-name="DejaVu Serif2" fo:font-size="9pt" fo:font-style="normal" fo:font-weight="normal" style:font-size-asian="9pt" style:font-style-asian="normal" style:font-weight-asian="normal" style:font-size-complex="9pt" style:font-style-complex="normal" style:font-weight-complex="normal"/>
    </style:style>
    <style:style style:name="P67" style:family="paragraph" style:parent-style-name="Text_20_body_20_indent">
      <style:paragraph-properties fo:margin-left="0in" fo:margin-right="0in" fo:text-indent="0in" style:auto-text-indent="false"/>
      <style:text-properties fo:color="#0000ff" style:font-name="DejaVu Serif2" fo:font-size="11pt" style:text-underline-style="none" fo:font-weight="bold" style:font-size-asian="11pt" style:font-weight-asian="bold" style:font-size-complex="11pt" style:font-weight-complex="bold"/>
    </style:style>
    <style:style style:name="P68" style:family="paragraph" style:parent-style-name="Text_20_body_20_indent">
      <style:paragraph-properties fo:margin-left="0in" fo:margin-right="0in" fo:text-indent="0in" style:auto-text-indent="false"/>
      <style:text-properties fo:color="#c5000b" style:font-name="DejaVu Serif2" fo:font-size="9pt" style:text-underline-style="none" fo:font-weight="normal" style:font-size-asian="9pt" style:font-weight-asian="normal" style:font-size-complex="9pt" style:font-weight-complex="normal"/>
    </style:style>
    <style:style style:name="P69" style:family="paragraph" style:parent-style-name="Method_20_Indent">
      <style:paragraph-properties fo:margin-left="0in" fo:margin-right="0in" fo:text-indent="0in" style:auto-text-indent="false"/>
      <style:text-properties fo:color="#c5000b" style:font-name="DejaVu Serif2" fo:font-size="9pt" style:font-size-asian="9pt" style:font-size-complex="9pt"/>
    </style:style>
    <style:style style:name="P70" style:family="paragraph" style:parent-style-name="Method_20_Indent">
      <style:paragraph-properties fo:margin-left="0in" fo:margin-right="0in" fo:text-indent="0in" style:auto-text-indent="false"/>
      <style:text-properties fo:color="#0000ff" style:font-name="DejaVu Serif2" fo:font-size="10pt" fo:font-weight="bold" style:font-size-asian="10pt" style:font-weight-asian="bold" style:font-size-complex="10pt" style:font-weight-complex="bold"/>
    </style:style>
    <style:style style:name="P71" style:family="paragraph" style:parent-style-name="Method_20_Body">
      <style:paragraph-properties fo:margin-left="0in" fo:margin-right="0in" fo:text-indent="0in" style:auto-text-indent="false"/>
      <style:text-properties fo:color="#0000ff" style:font-name="DejaVu Serif2" fo:font-size="10pt" style:font-size-asian="10pt" style:font-size-complex="10pt"/>
    </style:style>
    <style:style style:name="P72" style:family="paragraph" style:parent-style-name="Method_20_Body">
      <style:paragraph-properties fo:margin-left="0in" fo:margin-right="0in" fo:text-indent="0in" style:auto-text-indent="false"/>
      <style:text-properties fo:color="#0000ff" style:font-name="DejaVu Serif2" fo:font-size="10pt" style:text-underline-style="none" fo:font-weight="normal" style:font-size-asian="10pt" style:font-weight-asian="normal" style:font-size-complex="10pt" style:font-weight-complex="normal"/>
    </style:style>
    <style:style style:name="P73" style:family="paragraph" style:parent-style-name="Standard">
      <style:paragraph-properties fo:margin-left="0in" fo:margin-right="0in" fo:text-align="start" style:justify-single-word="false" fo:text-indent="0in" style:auto-text-indent="false" fo:break-before="page"/>
      <style:text-properties fo:color="#0000ff" style:font-name="DejaVu Serif2" fo:font-size="10pt" style:text-underline-style="none" fo:font-weight="normal" style:font-size-asian="10pt" style:font-weight-asian="normal" style:font-size-complex="10pt" style:font-weight-complex="normal"/>
    </style:style>
    <style:style style:name="P74" style:family="paragraph" style:parent-style-name="Table_20_Contents">
      <style:paragraph-properties fo:margin-left="0in" fo:margin-right="0in" fo:text-align="start" style:justify-single-word="false" fo:text-indent="0in" style:auto-text-indent="false"/>
      <style:text-properties fo:color="#ffffff" style:font-name="DejaVu Serif2" fo:font-size="10pt" style:text-underline-style="none" fo:font-weight="bold" fo:background-color="#0000ff" style:font-size-asian="10pt" style:font-weight-asian="bold" style:font-size-complex="10pt" style:font-weight-complex="bold"/>
    </style:style>
    <style:style style:name="P75" style:family="paragraph" style:parent-style-name="Table_20_Contents">
      <style:paragraph-properties fo:margin-left="0in" fo:margin-right="0in" fo:text-align="start" style:justify-single-word="false" fo:text-indent="0in" style:auto-text-indent="false"/>
      <style:text-properties fo:color="#ffffff" style:font-name="DejaVu Serif2" fo:font-size="10pt" style:text-underline-style="none" fo:font-weight="bold" fo:background-color="#0000ff" style:font-size-asian="10pt" style:font-weight-asian="normal" style:font-size-complex="10pt" style:font-weight-complex="bold"/>
    </style:style>
    <style:style style:name="P76" style:family="paragraph" style:parent-style-name="Table_20_Contents">
      <style:paragraph-properties fo:margin-left="0in" fo:margin-right="0in" fo:text-indent="0in" style:auto-text-indent="false"/>
      <style:text-properties fo:color="#0000ff" style:font-name="DejaVu Serif2" fo:font-size="10pt" fo:font-weight="bold" fo:background-color="transparent" style:font-size-asian="10pt" style:font-weight-asian="bold" style:font-size-complex="10pt" style:font-weight-complex="bold"/>
    </style:style>
    <style:style style:name="P77" style:family="paragraph" style:parent-style-name="Standard">
      <style:paragraph-properties fo:margin-left="1.9693in" fo:margin-right="0in" fo:text-align="start" style:justify-single-word="false" fo:text-indent="-0.25in" style:auto-text-indent="false"/>
      <style:text-properties fo:color="#0000ff" style:font-name="DejaVu Serif2" fo:font-size="9pt" style:text-underline-style="none" fo:font-weight="normal" style:font-size-asian="9pt" style:font-weight-asian="normal" style:font-size-complex="9pt" style:font-weight-complex="normal"/>
    </style:style>
    <style:style style:name="P78" style:family="paragraph" style:parent-style-name="Standard">
      <style:paragraph-properties fo:margin-left="0.9846in" fo:margin-right="0in" fo:text-indent="0in" style:auto-text-indent="false"/>
      <style:text-properties fo:color="#0000ff" style:font-name="DejaVu Serif2" fo:font-size="9pt" style:text-underline-style="none" fo:font-weight="normal" style:font-size-asian="9pt" style:font-weight-asian="normal" style:font-size-complex="9pt" style:font-weight-complex="normal"/>
    </style:style>
    <style:style style:name="P79" style:family="paragraph" style:parent-style-name="Standard">
      <style:paragraph-properties fo:margin-left="0.9846in" fo:margin-right="0in" fo:text-align="start" style:justify-single-word="false" fo:text-indent="0in" style:auto-text-indent="false"/>
      <style:text-properties fo:color="#0000ff" style:font-name="DejaVu Serif2" fo:font-size="9pt" style:text-underline-style="none" fo:font-weight="normal" style:font-size-asian="9pt" style:font-weight-asian="normal" style:font-size-complex="9pt" style:font-weight-complex="normal"/>
    </style:style>
    <style:style style:name="P80" style:family="paragraph" style:parent-style-name="Standard">
      <style:paragraph-properties fo:margin-left="0.9846in" fo:margin-right="0in" fo:text-align="start" style:justify-single-word="false" fo:text-indent="0in" style:auto-text-indent="false"/>
      <style:text-properties fo:color="#0000ff" style:font-name="DejaVu Serif2" fo:font-size="10pt" style:text-underline-style="none" fo:font-weight="normal" style:font-size-asian="10pt" style:font-weight-asian="normal" style:font-size-complex="10pt" style:font-weight-complex="normal"/>
    </style:style>
    <style:style style:name="P81" style:family="paragraph" style:parent-style-name="Method_20_Indent">
      <style:paragraph-properties fo:margin-left="0.9846in" fo:margin-right="0in" fo:text-indent="0in" style:auto-text-indent="false"/>
    </style:style>
    <style:style style:name="P82" style:family="paragraph" style:parent-style-name="Method_20_Body">
      <style:paragraph-properties fo:margin-left="0.9846in" fo:margin-right="0in" fo:text-indent="0in" style:auto-text-indent="false"/>
    </style:style>
    <style:style style:name="P83" style:family="paragraph" style:parent-style-name="Method_20_Body">
      <style:paragraph-properties fo:margin-left="0.9846in" fo:margin-right="0in" fo:text-indent="0in" style:auto-text-indent="false"/>
      <style:text-properties fo:color="#c5000b" style:font-name="DejaVu Serif2" fo:font-size="9pt" style:font-size-asian="9pt" style:font-size-complex="9pt"/>
    </style:style>
    <style:style style:name="P84" style:family="paragraph" style:parent-style-name="Method_20_Body">
      <style:paragraph-properties fo:margin-left="0.9846in" fo:margin-right="0in" fo:text-indent="0in" style:auto-text-indent="false"/>
      <style:text-properties fo:color="#0000ff" style:font-name="DejaVu Serif2" fo:font-size="10pt" style:font-size-asian="10pt" style:font-size-complex="10pt"/>
    </style:style>
    <style:style style:name="P85" style:family="paragraph" style:parent-style-name="Method_20_Body">
      <style:paragraph-properties fo:margin-left="0.9846in" fo:margin-right="0in" fo:text-indent="0in" style:auto-text-indent="false"/>
      <style:text-properties fo:color="#0000ff" style:font-name="DejaVu Serif2" fo:font-size="10pt" fo:font-weight="bold" style:font-size-asian="10pt" style:font-weight-asian="bold" style:font-size-complex="10pt" style:font-weight-complex="bold"/>
    </style:style>
    <style:style style:name="P86" style:family="paragraph" style:parent-style-name="Method_20_Body">
      <style:paragraph-properties fo:margin-left="0.9846in" fo:margin-right="0in" fo:text-indent="0in" style:auto-text-indent="false"/>
      <style:text-properties fo:color="#0000ff" style:font-name="DejaVu Serif2" fo:font-size="10pt" fo:font-weight="normal" style:font-size-asian="10pt" style:font-weight-asian="normal" style:font-size-complex="10pt" style:font-weight-complex="normal"/>
    </style:style>
    <style:style style:name="P87" style:family="paragraph" style:parent-style-name="Method_20_Body">
      <style:paragraph-properties fo:margin-left="0.9846in" fo:margin-right="0in" fo:text-indent="0in" style:auto-text-indent="false"/>
      <style:text-properties fo:color="#0000ff" style:font-name="DejaVu Serif2" fo:font-size="10pt" style:text-underline-style="none" fo:font-weight="normal" style:font-size-asian="10pt" style:font-weight-asian="normal" style:font-size-complex="10pt" style:font-weight-complex="normal"/>
    </style:style>
    <style:style style:name="P88" style:family="paragraph" style:parent-style-name="Method_20_Code_20_Listing">
      <style:paragraph-properties fo:margin-left="0.9846in" fo:margin-right="0in" fo:text-indent="0in" style:auto-text-indent="false"/>
      <style:text-properties fo:color="#c5000b" style:font-name="DejaVu Serif2" fo:font-size="9pt" fo:font-weight="normal" style:font-size-asian="9pt" style:font-weight-asian="normal" style:font-size-complex="9pt" style:font-weight-complex="normal"/>
    </style:style>
    <style:style style:name="P89" style:family="paragraph" style:parent-style-name="Method_20_Body">
      <style:paragraph-properties fo:margin-left="0.9846in" fo:margin-right="0in" fo:text-indent="0in" style:auto-text-indent="false" fo:break-before="page"/>
      <style:text-properties fo:color="#0000ff" style:font-name="DejaVu Serif2" fo:font-size="10pt" fo:font-weight="bold" style:font-size-asian="10pt" style:font-weight-asian="bold" style:font-size-complex="10pt" style:font-weight-complex="bold"/>
    </style:style>
    <style:style style:name="P90" style:family="paragraph" style:parent-style-name="Standard">
      <style:paragraph-properties fo:margin-left="1.4772in" fo:margin-right="0in" fo:text-indent="-0.25in" style:auto-text-indent="false"/>
      <style:text-properties fo:color="#0000ff" style:font-name="DejaVu Serif2" fo:font-size="9pt" style:text-underline-style="none" fo:font-weight="normal" style:font-size-asian="9pt" style:font-weight-asian="normal" style:font-size-complex="9pt" style:font-weight-complex="normal"/>
    </style:style>
    <style:style style:name="P91" style:family="paragraph" style:parent-style-name="Standard">
      <style:paragraph-properties fo:text-align="start" style:justify-single-word="false" fo:break-before="page"/>
      <style:text-properties fo:color="#0000ff" style:font-name="DejaVu Serif2" fo:font-size="12pt" fo:font-weight="bold" style:font-size-asian="12pt" style:font-weight-asian="bold" style:font-size-complex="12pt" style:font-weight-complex="bold"/>
    </style:style>
    <style:style style:name="P92" style:family="paragraph" style:parent-style-name="Standard">
      <style:paragraph-properties fo:margin-left="1.9693in" fo:margin-right="0in" fo:text-align="start" style:justify-single-word="false" fo:text-indent="0in" style:auto-text-indent="false" style:text-autospace="none"/>
      <style:text-properties fo:color="#808080" style:font-name="DejaVu Serif2" fo:font-size="10pt" style:font-name-asian="Monospace" style:font-size-asian="10pt" style:font-name-complex="Monospace" style:font-size-complex="10pt"/>
    </style:style>
    <style:style style:name="P93" style:family="paragraph" style:parent-style-name="Standard">
      <style:paragraph-properties fo:margin-left="1.9693in" fo:margin-right="0in" fo:text-align="start" style:justify-single-word="false" fo:text-indent="0in" style:auto-text-indent="false"/>
      <style:text-properties fo:color="#0000ff" style:font-name="DejaVu Serif2" fo:font-size="10pt" style:text-underline-style="none" fo:font-weight="normal" style:font-size-asian="10pt" style:font-weight-asian="normal" style:font-size-complex="10pt" style:font-weight-complex="normal"/>
    </style:style>
    <style:style style:name="P94" style:family="paragraph" style:parent-style-name="Standard">
      <style:paragraph-properties fo:margin-left="1.9693in" fo:margin-right="0in" fo:text-indent="0in" style:auto-text-indent="false"/>
      <style:text-properties fo:color="#000080" style:font-name="Courier New" fo:font-size="9pt" fo:font-weight="bold" style:font-name-asian="Courier New" style:font-size-asian="9pt" style:font-weight-asian="bold" style:font-name-complex="Courier New" style:font-size-complex="9pt" style:font-weight-complex="bold"/>
    </style:style>
    <style:style style:name="P95" style:family="paragraph" style:parent-style-name="Method_20_Body">
      <style:paragraph-properties fo:margin-left="1.9693in" fo:margin-right="0in" fo:text-indent="0in" style:auto-text-indent="false"/>
      <style:text-properties fo:color="#c5000b" style:font-name="DejaVu Serif2" fo:font-size="9pt" style:font-size-asian="9pt" style:font-size-complex="9pt"/>
    </style:style>
    <style:style style:name="P96" style:family="paragraph" style:parent-style-name="Method_20_Body">
      <style:paragraph-properties fo:margin-left="1.9693in" fo:margin-right="0in" fo:text-indent="0in" style:auto-text-indent="false"/>
      <style:text-properties fo:color="#0000ff" style:font-name="DejaVu Serif2" fo:font-size="10pt" style:font-size-asian="10pt" style:font-size-complex="10pt"/>
    </style:style>
    <style:style style:name="P97" style:family="paragraph" style:parent-style-name="Method_20_Body">
      <style:paragraph-properties fo:margin-left="1.9693in" fo:margin-right="0in" fo:text-indent="0in" style:auto-text-indent="false"/>
      <style:text-properties fo:color="#0000ff" style:font-name="DejaVu Serif2" fo:font-size="10pt" fo:font-weight="normal" style:font-size-asian="10pt" style:font-weight-asian="normal" style:font-size-complex="10pt" style:font-weight-complex="normal"/>
    </style:style>
    <style:style style:name="P98" style:family="paragraph" style:parent-style-name="Method_20_Body">
      <style:paragraph-properties fo:margin-left="1.9693in" fo:margin-right="0in" fo:text-indent="0in" style:auto-text-indent="false"/>
      <style:text-properties fo:color="#000080" style:font-name="DejaVu Serif2" fo:font-size="9pt" fo:font-weight="bold" style:font-size-asian="9pt" style:font-weight-asian="bold" style:font-size-complex="9pt" style:font-weight-complex="bold"/>
    </style:style>
    <style:style style:name="P99" style:family="paragraph" style:parent-style-name="Standard">
      <style:paragraph-properties fo:margin-left="1.4772in" fo:margin-right="0in" fo:text-align="start" style:justify-single-word="false" fo:text-indent="0in" style:auto-text-indent="false" style:text-autospace="none"/>
      <style:text-properties fo:color="#c5000b" style:font-name="DejaVu Serif2" fo:font-size="9pt" style:font-name-asian="Monospace" style:font-size-asian="9pt" style:font-name-complex="Monospace" style:font-size-complex="9pt"/>
    </style:style>
    <style:style style:name="P100" style:family="paragraph" style:parent-style-name="Standard">
      <style:paragraph-properties fo:margin-left="1.4772in" fo:margin-right="0in" fo:text-align="start" style:justify-single-word="false" fo:text-indent="0in" style:auto-text-indent="false"/>
      <style:text-properties fo:color="#0000ff" style:font-name="DejaVu Serif2" fo:font-size="10pt" style:text-underline-style="none" fo:font-weight="normal" style:font-size-asian="10pt" style:font-weight-asian="normal" style:font-size-complex="10pt" style:font-weight-complex="normal"/>
    </style:style>
    <style:style style:name="P101" style:family="paragraph" style:parent-style-name="Method_20_Body">
      <style:paragraph-properties fo:margin-left="1.4772in" fo:margin-right="0in" fo:text-indent="0in" style:auto-text-indent="false"/>
    </style:style>
    <style:style style:name="P102" style:family="paragraph" style:parent-style-name="Method_20_Body">
      <style:paragraph-properties fo:margin-left="1.4772in" fo:margin-right="0in" fo:text-indent="0in" style:auto-text-indent="false"/>
      <style:text-properties fo:color="#c5000b" style:font-name="DejaVu Serif2" fo:font-size="9pt" style:font-size-asian="9pt" style:font-size-complex="9pt"/>
    </style:style>
    <style:style style:name="P103" style:family="paragraph" style:parent-style-name="Method_20_Body">
      <style:paragraph-properties fo:margin-left="1.4772in" fo:margin-right="0in" fo:text-indent="0in" style:auto-text-indent="false"/>
      <style:text-properties fo:color="#0000ff" style:font-name="DejaVu Serif2" fo:font-size="10pt" style:font-size-asian="10pt" style:font-size-complex="10pt"/>
    </style:style>
    <style:style style:name="P104" style:family="paragraph" style:parent-style-name="Method_20_Body">
      <style:paragraph-properties fo:margin-left="1.4772in" fo:margin-right="0in" fo:text-indent="0in" style:auto-text-indent="false"/>
      <style:text-properties fo:color="#0000ff" style:font-name="DejaVu Serif2" fo:font-size="10pt" fo:font-weight="bold" style:font-size-asian="10pt" style:font-weight-asian="bold" style:font-size-complex="10pt" style:font-weight-complex="bold"/>
    </style:style>
    <style:style style:name="P105" style:family="paragraph" style:parent-style-name="Method_20_Body">
      <style:paragraph-properties fo:margin-left="1.4772in" fo:margin-right="0in" fo:text-indent="0in" style:auto-text-indent="false"/>
      <style:text-properties fo:color="#0000ff" style:font-name="DejaVu Serif2" fo:font-size="10pt" style:text-underline-style="none" fo:font-weight="normal" style:font-size-asian="10pt" style:font-weight-asian="normal" style:font-size-complex="10pt" style:font-weight-complex="normal"/>
    </style:style>
    <style:style style:name="P106" style:family="paragraph" style:parent-style-name="Method_20_Body">
      <style:paragraph-properties fo:margin-left="1.4772in" fo:margin-right="0in" fo:text-indent="0in" style:auto-text-indent="false"/>
      <style:text-properties fo:color="#0000ff" style:font-name="DejaVu Serif2" fo:font-size="10pt" fo:font-weight="normal" style:font-size-asian="10pt" style:font-weight-asian="normal" style:font-size-complex="10pt" style:font-weight-complex="normal"/>
    </style:style>
    <style:style style:name="P107" style:family="paragraph" style:parent-style-name="Method_20_Body">
      <style:paragraph-properties fo:margin-left="1.4772in" fo:margin-right="0in" fo:text-indent="0in" style:auto-text-indent="false"/>
      <style:text-properties fo:color="#000080" style:font-name="DejaVu Serif2" fo:font-size="9pt" fo:font-weight="bold" style:font-size-asian="9pt" style:font-weight-asian="bold" style:font-size-complex="9pt" style:font-weight-complex="bold"/>
    </style:style>
    <style:style style:name="P108" style:family="paragraph" style:parent-style-name="Method_20_Body">
      <style:paragraph-properties fo:margin-left="1.4772in" fo:margin-right="0in" fo:text-indent="0in" style:auto-text-indent="false">
        <style:tab-stops>
          <style:tab-stop style:position="3.6563in"/>
        </style:tab-stops>
      </style:paragraph-properties>
      <style:text-properties fo:color="#000080" style:font-name="DejaVu Serif2" fo:font-size="9pt" fo:font-weight="bold" style:font-size-asian="9pt" style:font-weight-asian="bold" style:font-size-complex="9pt" style:font-weight-complex="bold"/>
    </style:style>
    <style:style style:name="P109" style:family="paragraph" style:parent-style-name="Method_20_Body">
      <style:paragraph-properties fo:margin-left="1.4772in" fo:margin-right="0in" fo:text-indent="0in" style:auto-text-indent="false">
        <style:tab-stops>
          <style:tab-stop style:position="3.198in"/>
        </style:tab-stops>
      </style:paragraph-properties>
      <style:text-properties fo:color="#000080" style:font-name="DejaVu Serif2" fo:font-size="9pt" fo:font-weight="bold" style:font-size-asian="9pt" style:font-weight-asian="bold" style:font-size-complex="9pt" style:font-weight-complex="bold"/>
    </style:style>
    <style:style style:name="P110" style:family="paragraph" style:parent-style-name="Method_20_Body">
      <style:paragraph-properties fo:margin-left="1.4772in" fo:margin-right="0in" fo:text-indent="0in" style:auto-text-indent="false"/>
      <style:text-properties fo:color="#000080" style:font-name="DejaVu Serif2" fo:font-size="9pt" style:text-underline-style="none" fo:font-weight="bold" style:font-size-asian="9pt" style:font-weight-asian="bold" style:font-size-complex="9pt" style:font-weight-complex="bold"/>
    </style:style>
    <style:style style:name="P111" style:family="paragraph" style:parent-style-name="Method_20_Body">
      <style:paragraph-properties fo:margin-left="1.4772in" fo:margin-right="0in" fo:text-indent="0in" style:auto-text-indent="false"/>
      <style:text-properties fo:color="#000080" style:font-name="DejaVu Serif2" fo:font-size="10pt" style:text-underline-style="none" fo:font-weight="bold" style:font-size-asian="10pt" style:font-weight-asian="bold" style:font-size-complex="10pt" style:font-weight-complex="bold"/>
    </style:style>
    <style:style style:name="P112" style:family="paragraph" style:parent-style-name="Method_20_Body">
      <style:paragraph-properties fo:margin-left="1.4772in" fo:margin-right="0in" fo:text-indent="0in" style:auto-text-indent="false"/>
      <style:text-properties fo:color="#000080" style:font-name="DejaVu Serif2" fo:font-size="10pt" fo:font-weight="bold" style:font-size-asian="10pt" style:font-weight-asian="bold" style:font-size-complex="10pt" style:font-weight-complex="bold"/>
    </style:style>
    <style:style style:name="P113" style:family="paragraph" style:parent-style-name="Method_20_Body">
      <style:paragraph-properties fo:margin-left="1.4772in" fo:margin-right="0in" fo:text-indent="0in" style:auto-text-indent="false" fo:break-before="page"/>
      <style:text-properties fo:color="#0000ff" style:font-name="DejaVu Serif2" fo:font-size="10pt" fo:font-weight="normal" style:font-size-asian="10pt" style:font-weight-asian="normal" style:font-size-complex="10pt" style:font-weight-complex="normal"/>
    </style:style>
    <style:style style:name="P114" style:family="paragraph" style:parent-style-name="Table_20_Contents">
      <style:text-properties fo:color="#c5000b" style:font-name="DejaVu Serif2" fo:font-size="9pt" fo:font-weight="bold" style:font-size-asian="9pt" style:font-weight-asian="bold" style:font-size-complex="9pt" style:font-weight-complex="bold"/>
    </style:style>
    <style:style style:name="P115" style:family="paragraph" style:parent-style-name="Table_20_Contents">
      <style:text-properties fo:color="#ffffff" style:font-name="DejaVu Serif2" fo:font-size="9pt" fo:font-weight="bold" style:font-size-asian="9pt" style:font-weight-asian="bold" style:font-size-complex="9pt" style:font-weight-complex="bold"/>
    </style:style>
    <style:style style:name="P116" style:family="paragraph" style:parent-style-name="Method_20_Body">
      <style:paragraph-properties fo:margin-left="2.4618in" fo:margin-right="0in" fo:text-indent="0in" style:auto-text-indent="false"/>
      <style:text-properties fo:color="#0000ff" style:font-name="DejaVu Serif2" fo:font-size="10pt" style:font-size-asian="10pt" style:font-size-complex="10pt"/>
    </style:style>
    <style:style style:name="P117" style:family="paragraph" style:parent-style-name="Method_20_Body">
      <style:paragraph-properties fo:margin-left="2.4618in" fo:margin-right="0in" fo:text-indent="0in" style:auto-text-indent="false"/>
      <style:text-properties fo:color="#000080" style:font-name="DejaVu Serif2" fo:font-size="9pt" fo:font-weight="bold" style:font-size-asian="9pt" style:font-weight-asian="bold" style:font-size-complex="9pt" style:font-weight-complex="bold"/>
    </style:style>
    <style:style style:name="P118" style:family="paragraph" style:parent-style-name="Standard" style:list-style-name="L1">
      <style:paragraph-properties fo:text-align="start" style:justify-single-word="false"/>
      <style:text-properties fo:color="#0000ff" style:font-name="DejaVu Serif2" fo:font-size="9pt" fo:font-weight="normal" style:font-size-asian="9pt" style:font-weight-asian="normal" style:font-size-complex="9pt" style:font-weight-complex="normal"/>
    </style:style>
    <style:style style:name="P119" style:family="paragraph" style:parent-style-name="Standard" style:list-style-name="L3">
      <style:paragraph-properties fo:text-align="start" style:justify-single-word="false"/>
      <style:text-properties fo:color="#0000ff" style:font-name="DejaVu Serif2" fo:font-size="9pt" fo:font-weight="normal" style:font-size-asian="9pt" style:font-weight-asian="normal" style:font-size-complex="9pt" style:font-weight-complex="normal"/>
    </style:style>
    <style:style style:name="P120" style:family="paragraph" style:parent-style-name="Standard" style:list-style-name="L2">
      <style:paragraph-properties fo:text-align="start" style:justify-single-word="false"/>
      <style:text-properties fo:color="#0000ff" style:font-name="DejaVu Serif2" fo:font-size="9pt" fo:font-style="normal" fo:font-weight="normal" style:font-size-asian="9pt" style:font-style-asian="normal" style:font-weight-asian="normal" style:font-size-complex="9pt" style:font-style-complex="normal" style:font-weight-complex="normal"/>
    </style:style>
    <style:style style:name="P121" style:family="paragraph" style:parent-style-name="Standard" style:list-style-name="L4">
      <style:text-properties fo:color="#0000ff" style:font-name="DejaVu Serif2" fo:font-size="9pt" style:text-underline-style="none" fo:font-weight="normal" style:font-size-asian="9pt" style:font-weight-asian="normal" style:font-size-complex="9pt" style:font-weight-complex="normal"/>
    </style:style>
    <style:style style:name="P122" style:family="paragraph" style:parent-style-name="Standard" style:list-style-name="L5">
      <style:text-properties fo:color="#0000ff" style:font-name="DejaVu Serif2" fo:font-size="9pt" style:text-underline-style="none" fo:font-weight="normal" style:font-size-asian="9pt" style:font-weight-asian="normal" style:font-size-complex="9pt" style:font-weight-complex="normal"/>
    </style:style>
    <style:style style:name="P123" style:family="paragraph" style:parent-style-name="Standard" style:list-style-name="L18">
      <style:text-properties fo:color="#0000ff" style:font-name="DejaVu Serif2" fo:font-size="9pt" style:font-size-asian="9pt" style:font-size-complex="9pt"/>
    </style:style>
    <style:style style:name="P124" style:family="paragraph" style:parent-style-name="Standard" style:list-style-name="L19">
      <style:paragraph-properties fo:text-align="start" style:justify-single-word="false"/>
      <style:text-properties fo:color="#0000ff" style:font-name="DejaVu Serif2" fo:font-size="10pt" style:text-underline-style="none" fo:font-weight="normal" style:font-size-asian="10pt" style:font-weight-asian="normal" style:font-size-complex="10pt" style:font-weight-complex="normal"/>
    </style:style>
    <style:style style:name="P125" style:family="paragraph" style:parent-style-name="Standard" style:list-style-name="L2">
      <style:paragraph-properties fo:text-align="start" style:justify-single-word="false"/>
    </style:style>
    <style:style style:name="P126" style:family="paragraph" style:parent-style-name="Standard" style:list-style-name="L3">
      <style:paragraph-properties fo:text-align="start" style:justify-single-word="false"/>
    </style:style>
    <style:style style:name="P127" style:family="paragraph" style:parent-style-name="Standard" style:list-style-name="L4"/>
    <style:style style:name="P128" style:family="paragraph" style:parent-style-name="Standard" style:list-style-name="L5">
      <style:text-properties fo:color="#c5000b" style:font-name="DejaVu Serif2" fo:font-size="9pt" style:text-underline-style="none" fo:font-weight="normal" style:font-size-asian="9pt" style:font-weight-asian="normal" style:font-size-complex="9pt" style:font-weight-complex="normal"/>
    </style:style>
    <style:style style:name="P129" style:family="paragraph" style:parent-style-name="Standard" style:list-style-name="L15">
      <style:text-properties fo:color="#c5000b" style:font-name="DejaVu Serif2" fo:font-size="9pt" style:font-size-asian="9pt" style:font-size-complex="9pt"/>
    </style:style>
    <style:style style:name="P130" style:family="paragraph" style:parent-style-name="Standard" style:list-style-name="L5">
      <style:text-properties fo:color="#c5000b"/>
    </style:style>
    <style:style style:name="P131" style:family="paragraph" style:parent-style-name="Standard" style:list-style-name="L4">
      <style:paragraph-properties fo:margin-left="0.9846in" fo:margin-right="0in" fo:text-indent="-0.25in" style:auto-text-indent="false"/>
      <style:text-properties fo:color="#0000ff" style:font-name="DejaVu Serif2" fo:font-size="9pt" style:text-underline-style="none" fo:font-weight="normal" style:font-size-asian="9pt" style:font-weight-asian="normal" style:font-size-complex="9pt" style:font-weight-complex="normal"/>
    </style:style>
    <style:style style:name="P132" style:family="paragraph" style:parent-style-name="Standard" style:list-style-name="L10">
      <style:paragraph-properties fo:margin-left="0.9846in" fo:margin-right="0in" fo:text-align="start" style:justify-single-word="false" fo:text-indent="-0.25in" style:auto-text-indent="false"/>
      <style:text-properties fo:color="#0000ff" style:font-name="DejaVu Serif2" fo:font-size="9pt" style:text-underline-style="none" fo:font-weight="bold" style:font-size-asian="9pt" style:font-weight-asian="bold" style:font-size-complex="9pt" style:font-weight-complex="bold"/>
    </style:style>
    <style:style style:name="P133" style:family="paragraph" style:parent-style-name="Standard" style:list-style-name="L13">
      <style:paragraph-properties fo:margin-left="0.9846in" fo:margin-right="0in" fo:text-align="start" style:justify-single-word="false" fo:text-indent="-0.25in" style:auto-text-indent="false"/>
      <style:text-properties fo:color="#0000ff" style:font-name="DejaVu Serif2" fo:font-size="9pt" fo:font-style="normal" style:text-underline-style="none" fo:font-weight="normal" style:font-size-asian="9pt" style:font-style-asian="normal" style:font-weight-asian="normal" style:font-size-complex="9pt" style:font-style-complex="normal" style:font-weight-complex="normal"/>
    </style:style>
    <style:style style:name="P134" style:family="paragraph" style:parent-style-name="Standard" style:list-style-name="L14">
      <style:paragraph-properties fo:margin-left="0.9846in" fo:margin-right="0in" fo:text-align="start" style:justify-single-word="false" fo:text-indent="-0.25in" style:auto-text-indent="false"/>
      <style:text-properties fo:color="#0000ff" style:font-name="DejaVu Serif2" fo:font-size="9pt" fo:font-style="normal" style:text-underline-style="none" fo:font-weight="normal" style:font-size-asian="9pt" style:font-style-asian="normal" style:font-weight-asian="normal" style:font-size-complex="9pt" style:font-style-complex="normal" style:font-weight-complex="normal"/>
    </style:style>
    <style:style style:name="P135" style:family="paragraph" style:parent-style-name="Standard" style:list-style-name="L18">
      <style:paragraph-properties fo:margin-left="0.9846in" fo:margin-right="0in" fo:text-indent="-0.25in" style:auto-text-indent="false"/>
      <style:text-properties fo:color="#0000ff" style:font-name="DejaVu Serif2" fo:font-size="9pt" fo:font-weight="normal" style:font-size-asian="9pt" style:font-weight-asian="normal" style:font-size-complex="9pt" style:font-weight-complex="normal"/>
    </style:style>
    <style:style style:name="P136" style:family="paragraph" style:parent-style-name="Standard" style:list-style-name="L13">
      <style:paragraph-properties fo:margin-left="0.9846in" fo:margin-right="0in" fo:text-align="start" style:justify-single-word="false" fo:text-indent="-0.25in" style:auto-text-indent="false"/>
    </style:style>
    <style:style style:name="P137" style:family="paragraph" style:parent-style-name="Standard" style:list-style-name="L15">
      <style:paragraph-properties fo:margin-left="0.9846in" fo:margin-right="0in" fo:text-indent="-0.25in" style:auto-text-indent="false"/>
      <style:text-properties fo:color="#c5000b" style:font-name="DejaVu Serif2" fo:font-size="9pt" style:font-size-asian="9pt" style:font-size-complex="9pt"/>
    </style:style>
    <style:style style:name="P138" style:family="paragraph" style:parent-style-name="Standard" style:list-style-name="L4">
      <style:paragraph-properties fo:margin-left="1.4772in" fo:margin-right="0in" fo:text-indent="-0.25in" style:auto-text-indent="false"/>
      <style:text-properties fo:color="#dc2300" style:font-name="DejaVu Serif2" fo:font-size="9pt" style:text-underline-style="none" fo:font-weight="normal" style:font-size-asian="9pt" style:font-weight-asian="normal" style:font-size-complex="9pt" style:font-weight-complex="normal"/>
    </style:style>
    <style:style style:name="P139" style:family="paragraph" style:parent-style-name="Standard" style:list-style-name="L5">
      <style:paragraph-properties fo:margin-left="1.4772in" fo:margin-right="0in" fo:text-indent="-0.25in" style:auto-text-indent="false"/>
      <style:text-properties fo:color="#0000ff" style:font-name="DejaVu Serif2" fo:font-size="9pt" style:text-underline-style="none" fo:font-weight="normal" style:font-size-asian="9pt" style:font-weight-asian="normal" style:font-size-complex="9pt" style:font-weight-complex="normal"/>
    </style:style>
    <style:style style:name="P140" style:family="paragraph" style:parent-style-name="Standard" style:list-style-name="L7">
      <style:paragraph-properties fo:margin-left="1.4772in" fo:margin-right="0in" fo:text-align="start" style:justify-single-word="false" fo:text-indent="-0.25in" style:auto-text-indent="false"/>
      <style:text-properties fo:color="#0000ff" style:font-name="DejaVu Serif2" fo:font-size="9pt" style:text-underline-style="none" fo:font-weight="normal" officeooo:paragraph-rsid="00135bf8" style:font-size-asian="9pt" style:font-weight-asian="normal" style:font-size-complex="9pt" style:font-weight-complex="normal"/>
    </style:style>
    <style:style style:name="P141" style:family="paragraph" style:parent-style-name="Standard" style:list-style-name="L7">
      <style:paragraph-properties fo:margin-left="1.4772in" fo:margin-right="0in" fo:text-align="start" style:justify-single-word="false" fo:text-indent="-0.25in" style:auto-text-indent="false"/>
      <style:text-properties fo:color="#0000ff" style:font-name="DejaVu Serif2" fo:font-size="9pt" style:text-underline-style="none" fo:font-weight="normal" officeooo:paragraph-rsid="0013bc36" style:font-size-asian="9pt" style:font-weight-asian="normal" style:font-size-complex="9pt" style:font-weight-complex="normal"/>
    </style:style>
    <style:style style:name="P142" style:family="paragraph" style:parent-style-name="Standard" style:list-style-name="L9">
      <style:paragraph-properties fo:margin-left="1.4772in" fo:margin-right="0in" fo:text-align="start" style:justify-single-word="false" fo:text-indent="-0.25in" style:auto-text-indent="false"/>
      <style:text-properties fo:color="#0000ff" style:font-name="DejaVu Serif2" fo:font-size="9pt" style:text-underline-style="none" fo:font-weight="normal" style:font-size-asian="9pt" style:font-weight-asian="normal" style:font-size-complex="9pt" style:font-weight-complex="normal"/>
    </style:style>
    <style:style style:name="P143" style:family="paragraph" style:parent-style-name="Standard" style:list-style-name="L10">
      <style:paragraph-properties fo:margin-left="1.4772in" fo:margin-right="0in" fo:text-align="start" style:justify-single-word="false" fo:text-indent="-0.25in" style:auto-text-indent="false"/>
      <style:text-properties fo:color="#0000ff" style:font-name="DejaVu Serif2" fo:font-size="9pt" style:text-underline-style="none" fo:font-weight="bold" style:font-size-asian="9pt" style:font-weight-asian="bold" style:font-size-complex="9pt" style:font-weight-complex="bold"/>
    </style:style>
    <style:style style:name="P144" style:family="paragraph" style:parent-style-name="Standard" style:list-style-name="L5">
      <style:paragraph-properties fo:margin-left="1.4772in" fo:margin-right="0in" fo:text-indent="-0.25in" style:auto-text-indent="false"/>
      <style:text-properties fo:color="#0000ff" style:font-name="DejaVu Serif2" fo:font-size="9pt" style:font-size-asian="9pt" style:font-size-complex="9pt"/>
    </style:style>
    <style:style style:name="P145" style:family="paragraph" style:parent-style-name="Standard" style:list-style-name="L18">
      <style:paragraph-properties fo:margin-left="1.4772in" fo:margin-right="0in" fo:text-indent="-0.25in" style:auto-text-indent="false"/>
      <style:text-properties fo:color="#0000ff" style:font-name="DejaVu Serif2" fo:font-size="9pt" style:font-size-asian="9pt" style:font-size-complex="9pt"/>
    </style:style>
    <style:style style:name="P146" style:family="paragraph" style:parent-style-name="Standard" style:list-style-name="L13">
      <style:paragraph-properties fo:margin-left="1.4772in" fo:margin-right="0in" fo:text-align="start" style:justify-single-word="false" fo:text-indent="-0.25in" style:auto-text-indent="false"/>
      <style:text-properties fo:color="#0000ff" style:font-name="DejaVu Serif2" fo:font-size="9pt" fo:font-style="normal" style:text-underline-style="none" fo:font-weight="normal" style:font-size-asian="9pt" style:font-style-asian="normal" style:font-weight-asian="normal" style:font-size-complex="9pt" style:font-style-complex="normal" style:font-weight-complex="normal"/>
    </style:style>
    <style:style style:name="P147" style:family="paragraph" style:parent-style-name="Standard" style:list-style-name="L14">
      <style:paragraph-properties fo:margin-left="1.4772in" fo:margin-right="0in" fo:text-align="start" style:justify-single-word="false" fo:text-indent="-0.25in" style:auto-text-indent="false"/>
      <style:text-properties fo:color="#0000ff" style:font-name="DejaVu Serif2" fo:font-size="9pt" fo:font-style="normal" style:text-underline-style="none" fo:font-weight="normal" style:font-size-asian="9pt" style:font-style-asian="normal" style:font-weight-asian="normal" style:font-size-complex="9pt" style:font-style-complex="normal" style:font-weight-complex="normal"/>
    </style:style>
    <style:style style:name="P148" style:family="paragraph" style:parent-style-name="Standard" style:list-style-name="L18">
      <style:paragraph-properties fo:margin-left="1.4772in" fo:margin-right="0in" fo:text-indent="-0.25in" style:auto-text-indent="false"/>
      <style:text-properties fo:color="#0000ff" style:font-name="DejaVu Serif2" fo:font-size="9pt" fo:font-weight="bold" style:font-size-asian="9pt" style:font-weight-asian="bold" style:font-size-complex="9pt" style:font-weight-complex="bold"/>
    </style:style>
    <style:style style:name="P149" style:family="paragraph" style:parent-style-name="Standard" style:list-style-name="L7">
      <style:paragraph-properties fo:margin-left="1.4772in" fo:margin-right="0in" fo:text-align="start" style:justify-single-word="false" fo:text-indent="-0.25in" style:auto-text-indent="false"/>
      <style:text-properties fo:color="#c5000b" style:font-name="DejaVu Serif2" fo:font-size="9pt" style:text-underline-style="none" fo:font-weight="normal" style:font-size-asian="9pt" style:font-weight-asian="normal" style:font-size-complex="9pt" style:font-weight-complex="normal"/>
    </style:style>
    <style:style style:name="P150" style:family="paragraph" style:parent-style-name="Standard" style:list-style-name="L7">
      <style:paragraph-properties fo:margin-left="1.4772in" fo:margin-right="0in" fo:text-align="start" style:justify-single-word="false" fo:text-indent="-0.25in" style:auto-text-indent="false"/>
      <style:text-properties fo:color="#c5000b" style:font-name="DejaVu Serif2" fo:font-size="9pt" style:text-underline-style="none" fo:font-weight="normal" officeooo:paragraph-rsid="0011865a" style:font-size-asian="9pt" style:font-weight-asian="normal" style:font-size-complex="9pt" style:font-weight-complex="normal"/>
    </style:style>
    <style:style style:name="P151" style:family="paragraph" style:parent-style-name="Standard" style:list-style-name="L15">
      <style:paragraph-properties fo:margin-left="1.4772in" fo:margin-right="0in" fo:text-indent="-0.25in" style:auto-text-indent="false"/>
      <style:text-properties fo:color="#c5000b" style:font-name="DejaVu Serif2" fo:font-size="9pt" style:font-size-asian="9pt" style:font-size-complex="9pt"/>
    </style:style>
    <style:style style:name="P152" style:family="paragraph" style:parent-style-name="Standard" style:list-style-name="L8">
      <style:paragraph-properties fo:margin-left="1.4772in" fo:margin-right="0in" fo:text-align="start" style:justify-single-word="false" fo:text-indent="-0.25in" style:auto-text-indent="false"/>
      <style:text-properties style:font-name="DejaVu Serif2" fo:font-size="9pt" style:font-size-asian="9pt" style:font-size-complex="9pt"/>
    </style:style>
    <style:style style:name="P153" style:family="paragraph" style:parent-style-name="Standard" style:list-style-name="L9">
      <style:paragraph-properties fo:margin-left="1.4772in" fo:margin-right="0in" fo:text-align="start" style:justify-single-word="false" fo:text-indent="-0.25in" style:auto-text-indent="false"/>
      <style:text-properties style:font-name="DejaVu Serif2" fo:font-size="9pt" style:font-size-asian="9pt" style:font-size-complex="9pt"/>
    </style:style>
    <style:style style:name="P154" style:family="paragraph" style:parent-style-name="Standard" style:list-style-name="L10">
      <style:paragraph-properties fo:margin-left="1.4772in" fo:margin-right="0in" fo:text-align="start" style:justify-single-word="false" fo:text-indent="-0.25in" style:auto-text-indent="false"/>
      <style:text-properties style:font-name="DejaVu Serif2" fo:font-size="9pt" style:font-size-asian="9pt" style:font-size-complex="9pt"/>
    </style:style>
    <style:style style:name="P155" style:family="paragraph" style:parent-style-name="Standard" style:list-style-name="L10">
      <style:paragraph-properties fo:margin-left="1.4772in" fo:margin-right="0in" fo:text-align="start" style:justify-single-word="false" fo:text-indent="-0.25in" style:auto-text-indent="false"/>
      <style:text-properties officeooo:paragraph-rsid="00148cec"/>
    </style:style>
    <style:style style:name="P156" style:family="paragraph" style:parent-style-name="Standard" style:list-style-name="L13">
      <style:paragraph-properties fo:margin-left="1.4772in" fo:margin-right="0in" fo:text-align="start" style:justify-single-word="false" fo:text-indent="-0.25in" style:auto-text-indent="false"/>
    </style:style>
    <style:style style:name="P157" style:family="paragraph" style:parent-style-name="Standard" style:list-style-name="L4">
      <style:paragraph-properties fo:margin-left="0.9846in" fo:margin-right="0in" fo:text-indent="0in" style:auto-text-indent="false"/>
      <style:text-properties fo:color="#c5000b" style:font-name="DejaVu Serif2" fo:font-size="9pt" style:text-underline-style="none" fo:font-weight="normal" style:font-size-asian="9pt" style:font-weight-asian="normal" style:font-size-complex="9pt" style:font-weight-complex="normal"/>
    </style:style>
    <style:style style:name="P158" style:family="paragraph" style:parent-style-name="Standard" style:list-style-name="L18">
      <style:paragraph-properties fo:margin-left="0.9846in" fo:margin-right="0in" fo:text-indent="0in" style:auto-text-indent="false"/>
      <style:text-properties fo:color="#0000ff" style:font-name="DejaVu Serif2" fo:font-size="9pt" fo:font-weight="normal" style:font-size-asian="9pt" style:font-weight-asian="normal" style:font-size-complex="9pt" style:font-weight-complex="normal"/>
    </style:style>
    <style:style style:name="P159" style:family="paragraph" style:parent-style-name="Standard" style:list-style-name="L4">
      <style:paragraph-properties fo:margin-left="1.4772in" fo:margin-right="0in" fo:text-indent="0in" style:auto-text-indent="false"/>
      <style:text-properties fo:color="#c5000b" style:font-name="DejaVu Serif2" fo:font-size="9pt" style:text-underline-style="none" fo:font-weight="normal" style:font-size-asian="9pt" style:font-weight-asian="normal" style:font-size-complex="9pt" style:font-weight-complex="normal"/>
    </style:style>
    <style:style style:name="P160" style:family="paragraph" style:parent-style-name="Standard" style:list-style-name="L5">
      <style:paragraph-properties fo:margin-left="1.4772in" fo:margin-right="0in" fo:text-indent="0in" style:auto-text-indent="false"/>
      <style:text-properties fo:color="#c5000b" style:font-name="DejaVu Serif2" fo:font-size="9pt" style:text-underline-style="none" fo:font-weight="normal" style:font-size-asian="9pt" style:font-weight-asian="normal" style:font-size-complex="9pt" style:font-weight-complex="normal"/>
    </style:style>
    <style:style style:name="P161" style:family="paragraph" style:parent-style-name="Standard" style:list-style-name="L5">
      <style:paragraph-properties fo:margin-left="1.4772in" fo:margin-right="0in" fo:text-indent="0in" style:auto-text-indent="false"/>
      <style:text-properties fo:color="#c5000b" style:font-name="DejaVu Serif2" fo:font-size="9pt" style:text-underline-style="none" fo:font-weight="normal" style:font-name-asian="Monospace" style:font-size-asian="9pt" style:font-weight-asian="normal" style:font-name-complex="Monospace" style:font-size-complex="9pt" style:font-weight-complex="normal"/>
    </style:style>
    <style:style style:name="P162" style:family="paragraph" style:parent-style-name="Standard" style:list-style-name="L6">
      <style:paragraph-properties fo:margin-left="1.4772in" fo:margin-right="0in" fo:text-align="start" style:justify-single-word="false" fo:text-indent="0in" style:auto-text-indent="false" style:text-autospace="none"/>
      <style:text-properties fo:color="#c5000b" style:font-name="DejaVu Serif2" fo:font-size="9pt" style:font-name-asian="Monospace" style:font-size-asian="9pt" style:font-name-complex="Monospace" style:font-size-complex="9pt"/>
    </style:style>
    <style:style style:name="P163" style:family="paragraph" style:parent-style-name="Standard" style:list-style-name="L5">
      <style:paragraph-properties fo:margin-left="1.4772in" fo:margin-right="0in" fo:text-align="start" style:justify-single-word="false" fo:text-indent="0in" style:auto-text-indent="false" style:text-autospace="none"/>
      <style:text-properties fo:color="#c5000b" style:font-name="DejaVu Serif2" fo:font-size="9pt" style:font-name-asian="Monospace" style:font-size-asian="9pt" style:font-name-complex="Monospace" style:font-size-complex="9pt"/>
    </style:style>
    <style:style style:name="P164" style:family="paragraph" style:parent-style-name="Standard" style:list-style-name="L5">
      <style:paragraph-properties fo:margin-left="1.4772in" fo:margin-right="0in" fo:text-align="start" style:justify-single-word="false" fo:text-indent="0in" style:auto-text-indent="false" style:text-autospace="none"/>
      <style:text-properties fo:color="#c5000b" style:font-name="DejaVu Serif2"/>
    </style:style>
    <style:style style:name="P165" style:family="paragraph" style:parent-style-name="Standard" style:list-style-name="L5">
      <style:paragraph-properties fo:margin-left="1.4772in" fo:margin-right="0in" fo:text-align="start" style:justify-single-word="false" fo:text-indent="0in" style:auto-text-indent="false" style:text-autospace="none"/>
      <style:text-properties fo:color="#c5000b"/>
    </style:style>
    <style:style style:name="P166" style:family="paragraph" style:parent-style-name="Standard" style:list-style-name="L7">
      <style:paragraph-properties fo:margin-left="1.4772in" fo:margin-right="0in" fo:text-align="start" style:justify-single-word="false" fo:text-indent="0in" style:auto-text-indent="false"/>
      <style:text-properties fo:color="#0000ff" style:font-name="DejaVu Serif2" fo:font-size="9pt" style:text-underline-style="none" fo:font-weight="bold" style:font-size-asian="9pt" style:font-weight-asian="bold" style:font-size-complex="9pt" style:font-weight-complex="bold"/>
    </style:style>
    <style:style style:name="P167" style:family="paragraph" style:parent-style-name="Standard" style:list-style-name="L5">
      <style:paragraph-properties fo:margin-left="1.9693in" fo:margin-right="0in" fo:text-indent="-0.25in" style:auto-text-indent="false"/>
      <style:text-properties fo:color="#000080" style:font-name="DejaVu Serif2" fo:font-size="9pt" style:text-underline-style="none" fo:font-weight="normal" style:font-size-asian="9pt" style:font-weight-asian="normal" style:font-size-complex="9pt" style:font-weight-complex="normal"/>
    </style:style>
    <style:style style:name="P168" style:family="paragraph" style:parent-style-name="Standard" style:list-style-name="L5">
      <style:paragraph-properties fo:margin-left="1.9693in" fo:margin-right="0in" fo:text-indent="-0.25in" style:auto-text-indent="false"/>
      <style:text-properties fo:color="#0000ff" style:font-name="DejaVu Serif2" fo:font-size="9pt" style:text-underline-style="none" fo:font-weight="normal" style:font-size-asian="9pt" style:font-weight-asian="normal" style:font-size-complex="9pt" style:font-weight-complex="normal"/>
    </style:style>
    <style:style style:name="P169" style:family="paragraph" style:parent-style-name="Standard" style:list-style-name="L10">
      <style:paragraph-properties fo:margin-left="1.9693in" fo:margin-right="0in" fo:text-align="start" style:justify-single-word="false" fo:text-indent="-0.25in" style:auto-text-indent="false"/>
      <style:text-properties fo:color="#0000ff" style:font-name="DejaVu Serif2" fo:font-size="9pt" style:text-underline-style="none" fo:font-weight="normal" style:font-size-asian="9pt" style:font-weight-asian="normal" style:font-size-complex="9pt" style:font-weight-complex="normal"/>
    </style:style>
    <style:style style:name="P170" style:family="paragraph" style:parent-style-name="Standard" style:list-style-name="L9">
      <style:paragraph-properties fo:margin-left="1.9693in" fo:margin-right="0in" fo:text-align="start" style:justify-single-word="false" fo:text-indent="-0.25in" style:auto-text-indent="false"/>
      <style:text-properties fo:color="#0000ff" style:font-name="DejaVu Serif2" fo:font-size="9pt" fo:font-weight="bold" style:font-size-asian="9pt" style:font-weight-asian="bold" style:font-size-complex="9pt" style:font-weight-complex="bold"/>
    </style:style>
    <style:style style:name="P171" style:family="paragraph" style:parent-style-name="Standard" style:list-style-name="L5">
      <style:paragraph-properties fo:margin-left="1.9693in" fo:margin-right="0in" fo:text-indent="-0.25in" style:auto-text-indent="false"/>
      <style:text-properties fo:color="#c5000b" style:font-name="DejaVu Serif2" fo:font-size="9pt" style:text-underline-style="none" fo:font-weight="normal" style:font-size-asian="9pt" style:font-weight-asian="normal" style:font-size-complex="9pt" style:font-weight-complex="normal"/>
    </style:style>
    <style:style style:name="P172" style:family="paragraph" style:parent-style-name="Standard" style:list-style-name="L7">
      <style:paragraph-properties fo:margin-left="1.9693in" fo:margin-right="0in" fo:text-align="start" style:justify-single-word="false" fo:text-indent="-0.25in" style:auto-text-indent="false"/>
      <style:text-properties fo:color="#c5000b" style:font-name="DejaVu Serif2" fo:font-size="9pt" style:text-underline-style="none" fo:font-weight="normal" style:font-size-asian="9pt" style:font-weight-asian="normal" style:font-size-complex="9pt" style:font-weight-complex="normal"/>
    </style:style>
    <style:style style:name="P173" style:family="paragraph" style:parent-style-name="Standard" style:list-style-name="L7">
      <style:paragraph-properties fo:margin-left="1.9693in" fo:margin-right="0in" fo:text-align="start" style:justify-single-word="false" fo:text-indent="-0.25in" style:auto-text-indent="false"/>
      <style:text-properties fo:color="#c5000b" style:font-name="DejaVu Serif2" fo:font-size="9pt" style:text-underline-style="none" fo:font-weight="normal" officeooo:paragraph-rsid="00135bf8" style:font-size-asian="9pt" style:font-weight-asian="normal" style:font-size-complex="9pt" style:font-weight-complex="normal"/>
    </style:style>
    <style:style style:name="P174" style:family="paragraph" style:parent-style-name="Standard" style:list-style-name="L7">
      <style:paragraph-properties fo:margin-left="1.9693in" fo:margin-right="0in" fo:text-align="start" style:justify-single-word="false" fo:text-indent="-0.25in" style:auto-text-indent="false"/>
      <style:text-properties fo:color="#c5000b" style:font-name="DejaVu Serif2" fo:font-size="9pt" style:text-underline-style="none" fo:font-weight="normal" officeooo:paragraph-rsid="0013bc36" style:font-size-asian="9pt" style:font-weight-asian="normal" style:font-size-complex="9pt" style:font-weight-complex="normal"/>
    </style:style>
    <style:style style:name="P175" style:family="paragraph" style:parent-style-name="Standard" style:list-style-name="L10">
      <style:paragraph-properties fo:margin-left="1.9693in" fo:margin-right="0in" fo:text-align="start" style:justify-single-word="false" fo:text-indent="-0.25in" style:auto-text-indent="false"/>
      <style:text-properties fo:color="#c5000b" style:font-name="DejaVu Serif2" fo:font-size="9pt" style:text-underline-style="none" fo:font-weight="normal" style:font-size-asian="9pt" style:font-weight-asian="normal" style:font-size-complex="9pt" style:font-weight-complex="normal"/>
    </style:style>
    <style:style style:name="P176" style:family="paragraph" style:parent-style-name="Standard" style:list-style-name="L10">
      <style:paragraph-properties fo:margin-left="1.9693in" fo:margin-right="0in" fo:text-align="start" style:justify-single-word="false" fo:text-indent="-0.25in" style:auto-text-indent="false"/>
      <style:text-properties fo:color="#c5000b" style:font-name="DejaVu Serif2" fo:font-size="9pt" style:text-underline-style="none" fo:font-weight="normal" officeooo:paragraph-rsid="0013bc36" style:font-size-asian="9pt" style:font-weight-asian="normal" style:font-size-complex="9pt" style:font-weight-complex="normal"/>
    </style:style>
    <style:style style:name="P177" style:family="paragraph" style:parent-style-name="Standard" style:list-style-name="L14">
      <style:paragraph-properties fo:margin-left="1.9693in" fo:margin-right="0in" fo:text-align="start" style:justify-single-word="false" fo:text-indent="-0.25in" style:auto-text-indent="false"/>
    </style:style>
    <style:style style:name="P178" style:family="paragraph" style:parent-style-name="Standard" style:list-style-name="L5">
      <style:paragraph-properties fo:break-before="page"/>
      <style:text-properties style:font-name="DejaVu Serif2"/>
    </style:style>
    <style:style style:name="P179" style:family="paragraph" style:parent-style-name="Standard" style:list-style-name="L7">
      <style:paragraph-properties fo:margin-left="0.4925in" fo:margin-right="0in" fo:text-align="start" style:justify-single-word="false" fo:text-indent="0in" style:auto-text-indent="false"/>
      <style:text-properties fo:color="#0000ff" style:font-name="DejaVu Serif2" fo:font-size="9pt" style:text-underline-style="none" fo:font-weight="bold" style:font-size-asian="9pt" style:font-weight-asian="bold" style:font-size-complex="9pt" style:font-weight-complex="bold"/>
    </style:style>
    <style:style style:name="P180" style:family="paragraph" style:parent-style-name="Standard" style:list-style-name="L7">
      <style:paragraph-properties fo:margin-left="0.4925in" fo:margin-right="0in" fo:text-align="start" style:justify-single-word="false" fo:text-indent="0in" style:auto-text-indent="false"/>
      <style:text-properties fo:color="#0000ff" style:font-name="DejaVu Serif2" fo:font-size="9pt" style:text-underline-style="none" fo:font-weight="normal" style:font-size-asian="9pt" style:font-weight-asian="normal" style:font-size-complex="9pt" style:font-weight-complex="normal"/>
    </style:style>
    <style:style style:name="P181" style:family="paragraph" style:parent-style-name="Standard" style:list-style-name="L18">
      <style:paragraph-properties fo:margin-left="0.4925in" fo:margin-right="0in" fo:text-indent="0in" style:auto-text-indent="false"/>
      <style:text-properties fo:color="#0000ff" style:font-name="DejaVu Serif2" fo:font-size="9pt" fo:font-weight="normal" style:font-size-asian="9pt" style:font-weight-asian="normal" style:font-size-complex="9pt" style:font-weight-complex="normal"/>
    </style:style>
    <style:style style:name="P182" style:family="paragraph" style:parent-style-name="Standard" style:list-style-name="L7">
      <style:paragraph-properties fo:margin-left="0.4925in" fo:margin-right="0in" fo:text-align="start" style:justify-single-word="false" fo:text-indent="0in" style:auto-text-indent="false"/>
      <style:text-properties style:font-name="DejaVu Serif2" fo:font-size="9pt" style:font-size-asian="9pt" style:font-size-complex="9pt"/>
    </style:style>
    <style:style style:name="P183" style:family="paragraph" style:parent-style-name="Standard" style:list-style-name="L7">
      <style:paragraph-properties fo:margin-left="0.4925in" fo:margin-right="0in" fo:text-align="start" style:justify-single-word="false" fo:text-indent="0in" style:auto-text-indent="false"/>
      <style:text-properties style:font-name="DejaVu Serif2" fo:font-size="9pt" fo:font-weight="normal" style:font-size-asian="9pt" style:font-weight-asian="normal" style:font-size-complex="9pt" style:font-weight-complex="normal"/>
    </style:style>
    <style:style style:name="P184" style:family="paragraph" style:parent-style-name="Standard" style:list-style-name="L7">
      <style:paragraph-properties fo:margin-left="3.1965in" fo:margin-right="0in" fo:text-align="start" style:justify-single-word="false" fo:text-indent="0in" style:auto-text-indent="false"/>
      <style:text-properties fo:color="#c5000b" style:font-name="DejaVu Serif2" fo:font-size="9pt" style:text-underline-style="none" fo:font-weight="normal" officeooo:paragraph-rsid="0013bc36" style:font-size-asian="9pt" style:font-weight-asian="normal" style:font-size-complex="9pt" style:font-weight-complex="normal"/>
    </style:style>
    <style:style style:name="P185" style:family="paragraph" style:parent-style-name="Standard" style:list-style-name="L10">
      <style:paragraph-properties fo:margin-left="3.1965in" fo:margin-right="0in" fo:text-align="start" style:justify-single-word="false" fo:text-indent="0in" style:auto-text-indent="false"/>
      <style:text-properties fo:color="#c5000b" style:font-name="DejaVu Serif2" fo:font-size="9pt" style:text-underline-style="none" fo:font-weight="normal" officeooo:paragraph-rsid="00148cec" style:font-size-asian="9pt" style:font-weight-asian="normal" style:font-size-complex="9pt" style:font-weight-complex="normal"/>
    </style:style>
    <style:style style:name="P186" style:family="paragraph" style:parent-style-name="Standard" style:list-style-name="L10">
      <style:paragraph-properties fo:margin-left="3.4465in" fo:margin-right="0in" fo:text-align="start" style:justify-single-word="false" fo:text-indent="0in" style:auto-text-indent="false"/>
      <style:text-properties fo:color="#c5000b" style:font-name="DejaVu Serif2" fo:font-size="9pt" style:text-underline-style="none" fo:font-weight="normal" style:font-size-asian="9pt" style:font-weight-asian="normal" style:font-size-complex="9pt" style:font-weight-complex="normal"/>
    </style:style>
    <style:style style:name="P187" style:family="paragraph" style:parent-style-name="Standard" style:list-style-name="L10">
      <style:paragraph-properties fo:margin-left="2.4618in" fo:margin-right="0in" fo:text-align="start" style:justify-single-word="false" fo:text-indent="-0.25in" style:auto-text-indent="false"/>
      <style:text-properties fo:color="#c5000b" style:font-name="DejaVu Serif2" fo:font-size="9pt" style:text-underline-style="none" fo:font-weight="normal" style:font-size-asian="9pt" style:font-weight-asian="normal" style:font-size-complex="9pt" style:font-weight-complex="normal"/>
    </style:style>
    <style:style style:name="P188" style:family="paragraph" style:parent-style-name="Standard" style:list-style-name="L10">
      <style:paragraph-properties fo:margin-left="0in" fo:margin-right="0in" fo:text-align="start" style:justify-single-word="false" fo:text-indent="0in" style:auto-text-indent="false"/>
      <style:text-properties fo:color="#dc2300" style:font-name="DejaVu Serif2" fo:font-size="9pt" style:text-underline-style="none" fo:font-weight="normal" style:font-size-asian="9pt" style:font-weight-asian="normal" style:font-size-complex="9pt" style:font-weight-complex="normal"/>
    </style:style>
    <style:style style:name="P189" style:family="paragraph" style:parent-style-name="Standard" style:list-style-name="L15">
      <style:paragraph-properties fo:margin-left="0.4925in" fo:margin-right="0in" fo:text-indent="-0.25in" style:auto-text-indent="false"/>
      <style:text-properties fo:color="#dc2300" style:font-name="DejaVu Serif2" fo:font-size="9pt" style:font-size-asian="9pt" style:font-size-complex="9pt"/>
    </style:style>
    <style:style style:name="P190" style:family="paragraph" style:parent-style-name="Standard" style:list-style-name="L18">
      <style:paragraph-properties fo:margin-left="0.4925in" fo:margin-right="0in" fo:text-indent="-0.25in" style:auto-text-indent="false"/>
      <style:text-properties fo:color="#0000ff" style:font-name="DejaVu Serif2" fo:font-size="9pt" fo:font-weight="normal" style:font-size-asian="9pt" style:font-weight-asian="normal" style:font-size-complex="9pt" style:font-weight-complex="normal"/>
    </style:style>
    <style:style style:name="P191" style:family="paragraph" style:parent-style-name="Section_20_title">
      <style:paragraph-properties fo:margin-left="0.4925in" fo:margin-right="0in" fo:text-align="start" style:justify-single-word="false" fo:text-indent="0in" style:auto-text-indent="false"/>
      <style:text-properties fo:color="#0000ff" style:font-name="DejaVu Serif2" fo:font-size="9pt" style:text-underline-style="none" fo:font-weight="normal" style:font-size-asian="9pt" style:font-weight-asian="normal" style:font-size-complex="9pt" style:font-weight-complex="normal"/>
    </style:style>
    <style:style style:name="P192" style:family="paragraph" style:parent-style-name="Section_20_title">
      <style:paragraph-properties fo:margin-left="0.4925in" fo:margin-right="0in" fo:text-align="start" style:justify-single-word="false" fo:text-indent="0in" style:auto-text-indent="false"/>
      <style:text-properties fo:color="#0000ff" style:font-name="DejaVu Serif2" fo:font-size="11pt" style:text-underline-style="none" fo:font-weight="bold" style:font-size-asian="11pt" style:font-weight-asian="bold" style:font-size-complex="11pt" style:font-weight-complex="bold"/>
    </style:style>
    <style:style style:name="P193" style:family="paragraph" style:parent-style-name="Section_20_title">
      <style:paragraph-properties fo:margin-left="0.4925in" fo:margin-right="0in" fo:text-align="start" style:justify-single-word="false" fo:text-indent="0in" style:auto-text-indent="false"/>
      <style:text-properties fo:color="#0000ff" style:font-name="DejaVu Serif2" fo:font-size="11pt" style:text-underline-style="none" fo:font-weight="normal" style:font-size-asian="11pt" style:font-weight-asian="normal" style:font-size-complex="11pt" style:font-weight-complex="normal"/>
    </style:style>
    <style:style style:name="P194" style:family="paragraph" style:parent-style-name="Text_20_body_20_indent" style:list-style-name="L11">
      <style:paragraph-properties fo:margin-left="0.4925in" fo:margin-right="0in" fo:text-indent="0in" style:auto-text-indent="false"/>
      <style:text-properties fo:color="#0000ff" style:font-name="Liberation Sans" fo:font-size="10.5pt" style:font-size-asian="10.5pt" style:font-size-complex="10.5pt"/>
    </style:style>
    <style:style style:name="P195" style:family="paragraph" style:parent-style-name="Text_20_body_20_indent" style:list-style-name="L11">
      <style:paragraph-properties fo:margin-left="0.4925in" fo:margin-right="0in" fo:text-indent="0in" style:auto-text-indent="false"/>
      <style:text-properties fo:color="#0000ff" style:font-name="DejaVu Serif2" fo:font-size="9pt" style:font-size-asian="10.5pt" style:font-size-complex="10.5pt"/>
    </style:style>
    <style:style style:name="P196" style:family="paragraph" style:parent-style-name="Text_20_body_20_indent" style:list-style-name="L11">
      <style:paragraph-properties fo:margin-left="0.4925in" fo:margin-right="0in" fo:text-indent="0in" style:auto-text-indent="false"/>
      <style:text-properties fo:color="#0000ff" style:font-name="DejaVu Serif2" fo:font-size="10pt" fo:font-weight="bold" style:font-size-asian="10pt" style:font-weight-asian="bold" style:font-size-complex="10pt" style:font-weight-complex="bold"/>
    </style:style>
    <style:style style:name="P197" style:family="paragraph" style:parent-style-name="Text_20_body_20_indent" style:list-style-name="L11">
      <style:paragraph-properties fo:margin-left="0.4925in" fo:margin-right="0in" fo:text-indent="0in" style:auto-text-indent="false"/>
    </style:style>
    <style:style style:name="P198" style:family="paragraph" style:parent-style-name="Text_20_body_20_indent" style:list-style-name="L11">
      <style:paragraph-properties fo:margin-left="0.4925in" fo:margin-right="0in" fo:text-indent="0in" style:auto-text-indent="false"/>
      <style:text-properties fo:font-variant="normal" fo:text-transform="none" fo:color="#0000ff" style:font-name="DejaVu Serif2" fo:font-size="9pt" fo:letter-spacing="normal" fo:font-style="normal" fo:font-weight="normal" style:font-size-asian="10.5pt" style:font-size-complex="10.5pt"/>
    </style:style>
    <style:style style:name="P199" style:family="paragraph" style:parent-style-name="Text_20_body_20_indent" style:list-style-name="L11">
      <style:paragraph-properties fo:margin-left="0.4925in" fo:margin-right="0in" fo:text-indent="-0.25in" style:auto-text-indent="false"/>
    </style:style>
    <style:style style:name="P200" style:family="paragraph" style:parent-style-name="Text_20_body_20_indent" style:list-style-name="L11">
      <style:paragraph-properties fo:margin-left="0.4925in" fo:margin-right="0in" fo:text-indent="-0.25in" style:auto-text-indent="false"/>
      <style:text-properties fo:font-variant="normal" fo:text-transform="none" fo:color="#0000ff" style:font-name="DejaVu Serif2" fo:font-size="9pt" fo:letter-spacing="normal" fo:font-style="normal" fo:font-weight="normal" style:font-size-asian="10.5pt" style:font-size-complex="10.5pt"/>
    </style:style>
    <style:style style:name="P201" style:family="paragraph" style:parent-style-name="Text_20_body_20_indent" style:list-style-name="L12">
      <style:paragraph-properties fo:margin-left="0.9846in" fo:margin-right="0in" fo:text-indent="-0.25in" style:auto-text-indent="false"/>
      <style:text-properties fo:color="#0000ff" style:font-name="DejaVu Serif2" fo:font-size="9pt" style:font-size-asian="10.5pt" style:font-size-complex="10.5pt"/>
    </style:style>
    <style:style style:name="P202" style:family="paragraph" style:parent-style-name="Text_20_body_20_indent" style:list-style-name="L12">
      <style:paragraph-properties fo:margin-left="0.9846in" fo:margin-right="0in" fo:text-indent="-0.25in" style:auto-text-indent="false"/>
    </style:style>
    <style:style style:name="P203" style:family="paragraph" style:parent-style-name="Text_20_body_20_indent">
      <style:paragraph-properties fo:margin-left="0in" fo:margin-right="0in" fo:text-indent="0in" style:auto-text-indent="false"/>
      <style:text-properties fo:color="#0000ff" style:font-name="DejaVu Serif2" fo:font-size="9pt" style:text-underline-style="none" fo:font-weight="normal" style:font-size-asian="9pt" style:font-weight-asian="normal" style:font-size-complex="9pt" style:font-weight-complex="normal"/>
    </style:style>
    <style:style style:name="P204" style:family="paragraph" style:parent-style-name="Text_20_body_20_indent" style:list-style-name="L15">
      <style:paragraph-properties fo:margin-left="0.9846in" fo:margin-right="0in" fo:text-indent="0in" style:auto-text-indent="false"/>
    </style:style>
    <style:style style:name="P205" style:family="paragraph" style:parent-style-name="Text_20_body_20_indent" style:list-style-name="L15">
      <style:paragraph-properties fo:margin-left="0.9846in" fo:margin-right="0in" fo:text-indent="0in" style:auto-text-indent="false"/>
      <style:text-properties fo:color="#0000ff" style:font-name="DejaVu Serif2" fo:font-size="9pt" style:text-underline-style="none" fo:font-weight="normal" style:font-size-asian="9pt" style:font-weight-asian="normal" style:font-size-complex="9pt" style:font-weight-complex="normal"/>
    </style:style>
    <style:style style:name="P206" style:family="paragraph" style:parent-style-name="Numbered_20_Red" style:list-style-name="L15"/>
    <style:style style:name="P207" style:family="paragraph" style:parent-style-name="Method_20_Body" style:list-style-name="L21"/>
    <style:style style:name="P208" style:family="paragraph" style:parent-style-name="Method_20_Body" style:list-style-name="L21">
      <style:text-properties fo:color="#0000ff" style:font-name="DejaVu Serif2" fo:font-size="10pt" style:font-size-asian="10pt" style:font-size-complex="10pt"/>
    </style:style>
    <style:style style:name="P209" style:family="paragraph" style:parent-style-name="Method_20_Body" style:list-style-name="L16">
      <style:paragraph-properties fo:margin-left="0.9846in" fo:margin-right="0in" fo:text-indent="0in" style:auto-text-indent="false"/>
      <style:text-properties fo:color="#c5000b" style:font-name="DejaVu Serif2" fo:font-size="9pt" style:font-size-asian="9pt" style:font-size-complex="9pt"/>
    </style:style>
    <style:style style:name="P210" style:family="paragraph" style:parent-style-name="Method_20_Body" style:list-style-name="L17">
      <style:paragraph-properties fo:margin-left="0.9846in" fo:margin-right="0in" fo:text-indent="0in" style:auto-text-indent="false"/>
      <style:text-properties fo:color="#c5000b" style:font-name="DejaVu Serif2" fo:font-size="9pt" style:font-size-asian="9pt" style:font-size-complex="9pt"/>
    </style:style>
    <style:style style:name="P211" style:family="paragraph" style:parent-style-name="Method_20_Body" style:list-style-name="L17">
      <style:paragraph-properties fo:margin-left="0.4925in" fo:margin-right="0in" fo:text-indent="0in" style:auto-text-indent="false"/>
      <style:text-properties fo:color="#c5000b" style:font-name="DejaVu Serif2" fo:font-size="9pt" style:font-size-asian="9pt" style:font-size-complex="9pt"/>
    </style:style>
    <style:style style:name="P212" style:family="paragraph" style:parent-style-name="Method_20_Body">
      <style:paragraph-properties fo:margin-left="0.4925in" fo:margin-right="0in" fo:text-indent="0in" style:auto-text-indent="false"/>
      <style:text-properties fo:color="#0000ff" style:font-name="DejaVu Serif2" fo:font-size="11pt" style:text-underline-style="solid" style:text-underline-width="auto" style:text-underline-color="font-color" fo:font-weight="bold" style:font-size-asian="11pt" style:font-weight-asian="bold" style:font-size-complex="11pt" style:font-weight-complex="bold"/>
    </style:style>
    <style:style style:name="P213" style:family="paragraph" style:parent-style-name="Method_20_Body" style:list-style-name="L20">
      <style:paragraph-properties fo:margin-left="0.9846in" fo:margin-right="0in" fo:text-indent="-0.25in" style:auto-text-indent="false"/>
      <style:text-properties fo:color="#0000ff" style:font-name="DejaVu Serif2" fo:font-size="10pt" style:font-size-asian="10pt" style:font-size-complex="10pt"/>
    </style:style>
    <style:style style:name="P214" style:family="paragraph" style:parent-style-name="Method_20_Title">
      <style:text-properties fo:font-size="11pt" style:font-size-asian="11pt" style:font-size-complex="11pt"/>
    </style:style>
    <style:style style:name="P215" style:family="paragraph" style:parent-style-name="Method_20_Title">
      <style:paragraph-properties fo:margin-left="0.4925in" fo:margin-right="0in" fo:text-indent="0in" style:auto-text-indent="false"/>
      <style:text-properties fo:color="#c5000b" fo:font-size="10pt" style:text-underline-style="none" fo:font-weight="bold" style:font-size-asian="10pt" style:font-weight-asian="bold" style:font-size-complex="10pt" style:font-weight-complex="bold"/>
    </style:style>
    <style:style style:name="T1" style:family="text">
      <style:text-properties fo:font-size="9pt" fo:font-weight="bold" fo:background-color="transparent" loext:char-shading-value="0" style:font-size-asian="9pt" style:font-size-complex="9pt" style:font-weight-complex="bold"/>
    </style:style>
    <style:style style:name="T2" style:family="text">
      <style:text-properties fo:font-size="9pt" fo:font-weight="bold" style:font-size-asian="9pt" style:font-weight-asian="bold" style:font-size-complex="9pt" style:font-weight-complex="bold"/>
    </style:style>
    <style:style style:name="T3" style:family="text">
      <style:text-properties fo:font-size="9pt" style:font-name-asian="Monospace" style:font-size-asian="9pt" style:font-name-complex="Monospace" style:font-size-complex="9pt"/>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color="#0000ff"/>
    </style:style>
    <style:style style:name="T8" style:family="text">
      <style:text-properties fo:color="#0000ff" fo:font-size="9pt" style:text-underline-style="none" fo:font-weight="normal" style:font-size-asian="9pt" style:font-weight-asian="normal" style:font-size-complex="9pt" style:font-weight-complex="normal"/>
    </style:style>
    <style:style style:name="T9" style:family="text">
      <style:text-properties fo:color="#0000ff" fo:font-size="9pt" fo:font-style="italic" style:text-underline-style="none" fo:font-weight="normal" style:font-size-asian="9pt" style:font-style-asian="italic" style:font-weight-asian="normal" style:font-size-complex="9pt" style:font-style-complex="italic" style:font-weight-complex="normal"/>
    </style:style>
    <style:style style:name="T10" style:family="text">
      <style:text-properties fo:color="#0000ff" style:font-name="DejaVu Serif2" fo:font-size="9pt" style:text-underline-style="none" fo:font-weight="normal" style:font-size-asian="9pt" style:font-weight-asian="normal" style:font-size-complex="9pt" style:font-weight-complex="normal"/>
    </style:style>
    <style:style style:name="T11" style:family="text">
      <style:text-properties fo:color="#0000ff" style:font-name="DejaVu Serif2" fo:font-size="9pt" style:text-underline-style="none" fo:font-weight="normal" style:font-size-asian="10.5pt" style:font-weight-asian="normal" style:font-size-complex="10.5pt" style:font-weight-complex="normal"/>
    </style:style>
    <style:style style:name="T12" style:family="text">
      <style:text-properties fo:color="#0000ff" style:font-name="DejaVu Serif2" fo:font-size="9pt" style:text-underline-style="none" fo:font-weight="bold" style:font-size-asian="9pt" style:font-weight-asian="bold" style:font-size-complex="9pt" style:font-weight-complex="bold"/>
    </style:style>
    <style:style style:name="T13" style:family="text">
      <style:text-properties fo:color="#0000ff" style:font-name="DejaVu Serif2" fo:font-size="9pt" style:text-underline-style="none" fo:font-weight="bold" style:font-size-asian="10.5pt" style:font-weight-asian="bold" style:font-size-complex="10.5pt" style:font-weight-complex="bold"/>
    </style:style>
    <style:style style:name="T14" style:family="text">
      <style:text-properties fo:color="#0000ff" style:font-name="DejaVu Serif2" fo:font-size="9pt" fo:font-style="italic" style:text-underline-style="none" fo:font-weight="bold" style:font-size-asian="9pt" style:font-style-asian="italic" style:font-weight-asian="bold" style:font-size-complex="9pt" style:font-style-complex="italic" style:font-weight-complex="bold"/>
    </style:style>
    <style:style style:name="T15" style:family="text">
      <style:text-properties fo:color="#0000ff" style:font-name="DejaVu Serif2" fo:font-size="9pt" fo:font-style="italic" style:text-underline-style="none" fo:font-weight="bold" style:font-size-asian="10.5pt" style:font-style-asian="italic" style:font-weight-asian="bold" style:font-size-complex="10.5pt" style:font-style-complex="italic" style:font-weight-complex="bold"/>
    </style:style>
    <style:style style:name="T16" style:family="text">
      <style:text-properties fo:color="#0000ff" style:font-name="DejaVu Serif2" fo:font-size="9pt" fo:font-style="italic" style:text-underline-style="none" fo:font-weight="normal" style:font-size-asian="9pt" style:font-style-asian="italic" style:font-weight-asian="normal" style:font-size-complex="9pt" style:font-style-complex="italic" style:font-weight-complex="normal"/>
    </style:style>
    <style:style style:name="T17" style:family="text">
      <style:text-properties fo:color="#0000ff" style:font-name="DejaVu Serif2" fo:font-size="9pt" fo:font-style="normal" fo:font-weight="normal" style:font-size-asian="9pt" style:font-style-asian="normal" style:font-weight-asian="normal" style:font-size-complex="9pt" style:font-style-complex="normal" style:font-weight-complex="normal"/>
    </style:style>
    <style:style style:name="T18" style:family="text">
      <style:text-properties fo:color="#0000ff" style:font-name="DejaVu Serif2" fo:font-size="9pt" fo:font-style="normal" fo:font-weight="normal" officeooo:rsid="000f4da3" style:font-size-asian="9pt" style:font-style-asian="normal" style:font-weight-asian="normal" style:font-size-complex="9pt" style:font-style-complex="normal" style:font-weight-complex="normal"/>
    </style:style>
    <style:style style:name="T19" style:family="text">
      <style:text-properties fo:color="#0000ff" style:font-name="DejaVu Serif2" fo:font-size="9pt" fo:font-style="normal" fo:font-weight="bold" style:font-size-asian="9pt" style:font-style-asian="normal" style:font-weight-asian="bold" style:font-size-complex="9pt" style:font-style-complex="normal" style:font-weight-complex="bold"/>
    </style:style>
    <style:style style:name="T20" style:family="text">
      <style:text-properties fo:color="#0000ff" style:font-name="DejaVu Serif2" fo:font-size="9pt" fo:font-style="normal" style:text-underline-style="none" fo:font-weight="normal" style:font-size-asian="9pt" style:font-style-asian="normal" style:font-weight-asian="normal" style:font-size-complex="9pt" style:font-style-complex="normal" style:font-weight-complex="normal"/>
    </style:style>
    <style:style style:name="T21" style:family="text">
      <style:text-properties fo:color="#0000ff" style:font-name="DejaVu Serif2" fo:font-size="9pt" fo:font-style="normal" style:text-underline-style="none" fo:font-weight="bold" style:font-size-asian="9pt" style:font-style-asian="normal" style:font-weight-asian="bold" style:font-size-complex="9pt" style:font-style-complex="normal" style:font-weight-complex="bold"/>
    </style:style>
    <style:style style:name="T22" style:family="text">
      <style:text-properties fo:color="#0000ff" style:font-name="DejaVu Serif2" fo:font-size="9pt" style:font-size-asian="9pt" style:font-size-complex="9pt"/>
    </style:style>
    <style:style style:name="T23" style:family="text">
      <style:text-properties fo:color="#0000ff" style:font-name="DejaVu Serif2" fo:font-size="9pt" fo:font-weight="normal" style:font-size-asian="9pt" style:font-weight-asian="normal" style:font-size-complex="9pt" style:font-weight-complex="normal"/>
    </style:style>
    <style:style style:name="T24" style:family="text">
      <style:text-properties fo:color="#0000ff" style:font-name="DejaVu Serif2" fo:font-size="9pt" fo:font-weight="normal" fo:background-color="#ffffff" loext:char-shading-value="0" style:font-size-asian="10.5pt" style:font-weight-asian="normal" style:font-size-complex="10.5pt" style:font-weight-complex="normal"/>
    </style:style>
    <style:style style:name="T25" style:family="text">
      <style:text-properties fo:color="#0000ff" style:font-name="DejaVu Serif2" fo:font-size="9pt" fo:font-weight="bold" style:font-size-asian="9pt" style:font-weight-asian="bold" style:font-size-complex="9pt" style:font-weight-complex="bold"/>
    </style:style>
    <style:style style:name="T26" style:family="text">
      <style:text-properties fo:color="#0000ff" style:font-name="DejaVu Serif2" fo:font-size="9pt" fo:font-weight="bold" style:font-size-asian="10.5pt" style:font-weight-asian="bold" style:font-size-complex="10.5pt" style:font-weight-complex="bold"/>
    </style:style>
    <style:style style:name="T27" style:family="text">
      <style:text-properties fo:color="#0000ff" style:font-name="DejaVu Serif2" fo:font-size="9pt" style:font-size-asian="10.5pt" style:font-size-complex="10.5pt"/>
    </style:style>
    <style:style style:name="T28" style:family="text">
      <style:text-properties fo:color="#0000ff" style:font-name="DejaVu Serif2" fo:font-size="10pt" style:font-size-asian="10pt" style:font-size-complex="10pt"/>
    </style:style>
    <style:style style:name="T29" style:family="text">
      <style:text-properties fo:color="#0000ff" style:font-name="DejaVu Serif2" fo:font-size="10pt" fo:font-weight="bold" style:font-size-asian="10pt" style:font-weight-asian="bold" style:font-size-complex="10pt" style:font-weight-complex="bold"/>
    </style:style>
    <style:style style:name="T30" style:family="text">
      <style:text-properties fo:color="#0000ff" style:font-name="DejaVu Serif2" fo:font-size="10pt" fo:font-style="normal" fo:font-weight="bold" style:font-style-asian="normal" style:font-weight-asian="bold" style:font-style-complex="normal" style:font-weight-complex="bold"/>
    </style:style>
    <style:style style:name="T31" style:family="text">
      <style:text-properties fo:color="#0000ff" style:font-name="DejaVu Serif2" fo:font-size="8pt" style:text-underline-style="none" fo:font-weight="bold" style:font-size-asian="8pt" style:font-weight-asian="bold" style:font-size-complex="8pt" style:font-weight-complex="bold"/>
    </style:style>
    <style:style style:name="T32" style:family="text">
      <style:text-properties fo:color="#0000ff" style:text-underline-style="none"/>
    </style:style>
    <style:style style:name="T33" style:family="text">
      <style:text-properties fo:color="#0000ff" style:text-underline-style="none" fo:font-weight="normal" style:font-weight-asian="normal" style:font-weight-complex="normal"/>
    </style:style>
    <style:style style:name="T34" style:family="text">
      <style:text-properties fo:color="#0000ff" style:text-underline-style="none" fo:font-weight="bold" style:font-weight-asian="bold" style:font-weight-complex="bold"/>
    </style:style>
    <style:style style:name="T35" style:family="text">
      <style:text-properties fo:color="#0000ff" style:text-underline-style="none" fo:font-weight="bold" officeooo:rsid="0011865a" style:font-weight-asian="bold" style:font-weight-complex="bold"/>
    </style:style>
    <style:style style:name="T36" style:family="text">
      <style:text-properties fo:color="#0000ff" style:text-underline-style="none" fo:font-weight="bold" officeooo:rsid="00135bf8" style:font-weight-asian="bold" style:font-weight-complex="bold"/>
    </style:style>
    <style:style style:name="T37" style:family="text">
      <style:text-properties fo:color="#0000ff" style:text-underline-style="none" fo:font-weight="bold" officeooo:rsid="0013bc36" style:font-weight-asian="bold" style:font-weight-complex="bold"/>
    </style:style>
    <style:style style:name="T38" style:family="text">
      <style:text-properties fo:color="#0000ff" style:text-underline-style="none" fo:font-weight="bold" officeooo:rsid="0018354b" style:font-weight-asian="bold" style:font-weight-complex="bold"/>
    </style:style>
    <style:style style:name="T39" style:family="text">
      <style:text-properties fo:color="#0000ff" style:text-underline-style="none" fo:font-weight="bold" style:font-weight-asian="bold" style:font-weight-complex="normal"/>
    </style:style>
    <style:style style:name="T40" style:family="text">
      <style:text-properties fo:color="#0000ff" fo:font-style="normal" style:text-underline-style="none" fo:font-weight="bold" style:font-style-asian="normal" style:font-weight-asian="bold" style:font-style-complex="normal" style:font-weight-complex="bold"/>
    </style:style>
    <style:style style:name="T41" style:family="text">
      <style:text-properties fo:color="#0000ff" fo:font-style="normal" style:text-underline-style="none" fo:font-weight="bold" officeooo:rsid="00135bf8" style:font-style-asian="normal" style:font-weight-asian="bold" style:font-style-complex="normal" style:font-weight-complex="bold"/>
    </style:style>
    <style:style style:name="T42" style:family="text">
      <style:text-properties fo:color="#0000ff" fo:font-style="normal" style:text-underline-style="none" fo:font-weight="normal" style:font-style-asian="normal" style:font-weight-asian="normal" style:font-style-complex="normal" style:font-weight-complex="normal"/>
    </style:style>
    <style:style style:name="T43" style:family="text">
      <style:text-properties fo:color="#0000ff" fo:font-style="italic" style:text-underline-style="none" fo:font-weight="bold" style:font-style-asian="italic" style:font-weight-asian="bold" style:font-style-complex="italic" style:font-weight-complex="bold"/>
    </style:style>
    <style:style style:name="T44" style:family="text">
      <style:text-properties fo:color="#0000ff" style:text-underline-style="solid" style:text-underline-width="auto" style:text-underline-color="font-color" fo:font-weight="bold" style:font-weight-asian="bold" style:font-weight-complex="bold"/>
    </style:style>
    <style:style style:name="T45" style:family="text">
      <style:text-properties fo:color="#0000ff" fo:font-size="8pt" style:text-underline-style="none" fo:font-weight="bold" style:font-size-asian="8pt" style:font-weight-asian="bold" style:font-size-complex="8pt" style:font-weight-complex="bold"/>
    </style:style>
    <style:style style:name="T46" style:family="text">
      <style:text-properties fo:color="#0000ff" fo:font-size="8pt" style:text-underline-style="none" fo:font-weight="bold" officeooo:rsid="00148cec" style:font-size-asian="8pt" style:font-weight-asian="bold" style:font-size-complex="8pt" style:font-weight-complex="bold"/>
    </style:style>
    <style:style style:name="T47" style:family="text">
      <style:text-properties fo:font-weight="bold" style:font-weight-asian="bold" style:font-weight-complex="bold"/>
    </style:style>
    <style:style style:name="T48" style:family="text">
      <style:text-properties fo:font-weight="bold" officeooo:rsid="00158c01" style:font-weight-asian="bold" style:font-weight-complex="bold"/>
    </style:style>
    <style:style style:name="T49" style:family="text">
      <style:text-properties style:font-name="DejaVu Serif2" fo:font-size="9pt"/>
    </style:style>
    <style:style style:name="T50" style:family="text">
      <style:text-properties style:font-name="DejaVu Serif2" fo:font-size="9pt" style:text-underline-style="none" fo:font-weight="normal" style:font-name-asian="Monospace" style:font-size-asian="9pt" style:font-weight-asian="normal" style:font-name-complex="Monospace" style:font-size-complex="9pt" style:font-weight-complex="normal"/>
    </style:style>
    <style:style style:name="T51" style:family="text">
      <style:text-properties style:font-name="DejaVu Serif2" fo:font-size="9pt" style:font-name-asian="Monospace" style:font-size-asian="9pt" style:font-name-complex="Monospace" style:font-size-complex="9pt"/>
    </style:style>
    <style:style style:name="T52" style:family="text">
      <style:text-properties style:font-name="DejaVu Serif2" fo:font-size="9pt" fo:font-weight="bold" style:font-name-asian="Monospace" style:font-size-asian="9pt" style:font-weight-asian="bold" style:font-name-complex="Monospace" style:font-size-complex="9pt" style:font-weight-complex="bold"/>
    </style:style>
    <style:style style:name="T53" style:family="text">
      <style:text-properties style:font-name="DejaVu Serif2" fo:font-size="9pt" officeooo:rsid="00148cec"/>
    </style:style>
    <style:style style:name="T54" style:family="text">
      <style:text-properties fo:font-style="normal" style:font-style-asian="normal" style:font-style-complex="normal"/>
    </style:style>
    <style:style style:name="T55" style:family="text">
      <style:text-properties fo:font-style="normal" officeooo:rsid="00158c01" style:font-style-asian="normal" style:font-style-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fo:font-weight="bold" officeooo:rsid="00158c01" style:font-style-asian="normal" style:font-weight-asian="bold" style:font-style-complex="normal" style:font-weight-complex="bold"/>
    </style:style>
    <style:style style:name="T58" style:family="text">
      <style:text-properties fo:font-style="italic" fo:font-weight="bold" style:font-style-asian="italic" style:font-weight-asian="bold" style:font-style-complex="italic" style:font-weight-complex="bold"/>
    </style:style>
    <style:style style:name="T59" style:family="text">
      <style:text-properties fo:font-style="italic" style:font-style-asian="italic" style:font-style-complex="italic"/>
    </style:style>
    <style:style style:name="T60" style:family="text">
      <style:text-properties fo:font-style="italic" officeooo:rsid="0010c8aa" style:font-style-asian="italic" style:font-style-complex="italic"/>
    </style:style>
    <style:style style:name="T61" style:family="text">
      <style:text-properties fo:font-style="italic" officeooo:rsid="00148cec" style:font-style-asian="italic" style:font-style-complex="italic"/>
    </style:style>
    <style:style style:name="T62" style:family="text">
      <style:text-properties fo:font-variant="normal" fo:text-transform="none" fo:color="#0000ff" style:font-name="DejaVu Serif2" fo:font-size="9pt" fo:letter-spacing="normal" fo:font-style="normal" fo:font-weight="normal" style:font-size-asian="10.5pt" style:font-size-complex="10.5pt"/>
    </style:style>
    <style:style style:name="T63" style:family="text">
      <style:text-properties fo:font-variant="normal" fo:text-transform="none" fo:color="#0000ff" style:font-name="DejaVu Serif2" fo:font-size="9pt" fo:letter-spacing="normal" fo:font-style="normal" fo:font-weight="normal" fo:background-color="#ffffff" loext:char-shading-value="0" style:font-size-asian="10.5pt" style:font-size-complex="10.5pt"/>
    </style:style>
    <style:style style:name="T64" style:family="text">
      <style:text-properties fo:font-variant="normal" fo:text-transform="none" fo:color="#0000ff" style:font-name="DejaVu Serif2" fo:font-size="9pt" fo:letter-spacing="normal" fo:font-style="normal" fo:font-weight="bold" style:font-size-asian="10.5pt" style:font-weight-asian="bold" style:font-size-complex="10.5pt" style:font-weight-complex="bold"/>
    </style:style>
    <style:style style:name="T65" style:family="text">
      <style:text-properties fo:font-variant="normal" fo:text-transform="none" fo:color="#0000ff" style:font-name="DejaVu Serif2" fo:font-size="9pt" fo:letter-spacing="normal" fo:font-style="normal" fo:font-weight="bold" fo:background-color="#ffffff" loext:char-shading-value="0" style:font-size-asian="10.5pt" style:font-weight-asian="bold" style:font-size-complex="10.5pt" style:font-weight-complex="bold"/>
    </style:style>
    <style:style style:name="T66" style:family="text">
      <style:text-properties fo:font-variant="normal" fo:text-transform="none" style:font-name="DejaVu Serif2" fo:font-size="9pt" fo:letter-spacing="normal" fo:font-style="normal" fo:font-weight="normal" fo:background-color="#ffffff" loext:char-shading-value="0"/>
    </style:style>
    <style:style style:name="T67" style:family="text">
      <style:text-properties fo:font-variant="normal" fo:text-transform="none" style:font-name="DejaVu Serif2" fo:font-size="9pt" fo:letter-spacing="normal" fo:font-style="normal" fo:font-weight="bold" fo:background-color="#ffffff" loext:char-shading-value="0" style:font-weight-asian="bold" style:font-weight-complex="bold"/>
    </style:style>
    <style:style style:name="T68" style:family="text">
      <style:text-properties fo:color="#c5000b" style:font-name="DejaVu Serif2" fo:font-size="9pt" style:font-size-asian="9pt" style:font-size-complex="9pt"/>
    </style:style>
    <style:style style:name="T69" style:family="text">
      <style:text-properties fo:color="#c5000b" style:font-name="DejaVu Serif2" fo:font-size="9pt" style:font-size-asian="9pt" style:font-size-complex="9pt" style:font-weight-complex="bold"/>
    </style:style>
    <style:style style:name="T70" style:family="text">
      <style:text-properties fo:color="#c5000b" style:font-name="DejaVu Serif2" fo:font-size="9pt" style:font-size-asian="9pt" style:font-style-asian="italic" style:font-size-complex="9pt" style:font-style-complex="italic" style:font-weight-complex="bold"/>
    </style:style>
    <style:style style:name="T71" style:family="text">
      <style:text-properties fo:color="#c5000b" style:font-name="DejaVu Serif2" fo:font-size="9pt" fo:font-weight="bold" style:font-size-asian="9pt" style:font-weight-asian="bold" style:font-size-complex="9pt" style:font-weight-complex="bold"/>
    </style:style>
    <style:style style:name="T72" style:family="text">
      <style:text-properties fo:font-size="10pt" fo:font-style="normal" style:font-style-asian="normal" style:font-style-complex="normal"/>
    </style:style>
    <style:style style:name="T73" style:family="text">
      <style:text-properties fo:font-size="10pt" fo:font-style="normal" style:font-style-asian="normal" style:font-style-complex="normal" style:font-weight-complex="bold"/>
    </style:style>
    <style:style style:name="T74" style:family="text">
      <style:text-properties style:font-weight-complex="bold"/>
    </style:style>
    <style:style style:name="T75" style:family="text">
      <style:text-properties style:font-weight-complex="normal"/>
    </style:style>
    <style:style style:name="T76" style:family="text">
      <style:text-properties officeooo:rsid="000f4da3"/>
    </style:style>
    <style:style style:name="T77" style:family="text">
      <style:text-properties officeooo:rsid="0010c8aa"/>
    </style:style>
    <style:style style:name="T78" style:family="text">
      <style:text-properties officeooo:rsid="0011865a"/>
    </style:style>
    <style:style style:name="T79" style:family="text">
      <style:text-properties officeooo:rsid="00135bf8"/>
    </style:style>
    <style:style style:name="T80" style:family="text">
      <style:text-properties officeooo:rsid="0013bc36"/>
    </style:style>
    <style:style style:name="T81" style:family="text">
      <style:text-properties officeooo:rsid="00148cec"/>
    </style:style>
    <style:style style:name="T82" style:family="text">
      <style:text-properties officeooo:rsid="00158c01"/>
    </style:style>
    <style:style style:name="T83" style:family="text">
      <style:text-properties officeooo:rsid="00162359"/>
    </style:style>
    <style:style style:name="T84" style:family="text">
      <style:text-properties officeooo:rsid="00170ff3"/>
    </style:style>
    <style:style style:name="T85" style:family="text">
      <style:text-properties officeooo:rsid="0018354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272in" fo:text-indent="-0.25in" fo:margin-left="4.227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The PHPProjectLibrary</text:p>
      <text:p text:style-name="P11"/>
      <text:p text:style-name="P10">A PHP 5 Library</text:p>
      <text:p text:style-name="P12"/>
      <text:p text:style-name="P13"/>
      <text:p text:style-name="P13">and</text:p>
      <text:p text:style-name="P12"/>
      <text:p text:style-name="P12"/>
      <text:p text:style-name="P11">phpTest</text:p>
      <text:p text:style-name="P11"/>
      <text:p text:style-name="P10">A PHP Testing Platform</text:p>
      <text:p text:style-name="P8"/>
      <text:p text:style-name="P8"/>
      <text:p text:style-name="P8"/>
      <text:p text:style-name="P7"/>
      <text:p text:style-name="P91">Chapter 1 – A Brief Overview</text:p>
      <text:p text:style-name="P6"/>
      <text:p text:style-name="P7">The PHPProjectLibrary</text:p>
      <text:p text:style-name="P2"/>
      <text:p text:style-name="P52">The <text:span text:style-name="T47">PHPProjectLibrary</text:span> is a PHP 5 compliant class library. <text:s/>You could be asking yourself why we would need another PHP 5 library when there are already many commercial and open-source libraries with very rich and well tested classes available?</text:p>
      <text:p text:style-name="P52"/>
      <text:p text:style-name="P52">There are a number of good reasons for creating your own class library. <text:s/>Here a few of the reasons to create your own class library:</text:p>
      <text:p text:style-name="P52"/>
      <text:list xml:id="list2269084866213321947" text:style-name="L1">
        <text:list-item>
          <text:p text:style-name="P118">The library can be tailored to your (projects) needs;</text:p>
        </text:list-item>
        <text:list-item>
          <text:p text:style-name="P118">You have an intimate knowledge of the class and it's methods and properties;</text:p>
        </text:list-item>
        <text:list-item>
          <text:p text:style-name="P118">You will have a complete understanding of class dependencies and <text:span text:style-name="T76">how they </text:span>interact with other library and PHP functions and libraries;</text:p>
        </text:list-item>
        <text:list-item>
          <text:p text:style-name="P118">You will have a more complete knowledge of the PHP programming language.</text:p>
        </text:list-item>
      </text:list>
      <text:p text:style-name="P52"/>
      <text:p text:style-name="P52">Now, obviously, if you are considering a class library for an enterprise project, special consideration must be given to ease of maintenance of the project. <text:s/>If the project is highly visible and designed for fast release, or the software engineering/programming staff is relatively small, special consideration must be made in the decision process for using a well known and stable class library in order to make it easier to hire people with pre-existing knowledge.</text:p>
      <text:p text:style-name="P52"/>
      <text:p text:style-name="P52"/>
      <text:p text:style-name="P59">Design Goals</text:p>
      <text:p text:style-name="P52"/>
      <text:p text:style-name="P63"><text:span text:style-name="T22">The initial </text:span><text:span text:style-name="T17">design goals of the </text:span><text:span text:style-name="T19">PHPProjectLibrary</text:span><text:span text:style-name="T17"> class library were</text:span></text:p>
      <text:p text:style-name="P53"><text:s/></text:p>
      <text:list xml:id="list122072618806254111" text:style-name="L2">
        <text:list-item>
          <text:p text:style-name="P125"><text:span text:style-name="T17">to develop a reusable, exception driven, extensible class library with a small footprint, implementing the latest </text:span><text:span text:style-name="T19">PHP</text:span><text:span text:style-name="T17"> technologies;</text:span></text:p>
          <text:p text:style-name="P120"/>
        </text:list-item>
        <text:list-item>
          <text:p text:style-name="P120">to employ comfortable and easy to use software development techniques derived from sound algorithmic design and detailed planning; and</text:p>
          <text:p text:style-name="P120"/>
        </text:list-item>
        <text:list-item>
          <text:p text:style-name="P125"><text:span text:style-name="T17">to provide documentation for each </text:span><text:span text:style-name="T19">PHPProjectLibrary</text:span><text:span text:style-name="T17"> class to make it easy to understand the construction and purpose of the class and it's methods, and thus make it easy to </text:span><text:span text:style-name="T18">maintain and </text:span><text:span text:style-name="T17">extend.</text:span></text:p>
        </text:list-item>
      </text:list>
      <text:p text:style-name="P53"/>
      <text:p text:style-name="P52"/>
      <text:p text:style-name="P2"/>
      <text:p text:style-name="P7">The phpTest application</text:p>
      <text:p text:style-name="P2"/>
      <text:p text:style-name="P2">The <text:span text:style-name="T47">phpTest</text:span> application is a perfect project to base the <text:span text:style-name="T47">PHPProjectLibrary</text:span> class library on. <text:s/>It's initial design goals are:</text:p>
      <text:p text:style-name="P2"/>
      <text:list xml:id="list7465190388000427760" text:style-name="L3">
        <text:list-item>
          <text:p text:style-name="P126"><text:span text:style-name="T23">to drive the implementation of the </text:span><text:span text:style-name="T25">PHPProjectLibrary</text:span><text:span text:style-name="T23"> class library with a concrete, real-world application;</text:span></text:p>
          <text:p text:style-name="P119"/>
        </text:list-item>
        <text:list-item>
          <text:p text:style-name="P126"><text:span text:style-name="T23">to provide an assert-exception driven test platform to test the reliability of the </text:span><text:span text:style-name="T25">PHPProjectLibrary</text:span><text:span text:style-name="T23"> and future </text:span><text:span text:style-name="T25">PHP 5</text:span><text:span text:style-name="T23"> projects;</text:span></text:p>
          <text:p text:style-name="P119"/>
        </text:list-item>
        <text:list-item>
          <text:p text:style-name="P126"><text:span text:style-name="T23">to allow tests to be written using the </text:span><text:span text:style-name="T25">PHP 5</text:span><text:span text:style-name="T23"> language while imposing a minimal number of rules.</text:span></text:p>
        </text:list-item>
      </text:list>
      <text:p text:style-name="P2"/>
      <text:p text:style-name="P2">These are the initial design goals. <text:s/>Once a working <text:span text:style-name="T47">phpTest</text:span> application has been created, additional goals will be stated, creating a richer class library, enhancing testing capabilities, and increasing knowledge of the <text:span text:style-name="T47">PHP 5</text:span> programming language constructs, classes and functions.</text:p>
      <text:p text:style-name="P2"/>
      <text:p text:style-name="P2"/>
      <text:p text:style-name="P91">Chapter 2 – Programming the PHPProjectLibrary Class Library</text:p>
      <text:p text:style-name="P2"/>
      <text:p text:style-name="P2">This chapter presents the (suggested) coding, class naming and documentation requirements for programming the <text:span text:style-name="T47">PHPProjectLibrary</text:span> class library. <text:s/>These are not rigid programming rules, but rather suggested guidelines to create a sustainable and maintainable class library.</text:p>
      <text:p text:style-name="P2"/>
      <text:p text:style-name="P7">Programming Style – An Artistic Endeavor</text:p>
      <text:p text:style-name="P5"/>
      <text:p text:style-name="P5"><text:span text:style-name="T77">F</text:span>or a professional software <text:span text:style-name="T77">engineer/</text:span>developer there is a true sense of artistic fulfillment that comes from creating an elegant solution to a complex problem; a well thought out and well implemented algorithm. <text:s/>Not just a well written piece of code, but a well designed and presented solution. <text:s/>By 'well designed' I imply not only an elegant coding solution, but also pleasant looking code; easier to read and maintain, <text:span text:style-name="T77">un</text:span>cluttered and having a consistent style.</text:p>
      <text:p text:style-name="P5"/>
      <text:p text:style-name="P5">With the potential of more than one developer creating class modules for a class library, and to fulfill the goal of consistency in style, it makes sense to describe the desired elements of coding style.</text:p>
      <text:p text:style-name="P5"/>
      <text:p text:style-name="P5"/>
      <text:p text:style-name="P60">Elements of PHPProjectLibrary Style</text:p>
      <text:p text:style-name="P20"/>
      <text:p text:style-name="P55">Rather than a statement of rigid programming rules, this is a statement of recommended and preferred coding methods. <text:s/>Outside of the <text:span text:style-name="T47">PHPProjectLibrary</text:span> class library, these suggestions need not apply. <text:s/>However, in order to lend a certain amount of coherent structure to the library classes, these preferred methods will be adhered to as much as possible in the creation of code to be placed in the library.</text:p>
      <text:p text:style-name="P20"/>
      <text:p text:style-name="P55"><text:span text:style-name="T77">I</text:span>nevitably, deviat<text:span text:style-name="T77">ion</text:span> from these preferred methods <text:span text:style-name="T77">will occur </text:span>from time to time. <text:s/><text:span text:style-name="T77">However, every effort will be</text:span> <text:span text:style-name="T77">made</text:span> to follow the stated methods, and to correct <text:span text:style-name="T77">any</text:span> coding <text:span text:style-name="T77">deviation(s)</text:span> recognize<text:span text:style-name="T77">d</text:span>, or pointed out.</text:p>
      <text:p text:style-name="P55"/>
      <text:p text:style-name="P55"/>
      <text:p text:style-name="P24">Code Layout</text:p>
      <text:p text:style-name="P78"/>
      <text:p text:style-name="P14">Some simple <text:span text:style-name="T77">suggestions</text:span> which should be followed when creating class code for inclusion in the <text:span text:style-name="T47">PHPProjectLibrary</text:span> class library:</text:p>
      <text:p text:style-name="P49"/>
      <text:list xml:id="list5078384420740493754" text:style-name="L4">
        <text:list-item>
          <text:p text:style-name="P131">Limit statements to a single statement per line. <text:s/>A statement may extend to multiple lines, but any additional statements should begin on a new line. <text:s/>This makes it easier to troubleshoot when using some debuggers;</text:p>
          <text:p text:style-name="P121"/>
        </text:list-item>
        <text:list-item>
          <text:p text:style-name="P127"><text:span text:style-name="T10">For all block statement constructs, the opening brace should appear on a line all by itself and aligned with the controlling statement (such as – </text:span><text:span text:style-name="T16">if</text:span><text:span text:style-name="T10">, </text:span><text:span text:style-name="T16">else</text:span><text:span text:style-name="T10">, </text:span><text:span text:style-name="T16">switch</text:span><text:span text:style-name="T10">, ...). <text:s/>Statements within the block should be indented a minimum of 4 spaces, or 1 tab position. <text:s/>The closing statement should be on a line all by itself and aligned with the opening brace in the same block. <text:s/>Once again, this makes it easier to troubleshoot when using some debuggers;</text:span></text:p>
          <text:p text:style-name="P121"/>
        </text:list-item>
        <text:list-item>
          <text:p text:style-name="P121">For all conditional control statements (such as <text:span text:style-name="T59">if</text:span>, <text:span text:style-name="T59">else</text:span>, <text:span text:style-name="T59">elseif</text:span>, ...), the statement following the conditional statement should be enclosed within a statement block. <text:s/>For example,</text:p>
          <text:p text:style-name="P138"/>
          <text:p text:style-name="P157">if ($a == $b)</text:p>
          <text:p text:style-name="P157">{</text:p>
          <text:p text:style-name="P159">performSomeFunction();</text:p>
          <text:p text:style-name="P157">}</text:p>
          <text:p text:style-name="P157">else</text:p>
          <text:p text:style-name="P157">{</text:p>
          <text:p text:style-name="P159">performSomeOtherFunction();</text:p>
          <text:p text:style-name="P157">}</text:p>
        </text:list-item>
      </text:list>
      <text:p text:style-name="P90"/>
      <text:p text:style-name="P78">Once again, this will aid in troubleshooting when using some debuggers;</text:p>
      <text:list xml:id="list232703666425106" text:continue-numbering="true" text:style-name="L4">
        <text:list-header>
          <text:p text:style-name="P121"/>
        </text:list-header>
        <text:list-item>
          <text:p text:style-name="P127"><text:span text:style-name="T10">Within a class file, the class, all class properties and class methods should be preceded by a document block which is compatible with </text:span><text:span text:style-name="T14">phpDocumentor</text:span><text:span text:style-name="T10"> format (refer to the </text:span><text:span text:style-name="T12">phpDocumentor</text:span><text:span text:style-name="T10"> web site at </text:span><text:a xlink:type="simple" xlink:href="http://phpdoc.org/" text:style-name="Internet_20_link" text:visited-style-name="Visited_20_Internet_20_Link"><text:span text:style-name="T12">http://phpdoc.org/</text:span></text:a><text:span text:style-name="T10"> for details):</text:span></text:p>
          <text:p text:style-name="P121"><text:soft-page-break/></text:p>
        </text:list-item>
      </text:list>
      <text:list xml:id="list1793031442360922027" text:style-name="L5">
        <text:list-item>
          <text:p text:style-name="P122">All class files should start with a document block containing, at a minimum, the following statement of license:</text:p>
          <text:p text:style-name="P122"/>
          <text:p text:style-name="P161">/*</text:p>
        </text:list-item>
      </text:list>
      <text:p text:style-name="P99"><text:s/>* PHPProjectLibrary is copyright © 2012, 201<text:span text:style-name="T77">5</text:span>. EarthWalk Software.</text:p>
      <text:p text:style-name="P99"><text:s/>* Licensed under the Academic Free License version 3.0.</text:p>
      <text:p text:style-name="P99"><text:s/>* Refer to the License file provided with the source.</text:p>
      <text:p text:style-name="P99"><text:s/>*/</text:p>
      <text:p text:style-name="P92"/>
      <text:list xml:id="list232702290082340" text:continue-numbering="true" text:style-name="L5">
        <text:list-item>
          <text:p text:style-name="P122">All class declarations should be preceded by a document block containing, at a minimum, the following:</text:p>
          <text:p text:style-name="P122"/>
          <text:p text:style-name="P161">/**</text:p>
        </text:list-item>
      </text:list>
      <text:p text:style-name="P99"><text:s/>* &lt;namespace\class name&gt;</text:p>
      <text:p text:style-name="P99"><text:s/>*</text:p>
      <text:p text:style-name="P99"><text:s/>* &lt;short description&gt;</text:p>
      <text:p text:style-name="P99"><text:s/>* <text:span text:style-name="T47">@author</text:span> &lt;your name&gt;</text:p>
      <text:p text:style-name="P99"><text:s/>* <text:span text:style-name="T47">@version</text:span> 1.0</text:p>
      <text:p text:style-name="P99"><text:s/>* <text:span text:style-name="T47">@copyright</text:span> © 2012, 201<text:span text:style-name="T77">5</text:span>. EarthWalk Software.</text:p>
      <text:list xml:id="list4537663729427546974" text:style-name="L6">
        <text:list-header>
          <text:p text:style-name="P162"><text:span text:style-name="T47"><text:s/></text:span><text:span text:style-name="T6">*</text:span><text:span text:style-name="T47"> @license</text:span> Licensed under the Academic Free License version 3.0.</text:p>
          <text:p text:style-name="P162"><text:s/>* <text:span text:style-name="T47">@category</text:span> PHPProjectLibrary</text:p>
        </text:list-header>
      </text:list>
      <text:p text:style-name="P99"><text:s/>* <text:span text:style-name="T47">@package</text:span> &lt;class namespace&gt;</text:p>
      <text:p text:style-name="P99"><text:s/>* <text:span text:style-name="T47">@subpackage</text:span> &lt;unqualified class name&gt;</text:p>
      <text:p text:style-name="P99"><text:s/>* </text:p>
      <text:p text:style-name="P99"><text:s/>* &lt;detailed description&gt;</text:p>
      <text:p text:style-name="P99"><text:s/>*/</text:p>
      <text:list xml:id="list232703202873534" text:continue-list="list232702290082340" text:style-name="L5">
        <text:list-header>
          <text:p text:style-name="P167"/>
          <text:p text:style-name="P122">For example, a class named Autoload in the <text:span text:style-name="T47">PHPProjectLibrary</text:span> namespace written by <text:span text:style-name="T60">Jay Wheeler</text:span> might containing the following class documentation block:</text:p>
          <text:p text:style-name="P122"/>
          <text:p text:style-name="P161">/**</text:p>
          <text:p text:style-name="P163"><text:s/>* PHPProjectLibrary\Autoload\SimpleLoader</text:p>
          <text:p text:style-name="P163"><text:s/>*</text:p>
          <text:p text:style-name="P163"><text:s/>* An simple autoloader class for the PHPProjectLibrary library classes</text:p>
          <text:p text:style-name="P163"><text:s/>* <text:span text:style-name="T47">@author </text:span><text:span text:style-name="T6">Jay Wheeler.</text:span></text:p>
          <text:p text:style-name="P163"><text:s/>* <text:span text:style-name="T47">@version</text:span> 1.0</text:p>
          <text:p text:style-name="P163"><text:s/>* <text:span text:style-name="T47">@copyright</text:span> © 2012, 201<text:span text:style-name="T77">5</text:span>. EarthWalk Software.</text:p>
          <text:p text:style-name="P163"><text:span text:style-name="T47"><text:s/></text:span><text:span text:style-name="T6">*</text:span><text:span text:style-name="T47"> @license</text:span> Licensed under the Academic Free License version 3.0.</text:p>
          <text:p text:style-name="P163"><text:s/>* <text:span text:style-name="T47">@category</text:span> PHPProjectLibrary</text:p>
          <text:p text:style-name="P163"><text:s/>* <text:span text:style-name="T47">@package</text:span> Autoload</text:p>
          <text:p text:style-name="P163"><text:s/>* <text:span text:style-name="T47">@subpackage</text:span> SimpleLoader</text:p>
          <text:p text:style-name="P163"><text:s/>* </text:p>
          <text:p text:style-name="P163"><text:s/>* The SimpleLoader class implements the spl_autoload function to ,,,</text:p>
          <text:p text:style-name="P163"><text:s/>*/</text:p>
          <text:p text:style-name="P160">public function SimpleLoader()</text:p>
          <text:p text:style-name="P128"/>
        </text:list-header>
        <text:list-item>
          <text:p text:style-name="P122">All class properties should be preceded by a document block containing, at a minimum, the following information:</text:p>
          <text:p text:style-name="P122"/>
          <text:p text:style-name="P130">/**</text:p>
          <text:p text:style-name="P163"><text:s/>* &lt;variable name (without $ character) </text:p>
          <text:p text:style-name="P163"><text:s/>* Description of the intended use of the variable</text:p>
          <text:p text:style-name="P163"><text:s/>* <text:span text:style-name="T47">@var </text:span><text:span text:style-name="T6">&lt;access type&gt; &lt;variable type&gt; &lt;variable name (with $ character)&gt;.</text:span></text:p>
          <text:p text:style-name="P163"><text:s/>*/</text:p>
          <text:p text:style-name="P163">&lt;variable name&gt; [= &lt;initializer&gt;]</text:p>
          <text:p text:style-name="P168"/>
          <text:p text:style-name="P122"/>
          <text:p text:style-name="P178"><text:span text:style-name="T8">For example, an integer variable named </text:span><text:span text:style-name="T9">$counter</text:span><text:span text:style-name="T8"> might be declared as:</text:span></text:p>
          <text:p text:style-name="P168"/>
          <text:p text:style-name="P161">/**</text:p>
          <text:p text:style-name="P163"><text:s/>* counter</text:p>
          <text:p text:style-name="P163"><text:s/>*</text:p>
          <text:p text:style-name="P163"><text:s/>* A general purpose counter</text:p>
          <text:p text:style-name="P163"><text:s/>* <text:span text:style-name="T47">@var </text:span><text:span text:style-name="T6">integer $counter.</text:span></text:p>
          <text:p text:style-name="P163"><text:s/>*/</text:p>
          <text:p text:style-name="P163">private $counter = null;</text:p>
          <text:p text:style-name="P168"/>
        </text:list-item>
        <text:list-item>
          <text:p text:style-name="P122">All class methods should be preceded by a document block containing, at a minimum, a description of the method's purpose, a list and explanation of each input parameter, and the type and description of returned values. <text:s/>In addition, if the method throws exception(s), a list of the expected exceptions.</text:p>
          <text:p text:style-name="P122"/>
          <text:p text:style-name="P161">/**</text:p>
          <text:p text:style-name="P163"><text:s/>* &lt;method name&gt;</text:p>
          <text:p text:style-name="P163"><text:s/>*</text:p>
          <text:p text:style-name="P163"><text:s/>* &lt;short description&gt;</text:p>
          <text:p text:style-name="P163"><text:s/>* <text:span text:style-name="T47">@author </text:span><text:span text:style-name="T6">&lt;method author&gt;.</text:span></text:p>
          <text:p text:style-name="P163"><text:s/>* <text:span text:style-name="T47">@version</text:span> 1.0</text:p>
          <text:p text:style-name="P163"><text:s/>* <text:span text:style-name="T47">@param </text:span><text:span text:style-name="T6">&lt;variable type&gt; &lt;parameter name&gt; = &lt;parameter description&gt;</text:span></text:p>
          <text:p text:style-name="P163"><text:s/>* <text:span text:style-name="T47">@return</text:span> &lt;variable type&gt; &lt;return value description&gt;</text:p>
          <text:p text:style-name="P163"><text:s/>* <text:span text:style-name="T47">@throws</text:span> &lt;type of exception thrown&gt;, ...</text:p>
          <text:p text:style-name="P163"><text:s/>* </text:p>
          <text:p text:style-name="P163"><text:s/>* &lt;detailed explanation of the method&gt;</text:p>
          <text:p text:style-name="P163"><text:s/>*/</text:p>
          <text:p text:style-name="P167"/>
          <text:p text:style-name="P122">For example, a method named 'loadClass' written by <text:span text:style-name="T60">Jay Wheeler</text:span> that accepts a string ($string) and a flag ($flag) upon input, returns a boolean indicating the result of the method, and throws a <text:span text:style-name="T47">PHPProjectLibrary</text:span> exception, might be documented as follows:</text:p>
          <text:p text:style-name="P171"/>
          <text:p text:style-name="P161">/**</text:p>
          <text:p text:style-name="P163"><text:s/>* loadClass</text:p>
          <text:p text:style-name="P163"><text:s/>*</text:p>
          <text:p text:style-name="P163"><text:s/>* Loads the requested class if the flag is true, otherwise reports on class existence</text:p>
          <text:p text:style-name="P163"><text:s/>* <text:span text:style-name="T47">@author </text:span><text:span text:style-name="T6">Jay Wheeler.</text:span></text:p>
          <text:p text:style-name="P163"><text:s/>* <text:span text:style-name="T47">@version</text:span> 1.0</text:p>
          <text:p text:style-name="P163"><text:s/>* <text:span text:style-name="T47">@param </text:span><text:span text:style-name="T6">string $string = name of the class to load</text:span></text:p>
          <text:p text:style-name="P163"><text:s/>* <text:span text:style-name="T47">@param </text:span><text:span text:style-name="T6">boolean $flag = true to load the class, false to report on class existence</text:span></text:p>
          <text:p text:style-name="P164"><text:span text:style-name="T3"><text:s/>* </text:span><text:span text:style-name="T2">@return</text:span><text:span text:style-name="T3"> boolean true = successful, false = class does not exist</text:span></text:p>
          <text:p text:style-name="P165"><text:span text:style-name="T51"><text:s/>* </text:span><text:span text:style-name="T52">@throws</text:span><text:span text:style-name="T51"> </text:span><text:span text:style-name="T50">PHPProjectLibrary</text:span><text:span text:style-name="T51">\Exception</text:span></text:p>
          <text:p text:style-name="P163"><text:s/>*/</text:p>
          <text:p text:style-name="P160">public function loadClass($string, $flag)</text:p>
          <text:p text:style-name="P139"/>
        </text:list-item>
        <text:list-item>
          <text:p text:style-name="P144"><text:span text:style-name="T4">All comments and documentation contained within a class method should use only the </text:span><text:span text:style-name="T5">//</text:span><text:span text:style-name="T4"> comment style. <text:s/>This will make it easier to troubleshoot by allowing for the free use of the block comment (</text:span><text:span text:style-name="T5">/* ... */</text:span><text:span text:style-name="T4">) to temporarily remove blocks of code while debugging; and</text:span></text:p>
        </text:list-item>
      </text:list>
      <text:p text:style-name="P49"/>
      <text:list xml:id="list232702085003765" text:continue-list="list232703666425106" text:style-name="L4">
        <text:list-item>
          <text:p text:style-name="P121">Property and method names should be meaningful and, at least to some extent, self-descriptive. <text:s/>Using single character property names, unless it is really appropriate to do so (such as using $x to indicate the x-direction on a graph), should be avoided for more descriptive names for variables and methods.</text:p>
        </text:list-item>
      </text:list>
      <text:h text:style-name="P191" text:outline-level="2"/>
      <text:h text:style-name="P191" text:outline-level="2"/>
      <text:h text:style-name="P192" text:outline-level="2">Class Naming Conventions</text:h>
      <text:h text:style-name="P193" text:outline-level="2"/>
      <text:p text:style-name="P15">The class and class file naming conventions presuppose that each class is contained in a separate file with the same name as the class, and each class file contains only a single class. <text:s/>It also assumes <text:soft-page-break/>that class names contain only alphanumeric characters, and do not contain the underscore character ( _ ) as part of a name.</text:p>
      <text:p text:style-name="P50"/>
      <text:p text:style-name="P23">Capitalization</text:p>
      <text:p text:style-name="P50"/>
      <text:p text:style-name="P15">A class name will (almost) always begin with an uppercase letter and followed by lowercase letters. <text:s/>Where more than one word is used to create the class name, each successive word <text:span text:style-name="T77">should</text:span> begin with an uppercase character and followed by lowercase characters.</text:p>
      <text:p text:style-name="P15"/>
      <text:p text:style-name="P15">For example, the following would be <text:span text:style-name="T77">acceptable</text:span> class names:</text:p>
      <text:p text:style-name="P15"/>
      <text:p text:style-name="P79">Frog</text:p>
      <text:p text:style-name="P79">FrogDog</text:p>
      <text:p text:style-name="P79">FrogDogKitty</text:p>
      <text:p text:style-name="P79"/>
      <text:p text:style-name="P15">Examples of names that would be discouraged:</text:p>
      <text:p text:style-name="P15"/>
      <text:p text:style-name="P79">frog</text:p>
      <text:p text:style-name="P79">Frogdog</text:p>
      <text:p text:style-name="P79">FrogdogKitty</text:p>
      <text:p text:style-name="P15"/>
      <text:p text:style-name="P25">Naming Schemes</text:p>
      <text:p text:style-name="P50"/>
      <text:p text:style-name="P15">The <text:span text:style-name="T58">PHPProjectLibrary</text:span> supports 2 naming conventions:</text:p>
      <text:p text:style-name="P15"/>
      <text:list xml:id="list1643561582342058167" text:style-name="L7">
        <text:list-item>
          <text:p text:style-name="P179">path-based</text:p>
          <text:p text:style-name="P180">In this naming convention a class name is based upon the path to the class file relative to the <text:span text:style-name="T58">PHPProjectLibrary</text:span> installation folder, replacing the folder separators ( / ) in the name with underscore ( _ ) characters.</text:p>
          <text:p text:style-name="P180"/>
          <text:p text:style-name="P180">Conversely, in this scheme, replacing the underscore characters ( _ ) in the class name with folder separator characters ( / ) (and adding .php to the end) gives the path to the file relative to the installation folder.</text:p>
          <text:p text:style-name="P180"/>
          <text:p text:style-name="P182"><text:span text:style-name="T33">In the following examples, the installation root is </text:span><text:span text:style-name="T34">/usr/local/</text:span><text:span text:style-name="T35">share/php</text:span><text:span text:style-name="T34"> </text:span><text:span text:style-name="T33">and the installation folder is named</text:span><text:span text:style-name="T34"> </text:span><text:span text:style-name="T40">PHPProjectLibrary</text:span><text:span text:style-name="T42">,</text:span><text:span text:style-name="T33"> as follows:</text:span></text:p>
          <text:p text:style-name="P179"/>
          <text:p text:style-name="P149">/usr/</text:p>
          <text:p text:style-name="P149"><text:s text:c="3"/>|---- local/</text:p>
          <text:p text:style-name="P149"><text:s text:c="12"/>|---- <text:span text:style-name="T78">share</text:span>/</text:p>
          <text:p text:style-name="P149"><text:s text:c="21"/>|---- <text:span text:style-name="T78">php/</text:span></text:p>
          <text:p text:style-name="P150"><text:s text:c="30"/>|---- PHPProjectLibrary</text:p>
          <text:p text:style-name="P140"/>
        </text:list-item>
      </text:list>
      <text:list xml:id="list7192673464148304817" text:style-name="L8">
        <text:list-item>
          <text:p text:style-name="P152"><text:span text:style-name="T33">The file </text:span><text:span text:style-name="T34">/usr/local/</text:span><text:span text:style-name="T36">share/php</text:span><text:span text:style-name="T34">/PHPProjectLibrary/Library/Autoload/Loader.php</text:span><text:span text:style-name="T33"> contains the class </text:span><text:span text:style-name="T34">Library_Autoload_Loader</text:span><text:span text:style-name="T33">.</text:span></text:p>
        </text:list-item>
      </text:list>
      <text:p text:style-name="P77"/>
      <text:list xml:id="list232702422457936" text:continue-numbering="true" text:style-name="L8">
        <text:list-item>
          <text:p text:style-name="P152"><text:span text:style-name="T33">The class </text:span><text:span text:style-name="T34">Library_Setup</text:span><text:span text:style-name="T33"> is contained in a file named </text:span><text:span text:style-name="T43">Setup.php</text:span><text:span text:style-name="T33"> located in the folder</text:span></text:p>
        </text:list-item>
      </text:list>
      <text:list xml:id="list232703866834323" text:continue-list="list1643561582342058167" text:style-name="L7">
        <text:list-header>
          <text:p text:style-name="P166"/>
          <text:p text:style-name="P166">/usr/local/<text:span text:style-name="T79">share/php</text:span>/PHPProjectLibrary</text:p>
          <text:p text:style-name="P166"/>
          <text:p text:style-name="P172">/usr/</text:p>
          <text:p text:style-name="P172"><text:s text:c="3"/>|---- local/</text:p>
          <text:p text:style-name="P172"><text:s text:c="12"/>|---- <text:span text:style-name="T79">ahare</text:span>/</text:p>
          <text:p text:style-name="P172"><text:s text:c="21"/>|---- <text:span text:style-name="T79">php</text:span>/</text:p>
          <text:p text:style-name="P173"><text:s text:c="31"/>|---- PHPProjectLibrary/</text:p>
          <text:p text:style-name="P173"><text:s text:c="40"/>|---- Library/</text:p>
          <text:p text:style-name="P173"><text:s text:c="49"/>|---- Setup.php</text:p>
        </text:list-header>
      </text:list>
      <text:list xml:id="list1505410063749007788" text:style-name="L9">
        <text:list-header>
          <text:p text:style-name="P142"/>
        </text:list-header>
        <text:list-item>
          <text:p text:style-name="P153"><text:span text:style-name="T33">The class </text:span><text:span text:style-name="T39">Library</text:span><text:span text:style-name="T34">_Autoload</text:span><text:span text:style-name="T33"> is contained in the file</text:span></text:p>
          <text:p text:style-name="P170"/>
          <text:p text:style-name="P170"><text:soft-page-break/>/usr/local/<text:span text:style-name="T80">share/php</text:span>/PHPProjectLibrary<text:span text:style-name="T80">/</text:span>Library/Autoload.php</text:p>
        </text:list-item>
      </text:list>
      <text:list xml:id="list232701867663858" text:continue-list="list232703866834323" text:style-name="L7">
        <text:list-header>
          <text:p text:style-name="P166"/>
          <text:p text:style-name="P174">/usr/</text:p>
          <text:p text:style-name="P174"><text:s text:c="3"/>|---- local/</text:p>
          <text:p text:style-name="P174"><text:s text:c="12"/>|---- <text:span text:style-name="T79">ahare</text:span>/</text:p>
          <text:p text:style-name="P174"><text:s text:c="21"/>|---- <text:span text:style-name="T79">php</text:span>/</text:p>
          <text:p text:style-name="P174"><text:s text:c="31"/>|---- PHPProjectLibrary/</text:p>
          <text:p text:style-name="P184"><text:s text:c="8"/>|--- Library/</text:p>
          <text:p text:style-name="P174"><text:s text:c="47"/>|---- <text:span text:style-name="T80">Autoload</text:span>.php</text:p>
          <text:p text:style-name="P141"/>
        </text:list-header>
        <text:list-item>
          <text:p text:style-name="P179">namespace-based</text:p>
          <text:p text:style-name="P180"/>
          <text:p text:style-name="P180">This is the preferred naming style. <text:s/>Namespace-based naming is based upon the namespace in which the class is located. <text:s/>It is both more intuitive and easier to use (class names can be smaller for classes referenced within the same namespace).</text:p>
          <text:p text:style-name="P180"/>
          <text:p text:style-name="P183"><text:span text:style-name="T32">Class naming and access follows the rules detailed in the </text:span><text:span text:style-name="T34">PHP</text:span><text:span text:style-name="T32"> manual in the </text:span><text:span text:style-name="T43">Namespace</text:span><text:span text:style-name="T32"> section of the </text:span><text:span text:style-name="T43">Language Reference</text:span><text:span text:style-name="T32"> chapter. <text:s/>The namespace separator characters ( \ ) in the class name are turned into folder separator characters to form a </text:span><text:span text:style-name="T44">path-based</text:span><text:span text:style-name="T32"> name.</text:span></text:p>
        </text:list-item>
      </text:list>
      <text:p text:style-name="P79"/>
      <text:list xml:id="list232703016794416" text:continue-numbering="true" text:style-name="L7">
        <text:list-header>
          <text:p text:style-name="P182"><text:span text:style-name="T33">In the following examples, the installation root is </text:span><text:span text:style-name="T34">/usr/local/</text:span><text:span text:style-name="T38">s</text:span><text:span text:style-name="T37">hare/php</text:span><text:span text:style-name="T33">, and the installation folder is named </text:span><text:span text:style-name="T34">PHPProjectLibrary</text:span><text:span text:style-name="T33">.</text:span></text:p>
          <text:p text:style-name="P180"/>
        </text:list-header>
      </text:list>
      <text:list xml:id="list807178469939881306" text:style-name="L10">
        <text:list-item>
          <text:p text:style-name="P155"><text:span text:style-name="T10">The file </text:span><text:span text:style-name="T31">/usr/local/share/php/PHPProjectLibrary/Library/Autoload/Loader.php</text:span><text:span text:style-name="T10"> contains the class </text:span><text:span text:style-name="T14">Loader</text:span><text:span text:style-name="T10"> in the </text:span><text:span text:style-name="T14">Library\Autoload</text:span><text:span text:style-name="T10"> namespace.</text:span></text:p>
        </text:list-item>
      </text:list>
      <text:p text:style-name="P17"/>
      <text:list xml:id="list232702284635270" text:continue-numbering="true" text:style-name="L10">
        <text:list-header>
          <text:p text:style-name="P175">/usr/</text:p>
          <text:p text:style-name="P175"><text:s text:c="3"/>|---- local/</text:p>
          <text:p text:style-name="P175"><text:s text:c="12"/>|---- libexec/</text:p>
          <text:p text:style-name="P176"><text:s text:c="21"/>|---- <text:span text:style-name="T80">php/</text:span></text:p>
          <text:p text:style-name="P176"><text:s text:c="30"/><text:span text:style-name="T80">|---- </text:span>PHPProjectLibrary/</text:p>
          <text:p text:style-name="P176"><text:s text:c="39"/><text:span text:style-name="T80">|---- </text:span>Library</text:p>
          <text:p text:style-name="P186"><text:s text:c="11"/>|---- Autoload/</text:p>
          <text:p text:style-name="P187"><text:s text:c="45"/>|---- Loader.php</text:p>
          <text:p text:style-name="P188"/>
        </text:list-header>
        <text:list-item>
          <text:p text:style-name="P154"><text:span text:style-name="T33">The class </text:span><text:span text:style-name="T43">Setup</text:span><text:span text:style-name="T33"> in the </text:span><text:span text:style-name="T43">PHPProjectLibrary</text:span><text:span text:style-name="T33"> namespace is contained in a file named </text:span><text:span text:style-name="T43">Setup.php</text:span><text:span text:style-name="T33"> located in the folder named </text:span><text:span text:style-name="T45">/usr/local/</text:span><text:span text:style-name="T46">share</text:span><text:span text:style-name="T45">/</text:span><text:span text:style-name="T46">php/</text:span><text:span text:style-name="T45">PHPProjectLibrary</text:span><text:span text:style-name="T33">.</text:span></text:p>
          <text:p text:style-name="P132"/>
          <text:p text:style-name="P175">/usr/</text:p>
          <text:p text:style-name="P175"><text:s text:c="3"/>|---- local/</text:p>
          <text:p text:style-name="P175"><text:s text:c="12"/>|---- <text:span text:style-name="T80">share</text:span>/</text:p>
          <text:p text:style-name="P175"><text:s text:c="21"/><text:span text:style-name="T80">|---- php</text:span></text:p>
          <text:p text:style-name="P175"><text:s text:c="31"/>|---- PHPProjectLibrary/</text:p>
          <text:list>
            <text:list-item>
              <text:list>
                <text:list-header>
                  <text:p text:style-name="P185"><text:s text:c="8"/><text:span text:style-name="T81">|---- </text:span>Library</text:p>
                </text:list-header>
              </text:list>
            </text:list-item>
          </text:list>
          <text:p text:style-name="P187"><text:s text:c="35"/><text:span text:style-name="T85">|</text:span>---- Setup.php</text:p>
          <text:p text:style-name="P169"/>
        </text:list-item>
        <text:list-item>
          <text:p text:style-name="P154"><text:span text:style-name="T33">The class </text:span><text:span text:style-name="T43">Autoload</text:span><text:span text:style-name="T33"> in the </text:span><text:span text:style-name="T43">Library</text:span><text:span text:style-name="T33"> namespace is contained in the file named </text:span><text:span text:style-name="T43">Autoload.php</text:span><text:span text:style-name="T33"> located in the folder named </text:span><text:span text:style-name="T45">/usr/local/</text:span><text:span text:style-name="T46">share/php</text:span><text:span text:style-name="T45">/PHPProjectLibrary</text:span><text:span text:style-name="T33">.</text:span></text:p>
          <text:p text:style-name="P143"/>
          <text:p text:style-name="P175">/usr/</text:p>
          <text:p text:style-name="P175"><text:s text:c="3"/>|---- local/</text:p>
          <text:p text:style-name="P175"><text:s text:c="12"/>|---- <text:span text:style-name="T81">share</text:span>/</text:p>
          <text:p text:style-name="P175"><text:s text:c="21"/><text:span text:style-name="T81">|---- php</text:span></text:p>
          <text:p text:style-name="P175"><text:s text:c="30"/>|---- PHPProjectLibrary/</text:p>
          <text:p text:style-name="P185"><text:span text:style-name="T81"><text:s text:c="9"/>|---- </text:span>Library/</text:p>
          <text:p text:style-name="P187"><text:s text:c="37"/>|---- Autoload.php</text:p>
        </text:list-item>
      </text:list>
      <text:p text:style-name="P77"/>
      <text:p text:style-name="P25"/>
      <text:p text:style-name="P25">Adopted Class Naming Scheme</text:p>
      <text:p text:style-name="P50"/>
      <text:p text:style-name="P15">The class references within the <text:span text:style-name="T47">PHPProjectLibrary</text:span> class library are <text:span text:style-name="T58">namespace-based</text:span>. <text:s/>The <text:soft-page-break/><text:span text:style-name="T58">path-based</text:span> references are supported by the Autoloader class for backward compatibility and to provide support for libraries which use this structure (e.g. - <text:span text:style-name="T59">Zend Framework </text:span><text:span text:style-name="T61">1</text:span>). <text:s/>All namespace references default to the <text:span text:style-name="T58">PHPProjectLibrary</text:span> namespace and sub-namespaces within that namespace.</text:p>
      <text:p text:style-name="P15"/>
      <text:p text:style-name="P9"/>
      <text:p text:style-name="P9">Design Patterns and the PHPProjectLibrary</text:p>
      <text:p text:style-name="P4"/>
      <text:p text:style-name="P35">A design pattern is a general, reusable solution to a commonly occurring problem in software design. It is <text:span text:style-name="T58">not</text:span> a finished design that can be transformed directly into code, but an abstract description or guide for how to solve a problem, not the solution itself (i.e. - it still needs to be coded, and that code should be tailored to solve the problem at hand).</text:p>
      <text:list xml:id="list559804113396957875" text:style-name="L11">
        <text:list-item>
          <text:list>
            <text:list-item>
              <text:list>
                <text:list-header>
                  <text:p text:style-name="P194"><text:span text:style-name="Strong_20_Emphasis"><text:span text:style-name="T66">There is nothing new about finding a recurring pattern in your code, formalizing this pattern in pure abstraction, implementing re-usable objects from the abstraction layer, and making sure that it solves a problem. <text:s/>This is at the core of </text:span></text:span><text:span text:style-name="Strong_20_Emphasis"><text:span text:style-name="T67">O</text:span></text:span><text:span text:style-name="Strong_20_Emphasis"><text:span text:style-name="T66">bject </text:span></text:span><text:span text:style-name="Strong_20_Emphasis"><text:span text:style-name="T67">O</text:span></text:span><text:span text:style-name="Strong_20_Emphasis"><text:span text:style-name="T66">riented </text:span></text:span><text:span text:style-name="Strong_20_Emphasis"><text:span text:style-name="T67">D</text:span></text:span><text:span text:style-name="Strong_20_Emphasis"><text:span text:style-name="T66">esign (</text:span></text:span><text:span text:style-name="Strong_20_Emphasis"><text:span text:style-name="T67">OOD</text:span></text:span><text:span text:style-name="Strong_20_Emphasis"><text:span text:style-name="T66">) and </text:span></text:span><text:span text:style-name="Strong_20_Emphasis"><text:span text:style-name="T67">O</text:span></text:span><text:span text:style-name="Strong_20_Emphasis"><text:span text:style-name="T66">bject </text:span></text:span><text:span text:style-name="Strong_20_Emphasis"><text:span text:style-name="T67">O</text:span></text:span><text:span text:style-name="Strong_20_Emphasis"><text:span text:style-name="T66">riented </text:span></text:span><text:span text:style-name="Strong_20_Emphasis"><text:span text:style-name="T67">P</text:span></text:span><text:span text:style-name="Strong_20_Emphasis"><text:span text:style-name="T66">rogramming (</text:span></text:span><text:span text:style-name="Strong_20_Emphasis"><text:span text:style-name="T67">OOP</text:span></text:span><text:span text:style-name="Strong_20_Emphasis"><text:span text:style-name="T66">), and has been since the middle 1970s. <text:s/></text:span></text:span><text:span text:style-name="T49">Perhaps the most important benefit of labeling recognizable patterns is the community-wide, shared terminology which allows discussion of abstract concepts from a common starting point. <text:s/>How they are </text:span><text:span text:style-name="T53">implemented</text:span><text:span text:style-name="T49"> is where nearly all of the problems with design patterns occur.</text:span></text:p>
                  <text:p text:style-name="P195"/>
                  <text:p text:style-name="P197"><text:span text:style-name="T27">Often when design patterns are applied incorrectly, it's because the design process happens in reverse. The programmer and/or project manager/designer decides to employ a design pattern without careful design impact consideration</text:span><text:span text:style-name="Strong_20_Emphasis"><text:span text:style-name="T24">. <text:s/></text:span></text:span><text:span text:style-name="T27">More and more, the new application design process begins with deciding which design pattern(s) can be applied to create a maintainable code solution that easily supports future growth. <text:s/>Then the rest of the application is designed around use of the selected design pattern(s).</text:span></text:p>
                  <text:p text:style-name="P195"/>
                  <text:p text:style-name="P197"><text:span text:style-name="T62">Applying design patterns at the start of the design process shows a lack of understanding of the fundamental purpose of design patterns. <text:s/>A design pattern should be employed in response to a </text:span><text:span text:style-name="Strong_20_Emphasis"><text:span text:style-name="T63">real, existing </text:span></text:span><text:span text:style-name="T62">software design problem in the application, not simply to introduce a design </text:span><text:span text:style-name="Strong_20_Emphasis"><text:span text:style-name="T63">pattern for the design <text:s/>pattern's sake. <text:s/>Design patterns are not code, nor should they be considered inflexible in their implementation. <text:s/>Implementation of design pattern(s) as part of an application should be customized to the actual needs of the application or programming system.</text:span></text:span></text:p>
                  <text:p text:style-name="P197"><text:span text:style-name="Strong_20_Emphasis"><text:span text:style-name="T63"/></text:span></text:p>
                  <text:p text:style-name="P197"><text:span text:style-name="T62">Introducing complex abstractions and design patterns only to make change easier in the future often achieves the exact opposite and usually exposes a major flaw in the </text:span><text:span text:style-name="T64">S</text:span><text:span text:style-name="T62">oftware </text:span><text:span text:style-name="T64">D</text:span><text:span text:style-name="T62">evelopment </text:span><text:span text:style-name="T64">L</text:span><text:span text:style-name="T62">ife </text:span><text:span text:style-name="T64">C</text:span><text:span text:style-name="T62">ycle (</text:span><text:span text:style-name="T64">SDLC</text:span><text:span text:style-name="T62">) plan for the application development project.</text:span></text:p>
                  <text:p text:style-name="P198"/>
                  <text:p text:style-name="P199"><text:span text:style-name="Strong_20_Emphasis"><text:span text:style-name="T63">During the initial design and development phase, if a needed class fits a well known design pattern, such as a singleton class or a class factory class, it will be implemented in that manner. <text:s/>However, for the most part, the implementation of a design pattern will be done in a refactoring of the code during a review of the </text:span></text:span><text:span text:style-name="Strong_20_Emphasis"><text:span text:style-name="T65">PHPProjectLibrary</text:span></text:span><text:span text:style-name="Strong_20_Emphasis"><text:span text:style-name="T63"> class library coding.</text:span></text:span></text:p>
                  <text:p text:style-name="P200"/>
                  <text:p text:style-name="P196">Employing Design Patterns in the PHPProjectLibrary Library</text:p>
                  <text:p text:style-name="P196"/>
                  <text:p text:style-name="P195">Since the <text:span text:style-name="T47">PHPProjectLibrary</text:span> is a source code library, it makes sense to support the use of both established and custom design patterns for general use in, and specific to, the <text:span text:style-name="T47">PHPProjectLibrary</text:span>. The definition and implementation of design patterns should adhere to the following recommendations:</text:p>
                </text:list-header>
              </text:list>
            </text:list-item>
          </text:list>
        </text:list-item>
      </text:list>
      <text:list xml:id="list3650884424883334483" text:style-name="L12">
        <text:list-header>
          <text:p text:style-name="P201"/>
        </text:list-header>
        <text:list-item>
          <text:p text:style-name="P201">For most uses, the design pattern definition should be provided within the context of an interface definition and augmented with an abstract base class implementing the interface requirements;</text:p>
          <text:p text:style-name="P201"/>
        </text:list-item>
        <text:list-item>
          <text:p text:style-name="P201">If a class implementation which extends the abstract class is not provided, a sample class which extends the abstract class should be provided;</text:p>
          <text:p text:style-name="P201"/>
        </text:list-item>
        <text:list-item>
          <text:p text:style-name="P202"><text:span text:style-name="T11">Within the design pattern definition file the class, class properties and class methods should be preceded by a document block which is compatible with </text:span><text:span text:style-name="T15">phpDocumentor</text:span><text:span text:style-name="T11"> format (refer to the </text:span><text:span text:style-name="T13">phpDocumentor</text:span><text:span text:style-name="T11"> web site at </text:span><text:a xlink:type="simple" xlink:href="http://phpdoc.org/" text:style-name="Internet_20_link" text:visited-style-name="Visited_20_Internet_20_Link"><text:span text:style-name="T26">http://phpdoc.org/</text:span></text:a><text:span text:style-name="T13"> </text:span><text:span text:style-name="T11">for details).</text:span></text:p>
        </text:list-item>
      </text:list>
      <text:p text:style-name="P65"><text:soft-page-break/></text:p>
      <text:p text:style-name="P67">PHPProjectLibrary Class Documentation</text:p>
      <text:p text:style-name="P64"/>
      <text:p text:style-name="P64"><text:span text:style-name="T10">Two of the stated design goals for the </text:span><text:span text:style-name="T12">PHPProjectLibrary</text:span><text:span text:style-name="T10"> class library are</text:span></text:p>
      <text:p text:style-name="P65"/>
      <text:p text:style-name="P30"><text:span text:style-name="T20">“</text:span><text:span text:style-name="T17">to employ comfortable and easy to use software development techniques derived from sound algorithmic design and detailed planning”</text:span></text:p>
      <text:p text:style-name="P66"/>
      <text:p text:style-name="P66">and</text:p>
      <text:p text:style-name="P66"/>
      <text:list xml:id="list232702433722963" text:continue-list="list122072618806254111" text:style-name="L2">
        <text:list-header>
          <text:p text:style-name="P125"><text:span text:style-name="T17">“to provide documentation for each </text:span><text:span text:style-name="T19">PHPProjectLibrary</text:span><text:span text:style-name="T17"> class to make it easy to understand the construction and purpose of the class and it's methods, and thus make it easy to extend.”</text:span></text:p>
        </text:list-header>
      </text:list>
      <text:p text:style-name="P54"/>
      <text:p text:style-name="P54">With these goals in mind, the following suggested standards for class documentation are proposed, and will be followed throughout the this document.</text:p>
      <text:p text:style-name="P54"/>
      <text:p text:style-name="P54"/>
      <text:p text:style-name="P27">Class Documentation</text:p>
      <text:p text:style-name="P54"/>
      <text:p text:style-name="P21">Class documentation contains the following information items:</text:p>
      <text:p text:style-name="P21"/>
      <text:list xml:id="list3998349366090789628" text:style-name="L13">
        <text:list-item>
          <text:p text:style-name="P133">A statement of the purpose of the class and it's use;</text:p>
          <text:p text:style-name="P133"/>
        </text:list-item>
        <text:list-item>
          <text:p text:style-name="P136"><text:span text:style-name="T20">A section titled </text:span><text:span text:style-name="T21">Design criteria and considerations</text:span><text:span text:style-name="T20"> which will contain a list of</text:span></text:p>
          <text:p text:style-name="P133"/>
        </text:list-item>
        <text:list-item>
          <text:p text:style-name="P146"><text:span text:style-name="T47">design criteria</text:span> expressing the goals of the class;</text:p>
        </text:list-item>
        <text:list-item>
          <text:p text:style-name="P146"><text:span text:style-name="T47">design considerations</text:span> expressing any special considerations made;</text:p>
        </text:list-item>
        <text:list-item>
          <text:p text:style-name="P146"><text:span text:style-name="T47">PHP</text:span><text:span text:style-name="T58"> namespace</text:span> and <text:span text:style-name="T58">use</text:span> statements used; and</text:p>
        </text:list-item>
        <text:list-item>
          <text:p text:style-name="P146">external class dependencies;</text:p>
          <text:p text:style-name="P133"/>
        </text:list-item>
        <text:list-item>
          <text:p text:style-name="P133">One or more of the following tables:</text:p>
          <text:p text:style-name="P133"/>
        </text:list-item>
        <text:list-item>
          <text:p text:style-name="P156"><text:span text:style-name="T21">Class properties</text:span><text:span text:style-name="T20"> and a description of their use;</text:span></text:p>
        </text:list-item>
        <text:list-item>
          <text:p text:style-name="P156"><text:span text:style-name="T21">Class methods</text:span><text:span text:style-name="T20"> and a description of their use;</text:span></text:p>
        </text:list-item>
        <text:list-item>
          <text:p text:style-name="P156"><text:span text:style-name="T21">Inherited class properties</text:span><text:span text:style-name="T20"> and a description of their use;</text:span></text:p>
        </text:list-item>
        <text:list-item>
          <text:p text:style-name="P156"><text:span text:style-name="T21">Inherited class methods</text:span><text:span text:style-name="T20"> and a description of their use;</text:span></text:p>
          <text:p text:style-name="P156"><text:span text:style-name="T21">Static class properties</text:span><text:span text:style-name="T20"> and a description of their use;</text:span></text:p>
        </text:list-item>
        <text:list-item>
          <text:p text:style-name="P156"><text:span text:style-name="T21">Static class methods</text:span><text:span text:style-name="T20"> and a description of their use;</text:span></text:p>
          <text:p text:style-name="P133"/>
        </text:list-item>
        <text:list-item>
          <text:p text:style-name="P133"><text:span text:style-name="T47">Method Documentation</text:span> for each class method, as described below; and</text:p>
          <text:p text:style-name="P133"/>
        </text:list-item>
        <text:list-item>
          <text:p text:style-name="P133">An up-to-date source listing of the complete class implementation.</text:p>
        </text:list-item>
      </text:list>
      <text:p text:style-name="P21"/>
      <text:p text:style-name="P21"/>
      <text:p text:style-name="P27">Method Documentation</text:p>
      <text:p text:style-name="P54"/>
      <text:p text:style-name="P21">Class method documentation contains the following information items:</text:p>
      <text:p text:style-name="P21"/>
      <text:list xml:id="list54495403056640256" text:style-name="L14">
        <text:list-item>
          <text:p text:style-name="P134">A statement of purpose and use;</text:p>
          <text:p text:style-name="P134"/>
        </text:list-item>
        <text:list-item>
          <text:p text:style-name="P134">An <text:span text:style-name="T47">Algorithm</text:span> section providing a <text:span text:style-name="T47">Natural Language Algorithm</text:span> (see below) detailing the planned flow of the class method; and</text:p>
          <text:p text:style-name="P134"/>
        </text:list-item>
        <text:list-item>
          <text:p text:style-name="P134">An <text:span text:style-name="T47">Implementation</text:span> section providing</text:p>
          <text:p text:style-name="P134"/>
        </text:list-item>
        <text:list-item>
          <text:p text:style-name="P147">A source listing of the coded implementation;</text:p>
        </text:list-item>
        <text:list-item>
          <text:p text:style-name="P147">One or both of the following tables, if required:</text:p>
        </text:list-item>
        <text:list-item>
          <text:p text:style-name="P177"><text:span text:style-name="T21">Required Parameters</text:span><text:span text:style-name="T20"> and a description of each parameter,</text:span></text:p>
        </text:list-item>
        <text:list-item>
          <text:p text:style-name="P177"><text:span text:style-name="T21">Optional Parameters</text:span><text:span text:style-name="T20"> and a description of each parameter; and</text:span></text:p>
        </text:list-item>
        <text:list-item>
          <text:p text:style-name="P147"><text:soft-page-break/>A natural language explanation (narrative) of the code in the implementation.</text:p>
        </text:list-item>
      </text:list>
      <text:p text:style-name="P21"/>
      <text:p text:style-name="P21"/>
      <text:p text:style-name="P22">Natural Language Algorithm</text:p>
      <text:p text:style-name="P54"/>
      <text:p text:style-name="P31">A natural language algorithm is a statement of the steps needed to perform the work of the class method in the language of the author. <text:s/>It may be pseudo-code, but more usefully it is written in the language of the author.</text:p>
      <text:p text:style-name="P31"/>
      <text:p text:style-name="P31"><text:span text:style-name="T82">The</text:span> natural language <text:span text:style-name="T82">chosen for the </text:span><text:span text:style-name="T48">PHPProjectLibrary</text:span><text:span text:style-name="T82"> is </text:span><text:span text:style-name="T57">E</text:span><text:span text:style-name="T56">nglish</text:span>, all algorithms <text:span text:style-name="T82">in</text:span> class method documentation will be in <text:span text:style-name="T82">E</text:span>nglish.</text:p>
      <text:p text:style-name="P31"/>
      <text:p text:style-name="P31"><text:span text:style-name="T47">For example</text:span>, a natural language algorithm to count from zero to 100 could be written:</text:p>
      <text:p text:style-name="P31"/>
      <text:list xml:id="list837047230533427402" text:style-name="L15">
        <text:list-header>
          <text:p text:style-name="P206">1. <text:s/>set <text:span text:style-name="T47">counter</text:span> to 0</text:p>
          <text:p text:style-name="P129">2. <text:s/>add 1 to <text:span text:style-name="T47">counter</text:span></text:p>
          <text:p text:style-name="P129">3. <text:s/>if <text:span text:style-name="T47">counter</text:span> is less than 100, goto step 2</text:p>
          <text:p text:style-name="P189"/>
          <text:p text:style-name="P204"><text:span text:style-name="T10">One possible implementation of this algorithm in </text:span><text:span text:style-name="T12">PHP</text:span><text:span text:style-name="T10"> could be</text:span></text:p>
          <text:p text:style-name="P205"/>
          <text:p text:style-name="P137">$counter = 0;</text:p>
          <text:p text:style-name="P137">while ($counter &lt; 100)</text:p>
          <text:p text:style-name="P137">{</text:p>
          <text:p text:style-name="P151">$counter += 1;</text:p>
          <text:p text:style-name="P137">}</text:p>
        </text:list-header>
      </text:list>
      <text:p text:style-name="P29"/>
      <text:p text:style-name="P29"/>
      <text:p text:style-name="P34">Methodology</text:p>
      <text:p text:style-name="P31"/>
      <text:p text:style-name="P31">You may be asking yourself “when do we start writing code?” <text:s/>Or “isn't this really overkill?” <text:s/>Well, in a way it is. <text:s/>But for this type of project, it makes a lot of sense. <text:s/></text:p>
      <text:p text:style-name="P31"/>
      <text:p text:style-name="P31">Reading the above, it would appear that a lot of up-front work need be performed prior to doing any coding at all. <text:s/>In reality, that would be a pretty poor way to implement it. <text:s/>The above stated documentation structures are not a list of top-down steps to implement the code within a class.</text:p>
      <text:p text:style-name="P31"/>
      <text:p text:style-name="P31">When you think about it, when you decide that you require a class to implement an object, you already have a pretty good idea what you want it to do, so a statement of the class purpose should be a fairly easy task. <text:s/>You probably also know what namespace you are going to assign the class to, so at least one item can be put in the <text:s/><text:span text:style-name="T56">Design criteria and considerations</text:span><text:span text:style-name="T54">.</text:span></text:p>
      <text:p text:style-name="P33"/>
      <text:p text:style-name="P31"><text:span text:style-name="T54">If the class is a standard class (i.e. - not a static class) you can create the </text:span><text:span text:style-name="T56">Class methods</text:span><text:span text:style-name="T54"> table and add the </text:span><text:span text:style-name="T58">__construct</text:span><text:span text:style-name="T54"> class constructor to the table. <text:s/>Other class methods can be added as the writing of the class progresses.</text:span></text:p>
      <text:p text:style-name="P33"/>
      <text:p text:style-name="P31"><text:span text:style-name="T54">The </text:span><text:span text:style-name="T56">Method Documentation</text:span><text:span text:style-name="T54"> is where the real documentation occurs. <text:s/>The purpose of writing a </text:span><text:span text:style-name="T56">Natural Language Algorithm</text:span><text:span text:style-name="T54"> is to spend the time planning and refining the steps required to complete the functionality of the method. <text:s/>Naturally, the algorithm will probably change during the actual code implementation and testing, and will need to be updated </text:span><text:span text:style-name="T55">to reflect those</text:span><text:span text:style-name="T54"> changes.</text:span></text:p>
      <text:p text:style-name="P32"/>
      <text:p text:style-name="P32">Example:</text:p>
      <text:p text:style-name="P33"/>
      <text:p text:style-name="P31"><text:span text:style-name="T54">The following example of a </text:span><text:span text:style-name="T56">get</text:span><text:span text:style-name="T54"> method for an imaginary class illustrates the method documentation:</text:span></text:p>
      <text:p text:style-name="P33"/>
      <text:h text:style-name="P215" text:outline-level="5"><text:bookmark-start text:name="get"/>get<text:bookmark-end text:name="get"/></text:h>
      <text:p text:style-name="P36"/>
      <text:p text:style-name="P37">Returns the value of a <text:span text:style-name="T47">class</text:span> property by reference.</text:p>
      <text:p text:style-name="P37"/>
      <text:p text:style-name="P38">Algorithm</text:p>
      <text:p text:style-name="P37"/>
      <text:list xml:id="list7322014837339486478" text:style-name="L16">
        <text:list-header>
          <text:p text:style-name="P209">1. Assign parameter value to <text:span text:style-name="T58">propertyName</text:span></text:p>
          <text:p text:style-name="P209"><text:soft-page-break/>2. If <text:span text:style-name="T58">propertyName</text:span> contains the name of a property, return the <text:span text:style-name="T58">propertyName</text:span> value</text:p>
        </text:list-header>
      </text:list>
      <text:list xml:id="list2548530737013802308" text:style-name="L17">
        <text:list-header>
          <text:p text:style-name="P210">3. Return null</text:p>
          <text:p text:style-name="P211"/>
        </text:list-header>
      </text:list>
      <text:p text:style-name="P38">Implementation</text:p>
      <text:p text:style-name="P102"/>
      <text:p text:style-name="P88">/**</text:p>
      <text:p text:style-name="P88"><text:s/>* get</text:p>
      <text:p text:style-name="P88"><text:s/>*</text:p>
      <text:p text:style-name="P88"><text:s/>* Returns a property value by reference</text:p>
      <text:p text:style-name="P88"><text:s/>* @param string $property = the name of the property to get</text:p>
      <text:p text:style-name="P88"><text:s/>* @return mixed $value = the value of the property</text:p>
      <text:p text:style-name="P88"><text:s/>*/</text:p>
      <text:p text:style-name="P88">public function &amp;get($property)</text:p>
      <text:p text:style-name="P88">{</text:p>
      <text:p text:style-name="P88"><text:tab/>if ($this-&gt;exists($property))</text:p>
      <text:p text:style-name="P88"><text:tab/>{</text:p>
      <text:p text:style-name="P88"><text:tab/><text:tab/>return $this-&gt;{$property};</text:p>
      <text:p text:style-name="P88"><text:tab/>}</text:p>
      <text:p text:style-name="P88"/>
      <text:p text:style-name="P88"><text:tab/>return null;</text:p>
      <text:p text:style-name="P88">}</text:p>
      <text:p text:style-name="P47"/>
      <text:p text:style-name="P47"/>
      <text:p text:style-name="P47">Narrative</text:p>
      <text:p text:style-name="P47"/>
      <text:p text:style-name="P82"><text:span text:style-name="T68">The </text:span><text:span text:style-name="Class_20_Variables"><text:span text:style-name="T69">get</text:span></text:span><text:span text:style-name="T68"> method expects a single, mandatory parameter:</text:span></text:p>
      <text:p text:style-name="P81"><text:span text:style-name="Class_20_Variables"><text:span text:style-name="T69"/></text:span></text:p>
      <table:table table:name="Table1" table:style-name="Table1">
        <table:table-column table:style-name="Table1.A"/>
        <table:table-column table:style-name="Table1.B"/>
        <table:table-row>
          <table:table-cell table:style-name="Table1.A1" office:value-type="string">
            <text:p text:style-name="P115">Parameter</text:p>
          </table:table-cell>
          <table:table-cell table:style-name="Table1.B1" office:value-type="string">
            <text:p text:style-name="P115">Description</text:p>
          </table:table-cell>
        </table:table-row>
        <table:table-row>
          <table:table-cell table:style-name="Table1.A2" office:value-type="string">
            <text:p text:style-name="P114">$property</text:p>
          </table:table-cell>
          <table:table-cell table:style-name="Table1.B2" office:value-type="string">
            <text:p text:style-name="P69">Name of the property (variable) to query</text:p>
          </table:table-cell>
        </table:table-row>
      </table:table>
      <text:p text:style-name="P95"/>
      <text:p text:style-name="P83"/>
      <text:p text:style-name="P82"><text:span text:style-name="T68">The </text:span><text:span text:style-name="T71">$property</text:span><text:span text:style-name="T68"> parameter is used as the name of a</text:span><text:span text:style-name="Class_20_Variables"><text:span text:style-name="T68"> </text:span></text:span><text:span text:style-name="Class_20_Variables"><text:span text:style-name="T70">variable</text:span></text:span><text:span text:style-name="T68"> property (or </text:span><text:span text:style-name="Class_20_Variables"><text:span text:style-name="T70">dynamic</text:span></text:span><text:span text:style-name="T68"> property) and is used to fetch and return a reference to the indicated </text:span><text:span text:style-name="Class_20_Variables"><text:span text:style-name="T69">$property</text:span></text:span><text:span text:style-name="T68">, if it exists, or </text:span><text:span text:style-name="Class_20_Variables"><text:span text:style-name="T70">null</text:span></text:span><text:span text:style-name="T68"> if it does not exist.</text:span></text:p>
      <text:p text:style-name="P39"/>
      <text:p text:style-name="P68"/>
      <text:p text:style-name="P65"/>
      <text:p text:style-name="P57">Autoloading Classes and PSR-0</text:p>
      <text:p text:style-name="P56"/>
      <text:p text:style-name="P51">Prior to <text:span text:style-name="T47">PHP 5</text:span>, every source to be included in a <text:span text:style-name="T47">PHP</text:span> application had to be manually included. <text:s/>For an application of substantial size, this could result in a long list of files to be included in the application. <text:s/>Not only was this list cumbersome (both to install and to use), it had to be maintained. <text:s/>And each file in the list had to be loaded, even if there was little chance of the class being required or used. <text:s/></text:p>
      <text:p text:style-name="P18"/>
      <text:p text:style-name="P51">Distributing the include/require to individual class files seemed a logical alternative, but also created a maintenance nightmare if a class name needed to be changed.</text:p>
      <text:p text:style-name="P18"/>
      <text:p text:style-name="P18"/>
      <text:p text:style-name="P19">__autoload</text:p>
      <text:p text:style-name="P18"/>
      <text:p text:style-name="P18"><text:span text:style-name="T47">PHP 5</text:span> introduced the <text:span text:style-name="T58">autoload </text:span>mechanism, which allows developer's to write an <text:span text:style-name="T58">__autoload</text:span> function which is automatically called to load a class or interface which has not yet <text:s/>been defined, giving the scripting engine a last-chance to load a class before failing with a fatal error. <text:s/>This mechanism removes the necessity of a list of include files in the program and provides the developer with the opportunity to locate and load the source file based upon the name of the class being required by the scripting engine.</text:p>
      <text:p text:style-name="P18"/>
      <text:p text:style-name="P18"/>
      <text:p text:style-name="P16">spl_autoload_register</text:p>
      <text:p text:style-name="P14"/>
      <text:p text:style-name="P18"><text:soft-page-break/>Beginning with the <text:span text:style-name="T47">5.3 </text:span>release of <text:span text:style-name="T47">PHP</text:span>, several new functions were included in the <text:span text:style-name="T58">Standard PHP Library</text:span> (<text:span text:style-name="T47">SPL</text:span>) intended to enhance this mechanism. <text:s/>The <text:span text:style-name="T47">SPL</text:span> functions are intended to replace the __autoload function and eventually phase it out. <text:s/>For this reason, use of the __autoload function has been deprecated.</text:p>
      <text:p text:style-name="P15"/>
      <text:p text:style-name="P15"/>
      <text:p text:style-name="P16">Pragmatics</text:p>
      <text:p text:style-name="P14"/>
      <text:p text:style-name="P14">Neither the <text:span text:style-name="T58">__autoload</text:span> nor the <text:span text:style-name="T58">spl_autoload_*</text:span> functions enforce a class naming convention. <text:s/>This led to each application or class library developer being able to devise non-standard mechanisms to locate a source file for a given class. <text:s/>While this is perfectly fine for local and in-house functions, it presents a challenge when developing class libraries for general (non-local) consumption.</text:p>
      <text:p text:style-name="P14"/>
      <text:p text:style-name="P14">Each class library vendor is free to devise any scheme they desire for locating the class files in their library. <text:s/>The problem arises when an application developer embraces a vendor's class library and faces potential re-structuring of the application to conform to the vendor's requirements, or replacement of the vendor's __autoload functionality in order to embody the application's requirements.</text:p>
      <text:p text:style-name="P14"/>
      <text:p text:style-name="P14">While <text:span text:style-name="T47">SPL</text:span> allows for multiple autoload functions to be registered, the lack of a standard seriously compromises the ease of code interoperability.</text:p>
      <text:p text:style-name="P14"/>
      <text:p text:style-name="P14"/>
      <text:p text:style-name="P16">The Standard (PSR-0)</text:p>
      <text:p text:style-name="P3"/>
      <text:p text:style-name="P20"><text:span text:style-name="T47">PSR-0</text:span> (<text:span text:style-name="T47">P</text:span>HP <text:span text:style-name="T47">S</text:span>tandards <text:span text:style-name="T47">R</text:span>eference), from the <text:span text:style-name="T58">PHP Standards Working Group</text:span>, describes a class and directory naming standard for <text:span text:style-name="T59">autoload</text:span> interoperability. <text:s/>The requirements are:</text:p>
      <text:p text:style-name="P20"/>
      <text:list xml:id="list445734025528450125" text:style-name="L18">
        <text:list-item>
          <text:p text:style-name="P123">Fully qualified class names (<text:span text:style-name="T47">FQCN</text:span> or <text:span text:style-name="T47">FQN</text:span>) consist of the following elements:</text:p>
          <text:p text:style-name="P145"/>
          <text:p text:style-name="P148">\&lt;Vendor-name&gt;\(&lt;Namespace&gt;\)*&lt;Class name&gt;</text:p>
          <text:p text:style-name="P158"/>
        </text:list-item>
        <text:list-item>
          <text:p text:style-name="P135">The top-level of the namespace is the <text:span text:style-name="T47">&lt;Vendor-name&gt;</text:span>;</text:p>
          <text:p text:style-name="P135"/>
        </text:list-item>
        <text:list-item>
          <text:p text:style-name="P135">Each namespace may have unlimited sub-namespaces;</text:p>
          <text:p text:style-name="P135"/>
        </text:list-item>
        <text:list-item>
          <text:p text:style-name="P135">Namespace separators (i.e. - <text:span text:style-name="T47">\</text:span>) will be converted to <text:span text:style-name="T47">DIRECTORY_SEPARATOR</text:span>s <text:s/>to locate the class file in the file system;</text:p>
          <text:p text:style-name="P135"/>
        </text:list-item>
        <text:list-item>
          <text:p text:style-name="P135">Each underscore character ( <text:span text:style-name="T47">_ </text:span>) in <text:span text:style-name="T47">&lt;Class name&gt;</text:span> is converted to a <text:span text:style-name="T47">DIRECTORY_SEPARATOR</text:span>; and</text:p>
          <text:p text:style-name="P135"/>
        </text:list-item>
        <text:list-item>
          <text:p text:style-name="P135">The fully-qualified namespace and class has <text:span text:style-name="T47">.php</text:span> appended to the end of the name prior to loading from the file system.</text:p>
          <text:p text:style-name="P190"/>
          <text:p text:style-name="P181">Note that the underscore character is converted to a <text:span text:style-name="T47">DIRECTORY_SEPARATOR</text:span> <text:span text:style-name="T47">ONLY</text:span> if it appears in the <text:span text:style-name="T47">&lt;Class name&gt;</text:span>. <text:s/>This means that the underscore will remain unchanged if it is used in the <text:span text:style-name="T47">&lt;Vendor-name&gt;</text:span> or <text:span text:style-name="T47">&lt;Namespace name&gt;</text:span>.</text:p>
        </text:list-item>
      </text:list>
      <text:p text:style-name="P18"/>
      <text:p text:style-name="P18">Also, the standard assumes that only one class is stored in each source file to be loaded using the <text:span text:style-name="T59">autoloader</text:span> mechanism.</text:p>
      <text:p text:style-name="P18"/>
      <text:p text:style-name="P16"/>
      <text:p text:style-name="P16">PSR-0 Compliant Design</text:p>
      <text:p text:style-name="P18"/>
      <text:p text:style-name="P18">The <text:span text:style-name="T58">PHPProjectLibrary</text:span> code library adheres to <text:span text:style-name="T47">PSR-0</text:span> source file naming and directory structure layout. <text:s/>The autoloader design conforms to the standard, implementing a simple autoloader as a <text:span text:style-name="T59">singleton class</text:span> with a <text:span text:style-name="T59">static interface function</text:span> (<text:span text:style-name="T47">instantiate()</text:span>) to create the class instance, and both <text:span text:style-name="T59">static </text:span><text:span text:style-name="T56">and </text:span><text:span text:style-name="T59">instance interface functions</text:span>, <text:span text:style-name="T47">loadClass()</text:span> and <text:span text:style-name="T47">loader()</text:span>, respectively, to load a requested class file located in the active include path.</text:p>
      <text:p text:style-name="P18"/>
      <text:p text:style-name="P18"><text:soft-page-break/>Implementing the autoloader as a <text:span text:style-name="T54">singleton class</text:span> was chosen because only a single instance of the autoloader class is required for proper operation. <text:s/>The rationale behind using a singleton class is that the class will be part of an open source library, and not all users will understand or even have knowledge of the design criteria. <text:s/>Using a singleton class <text:span text:style-name="T82">helps to </text:span>ensure the proper class behavior.</text:p>
      <text:p text:style-name="P49"/>
      <text:p text:style-name="P50"/>
      <text:p text:style-name="P91">Chapter 3 – Programming the phpTest system</text:p>
      <text:p text:style-name="P2"/>
      <text:p text:style-name="P2">This chapter presents an overview of the <text:span text:style-name="T47">phpTest</text:span> system and it's requirements for the development of the <text:span text:style-name="T47">PHPProjectLibrary</text:span> class library.</text:p>
      <text:p text:style-name="P50"/>
      <text:p text:style-name="P57">Overview</text:p>
      <text:p text:style-name="P50"/>
      <text:p text:style-name="P62">The <text:span text:style-name="T47">phpTest</text:span> system consists of 2 parts:</text:p>
      <text:p text:style-name="P62"/>
      <text:list xml:id="list7893199227275255899" text:style-name="L19">
        <text:list-item>
          <text:p text:style-name="P124"><text:span text:style-name="T47">phpTest</text:span> – the main testing application</text:p>
          <text:p text:style-name="P124"/>
        </text:list-item>
        <text:list-item>
          <text:p text:style-name="P124"><text:span text:style-name="T47">Testing Framework</text:span> – the class that all tests must extend in order to provide the test module desired functionality.</text:p>
        </text:list-item>
      </text:list>
      <text:p text:style-name="P57"/>
      <text:p text:style-name="P28">phpTest</text:p>
      <text:p text:style-name="P26"/>
      <text:p text:style-name="P40">The <text:span text:style-name="T47">phpTest</text:span> application is a programmable assertion test runner. <text:s/>It serves multiple purposes: development of the application will drive the initial development of the <text:span text:style-name="T47">PHPProjectLibrary</text:span>, and the <text:span text:style-name="T47">phpTest</text:span> application, as it becomes more robust, will help in the development and testing of the <text:span text:style-name="T47">PHPProjectLibrary</text:span>.</text:p>
      <text:p text:style-name="P40"/>
      <text:p text:style-name="P40">The application is divided into several logical sections, resulting in as many physical classes, to make software maintenance and extension an easy task.</text:p>
      <text:p text:style-name="P40"/>
      <text:list xml:id="list1210479748358202329" text:style-name="L20">
        <text:list-item>
          <text:p text:style-name="P213">Library\phpTest.php</text:p>
        </text:list-item>
        <text:list-item>
          <text:p text:style-name="P213">Library\Testing\Setup.php</text:p>
        </text:list-item>
        <text:list-item>
          <text:p text:style-name="P213">Library\Testing\Exception.php</text:p>
        </text:list-item>
        <text:list-item>
          <text:p text:style-name="P213">Library\Testing\Runner.php</text:p>
        </text:list-item>
      </text:list>
      <text:p text:style-name="P40"/>
      <text:p text:style-name="P80"/>
      <text:p text:style-name="P28">Testing Framework</text:p>
      <text:p text:style-name="P15"/>
      <text:p text:style-name="P40">The <text:span text:style-name="T47">Testing Framework</text:span> is a software test harness consisting of the <text:span text:style-name="T47">Testing\Base</text:span> and <text:span text:style-name="T47">Testing\UtilityMethods</text:span> classes. <text:s/>These classes provide the methods required to implement the assertion tests within the class test program.</text:p>
      <text:p text:style-name="P40"/>
      <text:p text:style-name="P85">Testing\Base</text:p>
      <text:p text:style-name="P84"/>
      <text:p text:style-name="P84">The <text:span text:style-name="T47">Testing\Base</text:span> class provides the minimal methods required to implement the assertion test model with exception and logging support.</text:p>
      <text:p text:style-name="P84"/>
      <text:p text:style-name="P85">assertSetup(active, warning, bail, callBack)</text:p>
      <text:p text:style-name="P101"><text:span text:style-name="T28">Set the PHP </text:span><text:span text:style-name="Class_20_Variables"><text:span text:style-name="T28">assert_options</text:span></text:span><text:span text:style-name="T28"> for the PHP </text:span><text:span text:style-name="Class_20_Variables"><text:span text:style-name="T28">assert</text:span></text:span><text:span text:style-name="T28"> logic. <text:s/>Refer to the PHP user manual for definitions and functionality of the 4 parameters.</text:span></text:p>
      <text:p text:style-name="P84"/>
      <text:p text:style-name="P85">assertTest(assertion, message, expected)</text:p>
      <text:p text:style-name="P103">Executes the string contained in <text:span text:style-name="T47">assertion </text:span>and returns the result conditioned by the value in <text:span text:style-name="T47">expected</text:span>. <text:s/>If <text:span text:style-name="T47">message</text:span> is non-null, it is output to the current logging mechanism by calling <text:span text:style-name="T47">assertLogMessage</text:span>.</text:p>
      <text:p text:style-name="P103"/>
      <text:p text:style-name="P85">assertTrue(assertion, message)</text:p>
      <text:p text:style-name="P103">Executes the string contained in <text:span text:style-name="T47">assertion</text:span> and returns <text:span text:style-name="T59">true</text:span> if the test is <text:span text:style-name="T59">true</text:span>, otherwise returns <text:span text:style-name="T59">false</text:span><text:span text:style-name="T54">.</text:span> <text:s/>If <text:span text:style-name="T47">message</text:span> is non-null, it is output to the current logging mechanism.</text:p>
      <text:p text:style-name="P103"/>
      <text:p text:style-name="P85"><text:soft-page-break/>assertFalse(assertion, message)</text:p>
      <text:p text:style-name="P103">Executes the string contained in <text:span text:style-name="T47">assertion</text:span> and returns <text:span text:style-name="T59">true</text:span> if the test is <text:span text:style-name="T59">false</text:span>, otherwise returns <text:span text:style-name="T59">false</text:span>. <text:s/>If <text:span text:style-name="T47">message</text:span> is non-null, it is output to the current logging mechanism.</text:p>
      <text:p text:style-name="P103"/>
      <text:p text:style-name="P85">assertException(assertion, message, expected)</text:p>
      <text:p text:style-name="P103">Executes the string contained in <text:span text:style-name="T47">assertion </text:span>and returns the result conditioned by the value in <text:span text:style-name="T47">expected</text:span>. <text:s/>If <text:span text:style-name="T47">message</text:span> is non-null, it is output to the current logging mechanism by calling <text:span text:style-name="T47">assertLogMessage</text:span>.</text:p>
      <text:p text:style-name="P103"/>
      <text:p text:style-name="P103">If an exception is generated, and <text:span text:style-name="T47">exceptionCallback</text:span> is non-null, a copy of the exception is passed to the method described in <text:span text:style-name="T47">exceptionCallback</text:span> . <text:s/></text:p>
      <text:p text:style-name="P103"/>
      <text:p text:style-name="P103">Otherwise, the exception is copied to the exceptionDescriptor class property and the <text:span text:style-name="T47">exceptionCaught</text:span> flag is set. <text:s/>The exceptionDescriptor can be fetched by calling the <text:span text:style-name="T47">getException</text:span> method, and the exceptionCaught flag can be tested by calling the <text:span text:style-name="T47">exceptionCaught</text:span> method,</text:p>
      <text:p text:style-name="P104"/>
      <text:p text:style-name="P85">assertExceptionTrue(assertion, message)</text:p>
      <text:p text:style-name="P103">Executes the string contained in <text:span text:style-name="T47">assertion</text:span> and returns <text:span text:style-name="T59">true</text:span> if the test is <text:span text:style-name="T59">true</text:span>, otherwise returns <text:span text:style-name="T59">false</text:span><text:span text:style-name="T54">.</text:span> <text:s/>If <text:span text:style-name="T47">message</text:span> is non-null, it is output to the current logging mechanism.</text:p>
      <text:p text:style-name="P103"/>
      <text:p text:style-name="P85">assertExceptionFalse(assertion, message)</text:p>
      <text:p text:style-name="P103">Executes the string contained in <text:span text:style-name="T47">assertion</text:span> and returns <text:span text:style-name="T59">true</text:span> if the test is <text:span text:style-name="T59">false</text:span>, otherwise returns <text:span text:style-name="T59">false</text:span>. <text:s/>If <text:span text:style-name="T47">message</text:span> is non-null, it is output to the current logging mechanism.</text:p>
      <text:p text:style-name="P103"/>
      <text:p text:style-name="P85">exceptionCaught()</text:p>
      <text:p text:style-name="P103">Get the <text:span text:style-name="T47">exceptionCaught </text:span>flag setting.</text:p>
      <text:p text:style-name="P103"/>
      <text:p text:style-name="P85">getException()</text:p>
      <text:p text:style-name="P103">Get a copy of the current <text:span text:style-name="T47">exceptionDescriptor </text:span>object.</text:p>
      <text:p text:style-name="P103"/>
      <text:p text:style-name="P85">getExceptionCode()</text:p>
      <text:p text:style-name="P103">Get the exception code from the current <text:span text:style-name="T47">exceptionDescriptor</text:span><text:span text:style-name="T6"> object.</text:span></text:p>
      <text:p text:style-name="P103"/>
      <text:p text:style-name="P85">getExceptionClass()</text:p>
      <text:p text:style-name="P103">Get the exception class from the current <text:span text:style-name="T47">exceptionDescriptor</text:span> object.</text:p>
      <text:p text:style-name="P103"/>
      <text:p text:style-name="P85">getExceptionMessage()</text:p>
      <text:p text:style-name="P103">Get the exception message from the current <text:span text:style-name="T47">exceptionDescriptor</text:span> object.</text:p>
      <text:p text:style-name="P103"/>
      <text:p text:style-name="P85">labelBlock(label, blockLength, blockChars)</text:p>
      <text:p text:style-name="P103">Output a <text:span text:style-name="T47">label</text:span> surrounded by an optional block of <text:span text:style-name="T47">blockLenth blockChars</text:span>. <text:s/><text:span text:style-name="T47">blockLength</text:span> defaults to 10 characters, and <text:span text:style-name="T47">blockChars</text:span> defaults to the '*' character.</text:p>
      <text:p text:style-name="P103"/>
      <text:p text:style-name="P85">labelBlockFlag(labelBlock)</text:p>
      <text:p text:style-name="P103">If the <text:span text:style-name="T47">labelBlock </text:span>parameter is <text:span text:style-name="T58">not</text:span> null, the <text:span text:style-name="T47">labelBlock</text:span> class property is set to the value in the <text:span text:style-name="T47">labelBlock</text:span> parameter.</text:p>
      <text:p text:style-name="P103"/>
      <text:p text:style-name="P103">The current value of the <text:span text:style-name="T47">labelBlock</text:span> class property is returned.</text:p>
      <text:p text:style-name="P103"/>
      <text:p text:style-name="P85"/>
      <text:p text:style-name="P89">properties(properties)</text:p>
      <text:p text:style-name="P103">If the <text:span text:style-name="T47">properties </text:span>parameter is <text:span text:style-name="T58">not</text:span> null, the <text:span text:style-name="T47">properties</text:span> class property is set to the value in the <text:span text:style-name="T47">properties</text:span> parameter.</text:p>
      <text:p text:style-name="P103"/>
      <text:p text:style-name="P103">The current value of the <text:span text:style-name="T47">properties</text:span> class property is returned.</text:p>
      <text:p text:style-name="P103"/>
      <text:p text:style-name="P85">verbose(verbose)</text:p>
      <text:p text:style-name="P103">If the <text:span text:style-name="T47">verbose </text:span>parameter is <text:span text:style-name="T58">not</text:span> null, the <text:span text:style-name="T47">verbose</text:span> class property is set to the value in the <text:span text:style-name="T47">verbose</text:span> parameter.</text:p>
      <text:p text:style-name="P103"/>
      <text:p text:style-name="P103">The current value of the <text:span text:style-name="T47">verbose</text:span> class property is returned.</text:p>
      <text:p text:style-name="P103"/>
      <text:p text:style-name="P85">errorsOnly(errorsOnly)</text:p>
      <text:p text:style-name="P103">If the <text:span text:style-name="Class_20_Variables"><text:span text:style-name="T72">errorsOnly</text:span></text:span><text:span text:style-name="T47"> </text:span>parameter is <text:span text:style-name="T58">not</text:span> null, the <text:span text:style-name="Class_20_Variables"><text:span text:style-name="T73">errorsOnly</text:span></text:span> class property is set to the value in the <text:span text:style-name="Class_20_Variables"><text:span text:style-name="T73">errorsOnly</text:span></text:span> parameter. <text:s/>The current value of the <text:span text:style-name="Class_20_Variables"><text:span text:style-name="T73">errorsOnly</text:span></text:span> class property is returned.</text:p>
      <text:p text:style-name="P103"/>
      <text:p text:style-name="P103">The <text:span text:style-name="Class_20_Variables"><text:span text:style-name="T72">errorsOnly</text:span></text:span> flag is only used in the <text:span text:style-name="Class_20_Variables"><text:span text:style-name="T72">assertTest</text:span></text:span> method to limit the amount of output generated when <text:span text:style-name="Class_20_Variables"><text:span text:style-name="T72">verbose</text:span></text:span> is non-zero:</text:p>
      <text:p text:style-name="P103"/>
      <text:list xml:id="list1241042266011873912" text:style-name="L21">
        <text:list-item>
          <text:p text:style-name="P207"><text:span text:style-name="T28">If </text:span><text:span text:style-name="T29">errorsOnly</text:span><text:span text:style-name="T28"> is zero, all messages are output.</text:span></text:p>
          <text:p text:style-name="P208"/>
        </text:list-item>
        <text:list-item>
          <text:p text:style-name="P207"><text:span text:style-name="T28">If </text:span><text:span text:style-name="T29">errorsOnly</text:span><text:span text:style-name="T28"> is non-zero, messages are limited.</text:span></text:p>
        </text:list-item>
      </text:list>
      <text:p text:style-name="P103"/>
      <text:p text:style-name="P85">testNumber(testNumber)</text:p>
      <text:p text:style-name="P103">If the <text:span text:style-name="Class_20_Variables"><text:span text:style-name="T30">testNumber</text:span></text:span><text:span text:style-name="T47"> </text:span>parameter is <text:span text:style-name="T58">not</text:span> null, the <text:span text:style-name="Class_20_Variables"><text:span text:style-name="T30">testNumber</text:span></text:span> class property is set to the value in the <text:span text:style-name="Class_20_Variables"><text:span text:style-name="T30">testNumber</text:span></text:span> parameter. <text:s/>The current value of the <text:span text:style-name="Class_20_Variables"><text:span text:style-name="T30">testNumber</text:span></text:span> class property is returned.</text:p>
      <text:p text:style-name="P103"/>
      <text:p text:style-name="P103">The <text:span text:style-name="T47">testNumber </text:span>class property contains the current sub-test number being executed. <text:s/>It is used for logging and messaging purposes only.</text:p>
      <text:p text:style-name="P103"/>
      <text:p text:style-name="P85">testName(testName)</text:p>
      <text:p text:style-name="P103">If the <text:span text:style-name="Class_20_Variables"><text:span text:style-name="T30">testName</text:span></text:span><text:span text:style-name="T47"> </text:span>parameter is <text:span text:style-name="T58">not</text:span> null, the <text:span text:style-name="Class_20_Variables"><text:span text:style-name="T30">testName</text:span></text:span> class property is set to the value in the <text:span text:style-name="Class_20_Variables"><text:span text:style-name="T30">testName</text:span></text:span> parameter. <text:s/>The current value of the <text:span text:style-name="Class_20_Variables"><text:span text:style-name="T30">testName</text:span></text:span> class property is returned.</text:p>
      <text:p text:style-name="P103"/>
      <text:p text:style-name="P103">The <text:span text:style-name="T47">testName </text:span>class property contains the current sub-test name being executed. <text:s/>It is used for logging and messaging purposes only.</text:p>
      <text:p text:style-name="P103"/>
      <text:p text:style-name="P85">assertEventArray()</text:p>
      <text:p text:style-name="P103">Get the <text:span text:style-name="T47">assertEvent</text:span> class property which contains information about the last assert event.</text:p>
      <text:p text:style-name="P103"/>
      <text:p text:style-name="P103">The <text:span text:style-name="T47">assertEvent</text:span> class property is set by the <text:span text:style-name="T47">assertCallback</text:span> method <text:span text:style-name="T47">ONLY</text:span>. <text:s/>If the assert callback functionality is not being used, the value returned will be undefined.</text:p>
      <text:p text:style-name="P103"/>
      <text:p text:style-name="P85">assertLogMessage(message, logLevel)</text:p>
      <text:p text:style-name="P103">Output a formatted <text:span text:style-name="T47">message</text:span> to the current output device(s).</text:p>
      <text:p text:style-name="P103"/>
      <text:p text:style-name="P103"><text:span text:style-name="T47">logLevel</text:span> is the type of logging to be performed. <text:s/>The pre-defined allowed values are '<text:span text:style-name="T59">error</text:span>' and '<text:span text:style-name="T59">debug</text:span>'. <text:s/>User defined l<text:span text:style-name="T47">ogLevel</text:span>s may be defined using the <text:span text:style-name="T47">Log::setLogType</text:span> class method. <text:s/>Refer to that method's definition for further information.</text:p>
      <text:p text:style-name="P103"><text:soft-page-break/></text:p>
      <text:p text:style-name="P103">A <text:span text:style-name="T47">logMessage</text:span> is formatted using the current <text:span text:style-name="T47">Run_TestNumber</text:span>, <text:span text:style-name="T47">testNumber</text:span> and <text:span text:style-name="T47">testName</text:span> class properties is passed to the <text:span text:style-name="T47">Log\Format::log</text:span> method for output to the current logging device(s).</text:p>
      <text:p text:style-name="P103"/>
      <text:p text:style-name="P103">Refer to the <text:span text:style-name="Class_20_Variables"><text:span text:style-name="T72">Log\Format::log</text:span></text:span> method documentation for details on the <text:span text:style-name="Class_20_Variables"><text:span text:style-name="T72">logMessage</text:span></text:span> parameter and log message formatting requirements.</text:p>
      <text:p text:style-name="P103"/>
      <text:p text:style-name="P85">assertFailures(report)</text:p>
      <text:p text:style-name="P103">If the <text:span text:style-name="Class_20_Variables"><text:span text:style-name="T30">report</text:span></text:span><text:span text:style-name="T47"> </text:span>parameter is <text:span text:style-name="T58">not</text:span> null, the <text:span text:style-name="Class_20_Variables"><text:span text:style-name="T30">reportFailures</text:span></text:span> class property is set to the value in the <text:span text:style-name="T47">report</text:span> parameter. <text:s/>The current value of the <text:span text:style-name="Class_20_Variables"><text:span text:style-name="T30">reportFailures</text:span></text:span> class property is returned.</text:p>
      <text:p text:style-name="P103"/>
      <text:p text:style-name="P103">The <text:span text:style-name="Class_20_Variables"><text:span text:style-name="T72">reportFailures</text:span></text:span> class property overrides the setting of the <text:span text:style-name="Class_20_Variables"><text:span text:style-name="T72">verbose</text:span></text:span> class property when an assert failure happens.</text:p>
      <text:p text:style-name="P103"/>
      <text:p text:style-name="P85">assertExceptionDescriptor()</text:p>
      <text:p text:style-name="P103">Get a copy of the <text:span text:style-name="T47">exception</text:span> class property.</text:p>
      <text:p text:style-name="P103"/>
      <text:p text:style-name="P103">The <text:span text:style-name="T47">exception</text:span> class property contains a reference to <text:span text:style-name="T83">an</text:span> <text:span text:style-name="T47">Exception\Descriptor</text:span> class object, which contains a copy of the original thrown exception.</text:p>
      <text:p text:style-name="P103"/>
      <text:p text:style-name="P85">getEldestParent(object)</text:p>
      <text:p text:style-name="P103">Get the name of the eldest parent class of this <text:span text:style-name="T47">object</text:span>.</text:p>
      <text:p text:style-name="P103"/>
      <text:p text:style-name="P103">The <text:span text:style-name="T47">object </text:span>parameter can contain either a class object reference or a class name. <text:s/>If <text:span text:style-name="T47">object</text:span> cannot be resolved to a class name, an exception is thrown.</text:p>
      <text:p text:style-name="P103"/>
      <text:p text:style-name="P85">assertExceptionCallback(callback)</text:p>
      <text:p text:style-name="P103">If the <text:span text:style-name="Class_20_Variables"><text:span text:style-name="T30">callback</text:span></text:span><text:span text:style-name="T47"> </text:span>parameter is <text:span text:style-name="T58">not</text:span> null, the <text:span text:style-name="Class_20_Variables"><text:span text:style-name="T30">exceptionCallback</text:span></text:span> class property is set to the value in the <text:span text:style-name="Class_20_Variables"><text:span text:style-name="T30">callback</text:span></text:span> parameter. <text:s/>The current value of the <text:span text:style-name="Class_20_Variables"><text:span text:style-name="T30">exceptionCallback</text:span></text:span> class property is returned.</text:p>
      <text:p text:style-name="P103"/>
      <text:p text:style-name="P85">assertCallback(script, line, message)</text:p>
      <text:p text:style-name="P103">The default <text:span text:style-name="T47">assert</text:span> callback STATIC method. <text:s/>Accepts <text:span text:style-name="T47">script</text:span> (the name of the script), <text:span text:style-name="T47">line</text:span> (the line number of the assert), and <text:span text:style-name="T47">message</text:span> (the error message).</text:p>
      <text:p text:style-name="P103"/>
      <text:p text:style-name="P103">The <text:span text:style-name="T47">script</text:span>, <text:span text:style-name="T47">line</text:span> and <text:span text:style-name="T6">message</text:span> are stored in the <text:span text:style-name="T47">assertEvent</text:span> class property for latter query (see <text:span text:style-name="T47">assertEventArray</text:span> class method).</text:p>
      <text:p text:style-name="P103"/>
      <text:p text:style-name="P85">assertStartLogger(logName, format)</text:p>
      <text:p text:style-name="P103">The <text:span text:style-name="T47">logName</text:span> parameter specifies an internal name for the logger, and the format parameter specifies a log message format (refer to Log\Format class documentation for more information) and start the logger. <text:s/></text:p>
      <text:p text:style-name="P103"/>
      <text:p text:style-name="P103">If an error occurs starting the logger, a false result is returned. <text:s/>Otherwise a true result is returned.</text:p>
      <text:p text:style-name="P103"/>
      <text:p text:style-name="P103">If a logger with <text:span text:style-name="T47">logName</text:span> is running when this method is called, the <text:span text:style-name="T47">assertStopLogger </text:span>class method will be called before running this method.</text:p>
      <text:p text:style-name="P84"/>
      <text:p text:style-name="P85">assertStopLogger(logName)</text:p>
      <text:p text:style-name="P103">Stop the logger if one with <text:span text:style-name="T47">logName</text:span> is running.</text:p>
      <text:h text:style-name="P214" text:outline-level="5"><text:soft-page-break/>Extending The Testing\Base Class</text:h>
      <text:p text:style-name="P71"/>
      <text:p text:style-name="P71">The methods of the <text:span text:style-name="T47">Testing\Base</text:span> class implement the minimum requirements for interfacing a test class to the <text:span text:style-name="T47">phpTest</text:span> testing system. <text:s/>The class is designed to be a base class and must be extended by the test class in order to make proper use of the testing class methods.</text:p>
      <text:p text:style-name="P71"/>
      <text:p text:style-name="P71">A class test file exists in the <text:span text:style-name="T47">Tests</text:span> project for each of the <text:span text:style-name="T56">PHPProjectLibrary</text:span> classes. <text:s/>These serve not only for testing purposes, but also as good examples of how to implement a test class for custom class testing, <text:span text:style-name="T84">and of the proper usage of the class methods.</text:span></text:p>
      <text:p text:style-name="P71"/>
      <text:p text:style-name="P71">A simple template class is also available in the <text:span text:style-name="T47">Testing</text:span> folder in the <text:span text:style-name="T47">Tests</text:span> project which shows how to implement a basic class test.</text:p>
      <text:p text:style-name="P71"/>
      <text:p text:style-name="P71">Refer to the <text:span text:style-name="T47">Testing\Base</text:span> class documentation, included with the <text:span text:style-name="T47">phpTest</text:span> testing system package, for detailed information about the <text:span text:style-name="T47">Testing\Base</text:span> class methods. <text:s/>A brief overview of the <text:span text:style-name="Class_20_Variables"><text:span text:style-name="T72">Testing\Base</text:span></text:span> class methods useful in writing test classes:<text:line-break/></text:p>
      <text:p text:style-name="P71"/>
      <text:p text:style-name="P46">Initialization and Control Methods</text:p>
      <text:p text:style-name="P45"/>
      <text:p text:style-name="P41">__construct()</text:p>
      <text:p text:style-name="P86">Class constructor.</text:p>
      <text:p text:style-name="P86"/>
      <text:p text:style-name="P86">The <text:span text:style-name="T47">__construct</text:span> class method initializes all of the class properties to default values.</text:p>
      <text:p text:style-name="P86"/>
      <text:p text:style-name="P86">The <text:span text:style-name="T47">__construct</text:span> class method must be called by the constructor of the test class using the PHP <text:span text:style-name="T47">parent</text:span> scope resolution operator, used to access overriden super-class methods.</text:p>
      <text:p text:style-name="P86"/>
      <text:p text:style-name="P85">Example:</text:p>
      <text:p text:style-name="P85"/>
      <text:p text:style-name="P107">class TestClass</text:p>
      <text:p text:style-name="P107">{</text:p>
      <text:p text:style-name="P98">public function __construct()</text:p>
      <text:p text:style-name="P98">{</text:p>
      <text:p text:style-name="P117">parent::__construct();</text:p>
      <text:p text:style-name="P98">}</text:p>
      <text:p text:style-name="P107">}</text:p>
      <text:p text:style-name="P106"/>
      <text:p text:style-name="P42">__destruct()</text:p>
      <text:p text:style-name="P86">Class destructor.</text:p>
      <text:p text:style-name="P86"/>
      <text:p text:style-name="P86">The <text:span text:style-name="Class_20_Variables"><text:span text:style-name="T72">__destruct</text:span></text:span> class method performs cleanup of the <text:span text:style-name="T47">Testing\Base</text:span> class prior to exiting the class.</text:p>
      <text:p text:style-name="P86"/>
      <text:p text:style-name="P86">The <text:span text:style-name="T47">__destruct</text:span> class method must be called by the destructor of the test class using the PHP <text:span text:style-name="T47">parent</text:span> scope resolution operator, used to access overriden super-class methods.</text:p>
      <text:p text:style-name="P86"/>
      <text:p text:style-name="P86">Note: even though the <text:span text:style-name="T47">Testing\Base::__destruct</text:span> class method is empty, the test class should call the destructor for future compatibility.</text:p>
      <text:p text:style-name="P86"/>
      <text:p text:style-name="P85"/>
      <text:p text:style-name="P89">Example:</text:p>
      <text:p text:style-name="P85"/>
      <text:p text:style-name="P107">class TestClass</text:p>
      <text:p text:style-name="P107">{</text:p>
      <text:p text:style-name="P98">public function __construct()</text:p>
      <text:p text:style-name="P98">{</text:p>
      <text:p text:style-name="P117">parent::__construct();</text:p>
      <text:p text:style-name="P98">}</text:p>
      <text:p text:style-name="P98"/>
      <text:p text:style-name="P98">public function __destruct()</text:p>
      <text:p text:style-name="P98">{</text:p>
      <text:p text:style-name="P117">parent::__destruct();</text:p>
      <text:p text:style-name="P98">}</text:p>
      <text:p text:style-name="P107">}</text:p>
      <text:p text:style-name="P106"/>
      <text:p text:style-name="P41">assertSetup($active, $warning, $bail, $callback)</text:p>
      <text:p text:style-name="P86">Set the PHP <text:span text:style-name="Class_20_Variables">assert</text:span> function options.</text:p>
      <text:p text:style-name="P86"/>
      <text:p text:style-name="P86">The optional <text:span text:style-name="Class_20_Variables">$active</text:span>, <text:span text:style-name="Class_20_Variables">$warning</text:span>, <text:span text:style-name="Class_20_Variables">$bail</text:span> and <text:span text:style-name="Class_20_Variables">$callback</text:span> parameters are passed to the PHP <text:span text:style-name="T47">assert_options</text:span> function. <text:s/>Each parameter is passed, one at a time, to the function according to the following table:</text:p>
      <text:p text:style-name="P82"/>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5">Parameter</text:p>
          </table:table-cell>
          <table:table-cell table:style-name="Table5.B1" office:value-type="string">
            <text:p text:style-name="P75">Assert Flag</text:p>
          </table:table-cell>
          <table:table-cell table:style-name="Table5.C1" office:value-type="string">
            <text:p text:style-name="P75">Values</text:p>
          </table:table-cell>
        </table:table-row>
        <table:table-row>
          <table:table-cell table:style-name="Table5.A2" office:value-type="string">
            <text:p text:style-name="P76">$active</text:p>
          </table:table-cell>
          <table:table-cell table:style-name="Table5.B5" office:value-type="string">
            <text:p text:style-name="P58">ASSERT_ACTIVE</text:p>
          </table:table-cell>
          <table:table-cell table:style-name="Table5.C5" office:value-type="string">
            <text:p text:style-name="P58">0 = inactive, 1 = active.</text:p>
          </table:table-cell>
        </table:table-row>
        <table:table-row>
          <table:table-cell table:style-name="Table5.A2" office:value-type="string">
            <text:p text:style-name="P76">$warning</text:p>
          </table:table-cell>
          <table:table-cell table:style-name="Table5.B5" office:value-type="string">
            <text:p text:style-name="P70">ASSERT_WARNING</text:p>
          </table:table-cell>
          <table:table-cell table:style-name="Table5.C5" office:value-type="string">
            <text:p text:style-name="P70">0 = silent, 1 = issue warning.</text:p>
          </table:table-cell>
        </table:table-row>
        <table:table-row>
          <table:table-cell table:style-name="Table5.A2" office:value-type="string">
            <text:p text:style-name="P76">$bail</text:p>
          </table:table-cell>
          <table:table-cell table:style-name="Table5.B5" office:value-type="string">
            <text:p text:style-name="P58">ASSERT_BAIL</text:p>
          </table:table-cell>
          <table:table-cell table:style-name="Table5.C5" office:value-type="string">
            <text:p text:style-name="P58">1 = abort on error, 0 = don't</text:p>
          </table:table-cell>
        </table:table-row>
        <table:table-row>
          <table:table-cell table:style-name="Table5.A2" office:value-type="string">
            <text:p text:style-name="P76">$callback</text:p>
          </table:table-cell>
          <table:table-cell table:style-name="Table5.B5" office:value-type="string">
            <text:p text:style-name="P70">ASSERT_CALLBACK</text:p>
          </table:table-cell>
          <table:table-cell table:style-name="Table5.C5" office:value-type="string">
            <text:p text:style-name="P70">Callback function name.</text:p>
          </table:table-cell>
        </table:table-row>
      </table:table>
      <text:p text:style-name="P86"/>
      <text:p text:style-name="P86">The <text:span text:style-name="T47">assertSetup</text:span> class method should be called in the test class constructor, after calling the parent constructor.</text:p>
      <text:p text:style-name="P86"/>
      <text:p text:style-name="P85">Example:</text:p>
      <text:p text:style-name="P85"/>
      <text:p text:style-name="P107">class TestClass</text:p>
      <text:p text:style-name="P107">{</text:p>
      <text:p text:style-name="P98">public function __construct()</text:p>
      <text:p text:style-name="P98">{</text:p>
      <text:p text:style-name="P117">parent::__construct();</text:p>
      <text:p text:style-name="P117">$this-&gt;assertSetup(1, 0, 0, array('Library\Testing\Base',</text:p>
      <text:p text:style-name="P117"><text:s text:c="54"/>'assertCallback'));</text:p>
      <text:p text:style-name="P98">}</text:p>
      <text:p text:style-name="P107">}</text:p>
      <text:p text:style-name="P86"/>
      <text:p text:style-name="P41">assertStartLogger($logName, $format)</text:p>
      <text:p text:style-name="P86">The <text:span text:style-name="T47">assertStartLogger</text:span> method is called to start a named test logging device output.</text:p>
      <text:p text:style-name="P86"/>
      <text:p text:style-name="P86">If the <text:span text:style-name="Class_20_Variables">$logName</text:span> parameter is not null, the following action(s) are taken:</text:p>
      <text:p text:style-name="P86"/>
      <text:p text:style-name="P106">If a logging device already exists with the same name as the <text:span text:style-name="Class_20_Variables">$logName</text:span> parameter, the logging device is stopped by calling the <text:span text:style-name="T47">assertStopLogger</text:span> class method;</text:p>
      <text:p text:style-name="P106"/>
      <text:p text:style-name="P106"/>
      <text:p text:style-name="P113">A new logger device is created by passing the <text:span text:style-name="Class_20_Variables">$logName</text:span> and <text:span text:style-name="Class_20_Variables">$format</text:span> parameters to the <text:span text:style-name="T47">Library\Log::startLog</text:span> method.</text:p>
      <text:p text:style-name="P106"/>
      <text:p text:style-name="P86">The <text:span text:style-name="T47">Library\Testing\Runner</text:span> class will pass the <text:span text:style-name="Class_20_Variables"><text:span text:style-name="T74">$logName</text:span></text:span> and <text:span text:style-name="Class_20_Variables"><text:span text:style-name="T74">$format</text:span></text:span> parameters to the <text:span text:style-name="T47">assertionTests</text:span> class method. <text:s/>The <text:span text:style-name="T47">assertionTests</text:span> class method should place a call to the <text:span text:style-name="T47">assertStartLogger</text:span> class method, if a logging device is desired for the test class.</text:p>
      <text:p text:style-name="P86"/>
      <text:p text:style-name="P85">Example:</text:p>
      <text:p text:style-name="P85"/>
      <text:p text:style-name="P107">class TestClass</text:p>
      <text:p text:style-name="P107">{</text:p>
      <text:p text:style-name="P98">public function __construct()</text:p>
      <text:p text:style-name="P98">{</text:p>
      <text:p text:style-name="P117">parent::__construct();</text:p>
      <text:p text:style-name="P117">$this-&gt;assertSetup(1, 0, 0, array('Library\Testing\Base',</text:p>
      <text:p text:style-name="P117"><text:s text:c="54"/>'assertCallback'));</text:p>
      <text:p text:style-name="P98">}</text:p>
      <text:p text:style-name="P98"/>
      <text:p text:style-name="P98">public function __destruct()</text:p>
      <text:p text:style-name="P98">{</text:p>
      <text:p text:style-name="P98">}</text:p>
      <text:p text:style-name="P98"/>
      <text:p text:style-name="P98">public function assertionTests($logger, $format)</text:p>
      <text:p text:style-name="P98">{</text:p>
      <text:p text:style-name="P117">$this-&gt;assertStartLogger($logger, $format);</text:p>
      <text:p text:style-name="P117"/>
      <text:p text:style-name="P117">&lt;assertion test steps&gt;</text:p>
      <text:p text:style-name="P98">}</text:p>
      <text:p text:style-name="P107">}</text:p>
      <text:p text:style-name="P106"/>
      <text:p text:style-name="P41">assertStopLogger($logName)</text:p>
      <text:p text:style-name="P86">Stop the logging device with <text:span text:style-name="T47">$logName</text:span>, if it is running.</text:p>
      <text:p text:style-name="P86"/>
      <text:p text:style-name="P86">If <text:span text:style-name="T47">$logName</text:span> is the name of a running logging device, the logger is stopped.</text:p>
      <text:p text:style-name="P86"/>
      <text:p text:style-name="P85">Example:</text:p>
      <text:p text:style-name="P85"/>
      <text:p text:style-name="P108">$logName = 'tester';</text:p>
      <text:p text:style-name="P108">$this-&gt;assertStopLogger($logName);</text:p>
      <text:p text:style-name="P106"/>
      <text:p text:style-name="P43"/>
      <text:p text:style-name="P86"/>
      <text:p text:style-name="P46">Standard Assertion Methods</text:p>
      <text:p text:style-name="P40"/>
      <text:p text:style-name="P41">assertLogMessage($message, $level)</text:p>
      <text:p text:style-name="P84">Output a message to the test logging device(s).</text:p>
      <text:p text:style-name="P84"/>
      <text:p text:style-name="P84">The <text:span text:style-name="Class_20_Variables">$message</text:span> parameter is sent to the logging device(s). <text:s/>The optional <text:span text:style-name="Class_20_Variables">$level</text:span> parameter specifies the formatting to perform prior to outputting the message. <text:s/>Refer to the <text:span text:style-name="T47">Library\Log::log</text:span> method documentation for details regarding the <text:span text:style-name="Class_20_Variables">$level</text:span> setting (defaults to '<text:span text:style-name="T47">debug</text:span>').</text:p>
      <text:p text:style-name="P84"/>
      <text:p text:style-name="P85"/>
      <text:p text:style-name="P89">Example:</text:p>
      <text:p text:style-name="P84"/>
      <text:p text:style-name="P107">$this-&gt;assertLogMessage('This is a log message!');</text:p>
      <text:p text:style-name="P84"/>
      <text:p text:style-name="P41">labelBlock($label, $blockLength, $blockChars)</text:p>
      <text:p text:style-name="P84">Output a separator block containing a label to the logging device(s).</text:p>
      <text:p text:style-name="P84"/>
      <text:p text:style-name="P84">The <text:span text:style-name="Class_20_Variables">$label</text:span> parameter contains the label to output to the logging device(s). <text:s/>The optional <text:span text:style-name="Class_20_Variables">$blockLength</text:span> contains the number of characters to output in the separator block string (defaults to 10). <text:s/>The optional <text:span text:style-name="Class_20_Variables">$blockChars</text:span> contains the character to use in the separator block string (defaults to '<text:span text:style-name="Class_20_Variables"><text:span text:style-name="T73">*</text:span></text:span>').</text:p>
      <text:p text:style-name="P41"/>
      <text:p text:style-name="P85">Example:</text:p>
      <text:p text:style-name="P85"/>
      <text:p text:style-name="P107">$this-&gt;labelBlock('assertTrue');</text:p>
      <text:p text:style-name="P104"/>
      <text:p text:style-name="P41">assertTest($assertion, $message, $expected)</text:p>
      <text:p text:style-name="P86">Execute the assertion and return the result.</text:p>
      <text:p text:style-name="P86"/>
      <text:p text:style-name="P86">If the <text:span text:style-name="Class_20_Variables">$message</text:span> parameter is not null, and <text:span text:style-name="Class_20_Variables">$verbose</text:span> is not zero (0), the <text:span text:style-name="Class_20_Variables">$message</text:span> parameter is output to the logging device(s).</text:p>
      <text:p text:style-name="P86"/>
      <text:p text:style-name="P86">The <text:span text:style-name="Class_20_Variables">$assertion</text:span> parameter is passed to the PHP <text:span text:style-name="T47">assert</text:span> function and the result is interpreted depending upon the value (<text:span text:style-name="T47">true</text:span> or <text:span text:style-name="T47">false</text:span>) in the <text:span text:style-name="Class_20_Variables">$expected</text:span> parameter:</text:p>
      <text:p text:style-name="P86"/>
      <text:p text:style-name="P106">If the result is <text:span text:style-name="T47">false,</text:span></text:p>
      <text:p text:style-name="P106"/>
      <text:p text:style-name="P97">If the <text:span text:style-name="Class_20_Variables">$expected</text:span> parameter is <text:span text:style-name="T47">false</text:span>, a <text:span text:style-name="T47">true</text:span> value is returned; otherwise, a <text:span text:style-name="T47">false</text:span> value is returned;</text:p>
      <text:p text:style-name="P97"/>
      <text:p text:style-name="P106">If the result is <text:span text:style-name="T47">true</text:span>,</text:p>
      <text:p text:style-name="P106"/>
      <text:p text:style-name="P97">If <text:s/>the <text:span text:style-name="Class_20_Variables">$expected</text:span> parameter is <text:span text:style-name="T47">true</text:span>, a <text:span text:style-name="T47">true</text:span> value is returned;</text:p>
      <text:p text:style-name="P97">otherwise, a <text:span text:style-name="T47">false</text:span> value is returned.</text:p>
      <text:p text:style-name="P86"/>
      <text:p text:style-name="P86">The <text:span text:style-name="T47">assertTest</text:span> class method should not normally be called directly. <text:s/>Instead, the <text:span text:style-name="T47">assertTrue</text:span> or <text:span text:style-name="T47">assertFalse</text:span> class methods should be used.</text:p>
      <text:p text:style-name="P86"/>
      <text:p text:style-name="P86">For example, refer to <text:span text:style-name="T47">assertTrue</text:span> and <text:span text:style-name="T47">assertFalse</text:span> class methods.</text:p>
      <text:p text:style-name="P86"/>
      <text:p text:style-name="P41">assertTrue($assertion, $message)</text:p>
      <text:p text:style-name="P84">Perform an assertion that the test in <text:span text:style-name="Class_20_Variables">$assertion</text:span> is true.</text:p>
      <text:p text:style-name="P84"/>
      <text:p text:style-name="P84">The <text:span text:style-name="Class_20_Variables">$assertion</text:span> parameter is passed a string containing the assertion to be tested. <text:s/>The <text:span text:style-name="Class_20_Variables"><text:span text:style-name="T7">$message</text:span></text:span> contains an optional message to output to the test logging device(s) <text:span text:style-name="T59">prior</text:span> to executing the assertion.</text:p>
      <text:p text:style-name="P84"/>
      <text:p text:style-name="P84">A <text:span text:style-name="Class_20_Variables"><text:span text:style-name="T72">TRUE</text:span></text:span> value is returned if the executed assertion results in a true value, otherwise <text:span text:style-name="T47">FALSE</text:span> is returned.</text:p>
      <text:p text:style-name="P84"/>
      <text:p text:style-name="P85"/>
      <text:p text:style-name="P89">Example:</text:p>
      <text:p text:style-name="P84"/>
      <text:p text:style-name="P110">$assertion = '(1 + 1) == 2;';</text:p>
      <text:p text:style-name="P110">if (! assertTrue($assertion, sprintf('Asserting: %s', $assertion)</text:p>
      <text:p text:style-name="P110">{</text:p>
      <text:p text:style-name="P110"><text:tab/>$this-&gt;assertLogMessage('(1 + 1) != 2');</text:p>
      <text:p text:style-name="P110"><text:tab/>exit(1);</text:p>
      <text:p text:style-name="P110">}</text:p>
      <text:p text:style-name="P110"/>
      <text:p text:style-name="P110">$this-&gt;assertLogMessage('Assertion is TRUE');</text:p>
      <text:p text:style-name="P111"/>
      <text:p text:style-name="P41">assertFalse($assertion, $message)</text:p>
      <text:p text:style-name="P84">Perform an assertion that the test in <text:span text:style-name="Class_20_Variables">$assertion</text:span> is <text:span text:style-name="T59">not</text:span> true.</text:p>
      <text:p text:style-name="P84"/>
      <text:p text:style-name="P84">The <text:span text:style-name="Class_20_Variables">$assertion</text:span> parameter is passed a string containing the assertion to be tested. <text:s/>The <text:span text:style-name="Class_20_Variables">$message</text:span> contains an optional message to output to the test logging device(s) <text:span text:style-name="T59">prior</text:span> to executing the assertion.</text:p>
      <text:p text:style-name="P84"/>
      <text:p text:style-name="P84">A <text:span text:style-name="Class_20_Variables"><text:span text:style-name="T72">TRUE</text:span></text:span> value is returned if the executed assertion results in a false value, otherwise <text:span text:style-name="T47">FALSE</text:span> is returned.</text:p>
      <text:p text:style-name="P85"/>
      <text:p text:style-name="P85">Example:</text:p>
      <text:p text:style-name="P84"/>
      <text:p text:style-name="P110">$assertion = '(1 + 1) == 3;';</text:p>
      <text:p text:style-name="P110">if (! assertFalse($assertion, sprintf('Asserting: %s', $assertion)</text:p>
      <text:p text:style-name="P110">{</text:p>
      <text:p text:style-name="P110"><text:tab/>$this-&gt;assertLogMessage('(1 + 1) == 3');</text:p>
      <text:p text:style-name="P110"><text:tab/>exit(1);</text:p>
      <text:p text:style-name="P110">}</text:p>
      <text:p text:style-name="P110">$this-&gt;assertLogMessage('Assertion is FALSE');</text:p>
      <text:p text:style-name="P44"/>
      <text:p text:style-name="P44"/>
      <text:p text:style-name="P46">Exception Assertion Methods</text:p>
      <text:p text:style-name="P40"/>
      <text:p text:style-name="P41">assertException($assertion, $message, $expected)</text:p>
      <text:p text:style-name="P86">Try to execute the assertion, catch exceptions, if one is thrown, and return the result.</text:p>
      <text:p text:style-name="P86"/>
      <text:p text:style-name="P86">Within a PHP <text:span text:style-name="T47">try</text:span> block, a call to the <text:span text:style-name="T47">assertTest</text:span> class method is made, passing the <text:span text:style-name="Class_20_Variables">$assertion</text:span>, <text:span text:style-name="Class_20_Variables">$message</text:span> and <text:span text:style-name="Class_20_Variables">$expected</text:span> parameters. <text:s/>The result is returned, unless an exception is thrown by the execution of the <text:span text:style-name="Class_20_Variables">$assertion</text:span> parameter.</text:p>
      <text:p text:style-name="P86"/>
      <text:p text:style-name="P86">If an exception is caught by the associated PHP <text:span text:style-name="T47">catch</text:span> block, and the <text:span text:style-name="Class_20_Variables">$exceptionCallback</text:span> class property is not null, the <text:span text:style-name="T47">exceptionCallback</text:span> class is called to process the exception.</text:p>
      <text:p text:style-name="P86"/>
      <text:p text:style-name="P86">Otherwise, a new <text:span text:style-name="T47">Library\Exception\Descriptor</text:span> is created from the exception and stored in the <text:span text:style-name="Class_20_Variables">$exception</text:span> class property. <text:s/>Also, the <text:span text:style-name="Class_20_Variables">$exceptionCaught</text:span> class property is set to true.</text:p>
      <text:p text:style-name="P86"/>
      <text:p text:style-name="P86">A false value is returned.</text:p>
      <text:p text:style-name="P86"/>
      <text:p text:style-name="P86">The <text:span text:style-name="T47">assertException</text:span> class method should not normally be called directly. <text:s/>Instead, the <text:span text:style-name="T47">assertExceptionTrue</text:span> or <text:span text:style-name="T47">assertExceptionFalse</text:span> class methods should be used.</text:p>
      <text:p text:style-name="P86"/>
      <text:p text:style-name="P86">For example, refer to <text:span text:style-name="T47">assertExceptionTrue</text:span> and <text:span text:style-name="T47">assertExceptionFalse</text:span> class <text:soft-page-break/>methods.</text:p>
      <text:p text:style-name="P84"/>
      <text:p text:style-name="P41">assertExceptionTrue($assertion, $message)</text:p>
      <text:p text:style-name="P87">Perform an assertion that the test is <text:span text:style-name="T47">true.</text:span> Returns <text:span text:style-name="T47">true</text:span> if the assertion is <text:span text:style-name="T47">true</text:span>, <text:span text:style-name="T47">false</text:span> if the assertion is not <text:span text:style-name="T47">true</text:span>.</text:p>
      <text:p text:style-name="P87"/>
      <text:p text:style-name="P84">The <text:span text:style-name="Class_20_Variables">$assertion</text:span> parameter is passed a string containing the assertion to be tested. <text:s/>The <text:span text:style-name="Class_20_Variables">$message</text:span> contains an optional message to output to the test logging device(s) <text:span text:style-name="T59">prior</text:span> to executing the assertion.</text:p>
      <text:p text:style-name="P84"/>
      <text:p text:style-name="P84">A <text:span text:style-name="Class_20_Variables"><text:span text:style-name="T72">TRUE</text:span></text:span> value is returned if the executed assertion results in a true value, otherwise <text:span text:style-name="T47">FALSE</text:span> is returned.</text:p>
      <text:p text:style-name="P85"/>
      <text:p text:style-name="P86">If an exception is caught, the <text:span text:style-name="Class_20_Variables">$exceptionCaught</text:span> flag is set to true and the exception information is recorded in the <text:span text:style-name="Class_20_Variables">$exceptionDescriptor</text:span>.</text:p>
      <text:p text:style-name="P86"/>
      <text:p text:style-name="P85">Example:</text:p>
      <text:p text:style-name="P84"/>
      <text:p text:style-name="P110">$assertion = '(1 + 1) == 2;';</text:p>
      <text:p text:style-name="P110">if (! assertFalse($assertion, sprintf('Asserting: %s', $assertion)</text:p>
      <text:p text:style-name="P110">{</text:p>
      <text:p text:style-name="P110"><text:tab/>$this-&gt;assertLogMessage('(1 + 1) != 2');</text:p>
      <text:p text:style-name="P110"><text:tab/>exit(1);</text:p>
      <text:p text:style-name="P110">}</text:p>
      <text:p text:style-name="P110"/>
      <text:p text:style-name="P110">$this-&gt;assertLogMessage('Assertion is TRUE');</text:p>
      <text:p text:style-name="P110"/>
      <text:p text:style-name="P110">if ($this-&gt;exceptionCaught())</text:p>
      <text:p text:style-name="P110">{</text:p>
      <text:p text:style-name="P110"><text:tab/>&lt;perform some action&gt;</text:p>
      <text:p text:style-name="P110">}</text:p>
      <text:p text:style-name="P84"/>
      <text:p text:style-name="P41">assertExceptionFalse($assertion, $message)</text:p>
      <text:p text:style-name="P87">Perform an assertion that the test is not <text:span text:style-name="T47">true.</text:span></text:p>
      <text:p text:style-name="P87"/>
      <text:p text:style-name="P84">The <text:span text:style-name="Class_20_Variables">$assertion</text:span> parameter is passed a string containing the assertion to be tested. <text:s/>The <text:span text:style-name="Class_20_Variables">$message</text:span> contains an optional message to output to the test logging device(s) <text:span text:style-name="T59">prior</text:span> to executing the assertion.</text:p>
      <text:p text:style-name="P84"/>
      <text:p text:style-name="P84">A <text:span text:style-name="Class_20_Variables"><text:span text:style-name="T72">TRUE</text:span></text:span> value is returned if the executed assertion is <text:span text:style-name="T59">not</text:span> <text:span text:style-name="T47">true</text:span> value, otherwise <text:span text:style-name="T47">FALSE</text:span> is returned.</text:p>
      <text:p text:style-name="P85"/>
      <text:p text:style-name="P86">If an exception is caught, the <text:span text:style-name="Class_20_Variables">$exceptionCaught</text:span> flag is set to true and the exception information is recorded in the <text:span text:style-name="Class_20_Variables">$exceptionDescriptor</text:span>.</text:p>
      <text:p text:style-name="P86"/>
      <text:p text:style-name="P85">Example:</text:p>
      <text:p text:style-name="P84"/>
      <text:p text:style-name="P110">$assertion = '(1 + 1) == 3;';</text:p>
      <text:p text:style-name="P110">if (! assertFalse($assertion, sprintf('Asserting: %s', $assertion)</text:p>
      <text:p text:style-name="P110">{</text:p>
      <text:p text:style-name="P110"><text:tab/>$this-&gt;assertLogMessage('(1 + 1) == 3');</text:p>
      <text:p text:style-name="P110"><text:tab/>exit(1);</text:p>
      <text:p text:style-name="P110">}</text:p>
      <text:p text:style-name="P110"/>
      <text:p text:style-name="P110">$this-&gt;assertLogMessage('Assertion is FALSE');</text:p>
      <text:p text:style-name="P110"/>
      <text:p text:style-name="P110">if ($this-&gt;exceptionCaught())</text:p>
      <text:p text:style-name="P110"><text:soft-page-break/>{</text:p>
      <text:p text:style-name="P110"><text:tab/>&lt;perform some action&gt;</text:p>
      <text:p text:style-name="P110">}</text:p>
      <text:p text:style-name="P84"/>
      <text:p text:style-name="P41">exceptionCaught</text:p>
      <text:p text:style-name="P84">Return the value in the <text:span text:style-name="Class_20_Variables">$exceptionCaught</text:span> class property.</text:p>
      <text:p text:style-name="P84"/>
      <text:p text:style-name="P84">When an assertion is made using either the <text:span text:style-name="T47">assertExceptionTrue</text:span> or the <text:span text:style-name="T47">assertExceptionFalse</text:span> class methods, the <text:span text:style-name="Class_20_Variables">$exception</text:span> class property is set to null, and the <text:span text:style-name="Class_20_Variables">$exceptionCaught</text:span> class property is set to <text:span text:style-name="T47">FALSE</text:span>. <text:s/>If a subsequent exception is detected while executing the assertion, a new <text:span text:style-name="T47">Library\Exception\Descriptor</text:span> is created to record the exception information, and the object is assigned to the <text:span text:style-name="Class_20_Variables">$exception</text:span> class property, and the <text:span text:style-name="Class_20_Variables">$exceptionCaught</text:span> class property is set to TRUE.</text:p>
      <text:p text:style-name="P84"/>
      <text:p text:style-name="P84">The value in the <text:span text:style-name="Class_20_Variables">$exceptionCaught</text:span> class property is returned.</text:p>
      <text:p text:style-name="P84"/>
      <text:p text:style-name="P85">Example:</text:p>
      <text:p text:style-name="P85"/>
      <text:p text:style-name="P107">if ($this-&gt;exceptionCaught())</text:p>
      <text:p text:style-name="P107">{</text:p>
      <text:p text:style-name="P107"><text:tab/>&lt;perform some action&gt;</text:p>
      <text:p text:style-name="P107">}</text:p>
      <text:p text:style-name="P84"/>
      <text:p text:style-name="P41">getException</text:p>
      <text:p text:style-name="P84">Get a copy of the exception descriptor in the <text:span text:style-name="Class_20_Variables">$exception</text:span> class property.</text:p>
      <text:p text:style-name="P84"/>
      <text:p text:style-name="P84">The current <text:span text:style-name="Class_20_Variables">Library\Exception\Descriptor</text:span> object in the <text:span text:style-name="Class_20_Variables">$exception</text:span> class property is returned. <text:s/>Refer to the <text:span text:style-name="Class_20_Variables">Library\Exception\Descriptor</text:span> documentation for more details.</text:p>
      <text:p text:style-name="P84"/>
      <text:p text:style-name="P84">When an assertion is made using either the <text:span text:style-name="T47">assertExceptionTrue</text:span> or the <text:span text:style-name="T47">assertExceptionFalse</text:span> class methods, the <text:span text:style-name="Class_20_Variables">$exception</text:span> class property is set to null, and the <text:span text:style-name="Class_20_Variables">$exceptionCaught</text:span> class property is set to FALSE. <text:s/>If a subsequent exception is detected while executing the assertion, a new <text:span text:style-name="T47">Library\Exception\Descriptor</text:span> is created to record the exception information, and the object is assigned to the <text:span text:style-name="Class_20_Variables">$exception</text:span> class property, and the <text:span text:style-name="Class_20_Variables">$exceptionCaught</text:span> class property is set to <text:span text:style-name="T6">TRUE</text:span>.</text:p>
      <text:p text:style-name="P84"/>
      <text:p text:style-name="P85">Example:</text:p>
      <text:p text:style-name="P85"/>
      <text:p text:style-name="P107">$descriptor = $this-&gt;getException();</text:p>
      <text:p text:style-name="P40"/>
      <text:p text:style-name="P41">getExceptionClass()</text:p>
      <text:p text:style-name="P84">Get the name of the class associated with the last exception caught.</text:p>
      <text:p text:style-name="P84"/>
      <text:p text:style-name="P84">If the <text:span text:style-name="Class_20_Variables">$exceptionCaught</text:span> class property is true (or the <text:span text:style-name="T47">exceptionCaught</text:span> class method returns true), the exception class name recorded in the exception descriptor will be returned. <text:s/>Otherwise, a null will be returned.</text:p>
      <text:p text:style-name="P84"/>
      <text:p text:style-name="P85">Example:</text:p>
      <text:p text:style-name="P85"/>
      <text:p text:style-name="P107">$code = $this-&gt;getExceptionCode();</text:p>
      <text:p text:style-name="P85"/>
      <text:p text:style-name="P48">getExceptionCode()</text:p>
      <text:p text:style-name="P84">Get the code associated with the last exception caught.</text:p>
      <text:p text:style-name="P84"/>
      <text:p text:style-name="P84">If the <text:span text:style-name="Class_20_Variables">$exceptionCaught</text:span> class property is true (or the <text:span text:style-name="T47">exceptionCaught</text:span> class method returns true), the exception code recorded in the exception descriptor will be returned. <text:s/>Otherwise, a null will be returned.</text:p>
      <text:p text:style-name="P84"/>
      <text:p text:style-name="P85">Example:</text:p>
      <text:p text:style-name="P85"/>
      <text:p text:style-name="P107">$code = $this-&gt;getExceptionCode();</text:p>
      <text:p text:style-name="P84"/>
      <text:p text:style-name="P41">getExceptionMessage()</text:p>
      <text:p text:style-name="P84">Get the message associated with the last exception caught.</text:p>
      <text:p text:style-name="P84"/>
      <text:p text:style-name="P84">If the <text:span text:style-name="Class_20_Variables">$exceptionCaught</text:span> class property is true (or the <text:span text:style-name="T47">exceptionCaught</text:span> class method returns true), the exception message recorded in the exception descriptor will be returned. <text:s/>Otherwise, a null will be returned.</text:p>
      <text:p text:style-name="P84"/>
      <text:p text:style-name="P85">Example:</text:p>
      <text:p text:style-name="P85"/>
      <text:p text:style-name="P107">$message = $this-&gt;getExceptionMessage();</text:p>
      <text:p text:style-name="P41"/>
      <text:p text:style-name="P41">assertExceptionCallback($callback)</text:p>
      <text:p text:style-name="P84">Get (and set) the exception callback function.</text:p>
      <text:p text:style-name="P84"/>
      <text:p text:style-name="P84">If the optional <text:span text:style-name="Class_20_Variables">$callback</text:span> parameter is not null, the <text:span text:style-name="Class_20_Variables">$exceptionCallback</text:span> class property is set to the value in the <text:span text:style-name="Class_20_Variables">$callback</text:span> parameter. <text:s/>If the <text:span text:style-name="Class_20_Variables">$callback</text:span> parameter is null, no action is taken.</text:p>
      <text:p text:style-name="P84"/>
      <text:p text:style-name="P84">The <text:span text:style-name="Class_20_Variables">$exceptionCallback</text:span> class property is returned.</text:p>
      <text:p text:style-name="P84"/>
      <text:p text:style-name="P84">Refer to <text:span text:style-name="T58">PHP Exceptions</text:span> in the <text:span text:style-name="T58">Language Requirements</text:span> section of the <text:span text:style-name="T47">PHP Manual</text:span>, and the <text:span text:style-name="T47">assertException</text:span> class method, for more information on implementing a custom excepton handler.</text:p>
      <text:p text:style-name="P84"/>
      <text:p text:style-name="P85">Example:</text:p>
      <text:p text:style-name="P85"/>
      <text:p text:style-name="P112">public function a_exception($exception)</text:p>
      <text:p text:style-name="P112">{</text:p>
      <text:p text:style-name="P112"><text:tab/>&lt;custom exception handling steps&gt;</text:p>
      <text:p text:style-name="P112">}</text:p>
      <text:p text:style-name="P112"/>
      <text:p text:style-name="P112">$this-&gt;assertExceptionCallback('a_exception');</text:p>
      <text:p text:style-name="P96"/>
      <text:p text:style-name="P40"/>
      <text:p text:style-name="P46">Other Properties</text:p>
      <text:p text:style-name="P40"/>
      <text:p text:style-name="P41">labelBlockFlag($labelBlock)</text:p>
      <text:p text:style-name="P84">Get (and set) the <text:span text:style-name="Class_20_Variables"><text:span text:style-name="T75">$labelBlock</text:span></text:span> class property.</text:p>
      <text:p text:style-name="P84"/>
      <text:p text:style-name="P84">If the optional <text:span text:style-name="Class_20_Variables">$labelBlock</text:span> parameter is not null, the <text:span text:style-name="Class_20_Variables">$labelBlock</text:span> class property is set to the value in the <text:span text:style-name="Class_20_Variables">$labelBlock</text:span> parameter. <text:s/>If the <text:span text:style-name="Class_20_Variables">$labelBlock</text:span> parameter is null, no action is taken.</text:p>
      <text:p text:style-name="P84"/>
      <text:p text:style-name="P84">The <text:span text:style-name="Class_20_Variables">$labelBlock</text:span> class property is returned.</text:p>
      <text:p text:style-name="P84"><text:soft-page-break/></text:p>
      <text:p text:style-name="P84">The <text:span text:style-name="Class_20_Variables">$labelBlock</text:span> class property controls the output of label blocks to the logging device(s). <text:s/>If it is <text:span text:style-name="T47">true</text:span>, calls to the <text:span text:style-name="T47">labelBlock</text:span> class method result in output to the logging device(s).</text:p>
      <text:p text:style-name="P84"/>
      <text:p text:style-name="P85">Example:</text:p>
      <text:p text:style-name="P85"/>
      <text:p text:style-name="P109">$setting = $this-&gt;labelBlock(); /* gets the current setting */</text:p>
      <text:p text:style-name="P109"/>
      <text:p text:style-name="P109">$setting = $this-&gt;labelBlock(true); /* sets the label flag */</text:p>
      <text:p text:style-name="P109">$this-&gt;labelBlock(false); /* resets the label flag */</text:p>
      <text:p text:style-name="P84"/>
      <text:p text:style-name="P41">properties($properties)</text:p>
      <text:p text:style-name="P84">Get (and set) the <text:span text:style-name="Class_20_Variables">$properties</text:span> class property.</text:p>
      <text:p text:style-name="P84"/>
      <text:p text:style-name="P84">If the optional <text:span text:style-name="Class_20_Variables">$properties</text:span> parameter is not null, the <text:span text:style-name="Class_20_Variables">$properties</text:span> class property is set to the value in the <text:span text:style-name="Class_20_Variables">$properties</text:span> parameter. <text:s/>If the <text:span text:style-name="Class_20_Variables">$properties</text:span> parameter is null, no action is taken.</text:p>
      <text:p text:style-name="P84"><text:s/></text:p>
      <text:p text:style-name="P84">The <text:span text:style-name="Class_20_Variables">$properties</text:span> class property is returned.</text:p>
      <text:p text:style-name="P84"/>
      <text:p text:style-name="P84">The <text:span text:style-name="Class_20_Variables">$properties</text:span> class property contains an instance of the <text:span text:style-name="T47">Library\Properties</text:span> class and is passed into the <text:span text:style-name="T47">Library\Testing\Base</text:span> class by the <text:span text:style-name="T47">Library\Testing\Runner</text:span> class <text:span text:style-name="T59">prior</text:span> to calling the <text:span text:style-name="T47">assertionTest</text:span> method in the test class. <text:s/>Refer to the documentation for the <text:span text:style-name="T47">Library\Testing\Runner</text:span> class for further details.</text:p>
      <text:p text:style-name="P71"/>
      <text:p text:style-name="P85">Example:</text:p>
      <text:p text:style-name="P85"/>
      <text:p text:style-name="P107">/* Set a new property object */</text:p>
      <text:p text:style-name="P107">$property = new Library\Properties(array('verbose' =&gt; 1);</text:p>
      <text:p text:style-name="P107">$this-&gt;properties($property);</text:p>
      <text:p text:style-name="P107"/>
      <text:p text:style-name="P107">/* Get current properties */</text:p>
      <text:p text:style-name="P107">$property = $this-&gt;properties();</text:p>
      <text:p text:style-name="P103"><text:span text:style-name="Class_20_Variables"/></text:p>
      <text:p text:style-name="P41">verbose($verbose)</text:p>
      <text:p text:style-name="P84">Get (and set) the <text:span text:style-name="Class_20_Variables">$verbose</text:span> class property.</text:p>
      <text:p text:style-name="P84"/>
      <text:p text:style-name="P84">If the optional <text:span text:style-name="Class_20_Variables">$verbose</text:span> parameter is not null, the <text:span text:style-name="Class_20_Variables">$verbose</text:span> class property is set to the value in the <text:span text:style-name="Class_20_Variables">$verbose</text:span> parameter. <text:s/>If the <text:span text:style-name="Class_20_Variables">$verbose</text:span> parameter is null, no action is taken.</text:p>
      <text:p text:style-name="P84"><text:s/></text:p>
      <text:p text:style-name="P84">The <text:span text:style-name="Class_20_Variables">$verbose</text:span> class property is returned.</text:p>
      <text:p text:style-name="P84"/>
      <text:p text:style-name="P84">The <text:span text:style-name="Class_20_Variables"><text:span text:style-name="T74">$verbose</text:span></text:span> class property controls the amount of information output by various <text:span text:style-name="T47">Library\Testing\Base</text:span> class methods, and can be used by the test class to determine the amount of information to be output by the test class.</text:p>
      <text:p text:style-name="P84"/>
      <text:p text:style-name="P84">If <text:span text:style-name="Class_20_Variables">$verbose</text:span> is zero (0), no output should be produced. <text:s/>If <text:span text:style-name="Class_20_Variables">$verbose</text:span> is one (1), minimal output messages should be produced, if required. <text:s/>If <text:span text:style-name="Class_20_Variables">$verbose</text:span> is greater than 1, detailed output messages should be produced, if required.</text:p>
      <text:p text:style-name="P84"/>
      <text:p text:style-name="P85">Example:</text:p>
      <text:p text:style-name="P85"/>
      <text:p text:style-name="P107"><text:soft-page-break/>switch ($this-&gt;verbose())</text:p>
      <text:p text:style-name="P107">{</text:p>
      <text:p text:style-name="P98">case 0:</text:p>
      <text:p text:style-name="P117">break;</text:p>
      <text:p text:style-name="P98">case 1:</text:p>
      <text:p text:style-name="P117">$this-&gt;assertLogMessage('Minimal output');</text:p>
      <text:p text:style-name="P117">break;</text:p>
      <text:p text:style-name="P98">default:</text:p>
      <text:p text:style-name="P117">$this-&gt;assertLogMessage('Detailed output');</text:p>
      <text:p text:style-name="P117">break;</text:p>
      <text:p text:style-name="P107">}</text:p>
      <text:p text:style-name="P84"/>
      <text:p text:style-name="P41">errorsOnly</text:p>
      <text:p text:style-name="P84">Get (and set) the <text:span text:style-name="Class_20_Variables">$reportErrors</text:span> class property.</text:p>
      <text:p text:style-name="P84"/>
      <text:p text:style-name="P84">If the optional <text:span text:style-name="Class_20_Variables">$reportErrors</text:span> parameter is not null, the <text:span text:style-name="Class_20_Variables">$reportErrors</text:span> class property is set to the value in the <text:span text:style-name="Class_20_Variables">$reportErrors</text:span> parameter. <text:s/>If the <text:span text:style-name="Class_20_Variables">$reportErrors</text:span> parameter is null, no action is taken.</text:p>
      <text:p text:style-name="P84"><text:s/></text:p>
      <text:p text:style-name="P84">The <text:span text:style-name="Class_20_Variables">$reportErrors</text:span> class property is returned.</text:p>
      <text:p text:style-name="P84"/>
      <text:p text:style-name="P84">The <text:span text:style-name="Class_20_Variables">$reportErrors</text:span> class property is used by the <text:span text:style-name="T47">assertTest</text:span> class method to limit the amount of output returned from the PHP <text:span text:style-name="T47">assert</text:span> function, regardless of the setting of the <text:span text:style-name="Class_20_Variables"><text:span text:style-name="T75">$verbose</text:span></text:span> class property.</text:p>
      <text:p text:style-name="P84"/>
      <text:p text:style-name="P84">If the <text:span text:style-name="Class_20_Variables">$reportErrors </text:span>class property is <text:span text:style-name="T47">false</text:span>, no reporting of successful PHP <text:span text:style-name="T47">assert</text:span> function results are output. <text:s/>If the <text:span text:style-name="Class_20_Variables">$reportErrors</text:span> class property is <text:span text:style-name="T59">not</text:span> <text:span text:style-name="T47">false</text:span>, successful PHP <text:span text:style-name="T47">assert</text:span> function results are reported.</text:p>
      <text:p text:style-name="P84"/>
      <text:p text:style-name="P85">Example:</text:p>
      <text:p text:style-name="P85"/>
      <text:p text:style-name="P107">$reportErrors = $this-&gt;errorsOnly(); /* get current setting */</text:p>
      <text:p text:style-name="P107"/>
      <text:p text:style-name="P107">$this-&gt;errorsOnly(true); /* report all assert test results */</text:p>
      <text:p text:style-name="P107"/>
      <text:p text:style-name="P107">$this-&gt;errorsOnly(false); /* report only assert errors */ </text:p>
      <text:p text:style-name="P103"/>
      <text:p text:style-name="P41">testName($testName)</text:p>
      <text:p text:style-name="P84">Get (and set) the test name.</text:p>
      <text:p text:style-name="P84"/>
      <text:p text:style-name="P84">If the optional <text:span text:style-name="Class_20_Variables">$testName</text:span> parameter is not null, the <text:span text:style-name="Class_20_Variables">$testName</text:span> class property is set to the value in the <text:span text:style-name="Class_20_Variables">$testName</text:span> parameter. <text:s/>If the <text:span text:style-name="Class_20_Variables">$testName</text:span> parameter is null, no action is taken.</text:p>
      <text:p text:style-name="P84"><text:s/></text:p>
      <text:p text:style-name="P84">The <text:span text:style-name="Class_20_Variables">$testName</text:span> class property is returned.</text:p>
      <text:p text:style-name="P84"/>
      <text:p text:style-name="P84">The <text:span text:style-name="Class_20_Variables">$testName</text:span> class property is set by the <text:span text:style-name="T6">Library\Testing\Runner</text:span> class prior to calling the assertionTest test class method and should not be modified by the test class. <text:s/>The <text:span text:style-name="Class_20_Variables">$testName</text:span> is used by the <text:span text:style-name="T47">Library\Testing\Base </text:span>class methods when writing information to the current logging device(s).</text:p>
      <text:p text:style-name="P84"/>
      <text:p text:style-name="P85">Example:</text:p>
      <text:p text:style-name="P85"/>
      <text:p text:style-name="P107">/* set the test name */</text:p>
      <text:p text:style-name="P107">$this-&gt;testName('NewTest');</text:p>
      <text:p text:style-name="P107"/>
      <text:p text:style-name="P107"><text:soft-page-break/>/* get the test name */</text:p>
      <text:p text:style-name="P107">$name = $this-&gt;testName();</text:p>
      <text:p text:style-name="P103"/>
      <text:p text:style-name="P41">testNumber($testNumber)</text:p>
      <text:p text:style-name="P84">Get (and set) the sub-test number.</text:p>
      <text:p text:style-name="P84"/>
      <text:p text:style-name="P84">If the optional <text:span text:style-name="Class_20_Variables">$testNumber</text:span> parameter is not null, the <text:span text:style-name="Class_20_Variables">$testNumber</text:span> class property is set to the value in the <text:span text:style-name="Class_20_Variables">$testNumber</text:span> parameter. <text:s/>If the <text:span text:style-name="Class_20_Variables">$testNumber</text:span> parameter is null, no action is taken.</text:p>
      <text:p text:style-name="P84"><text:s/></text:p>
      <text:p text:style-name="P84">The <text:span text:style-name="Class_20_Variables">$testNumber</text:span> class property is returned.</text:p>
      <text:p text:style-name="P84"/>
      <text:p text:style-name="P84">The <text:span text:style-name="Class_20_Variables">$testNumber</text:span> class property is set to zero by the <text:span text:style-name="T47">Library\Testing\Base::__construct</text:span> class method. <text:s/>It is automatically incremented each time the <text:span text:style-name="T47">assertTest</text:span> class method is called. <text:s/>The <text:span text:style-name="Class_20_Variables">$testNumber</text:span> is used by the <text:span text:style-name="T47">Library\Testing\Base </text:span>class methods when writing information to the current logging device(s).</text:p>
      <text:p text:style-name="P84"/>
      <text:p text:style-name="P85">Example:</text:p>
      <text:p text:style-name="P85"/>
      <text:p text:style-name="P107">/* query the current sub-test number */</text:p>
      <text:p text:style-name="P107">$subTest = $this-&gt;testNumber();</text:p>
      <text:p text:style-name="P107"/>
      <text:p text:style-name="P107">/* modify the current sub-test number */</text:p>
      <text:p text:style-name="P107">$this-&gt;testNumber(99);</text:p>
      <text:p text:style-name="P112"/>
      <text:p text:style-name="P41">assertFailures($report)</text:p>
      <text:p text:style-name="P84">Get (and set) the <text:span text:style-name="Class_20_Variables">$reportFailures</text:span> class property.</text:p>
      <text:p text:style-name="P84"/>
      <text:p text:style-name="P84">If the optional <text:span text:style-name="Class_20_Variables">$report</text:span> parameter is not null, the <text:span text:style-name="Class_20_Variables">$reportFailures</text:span> class property is set to the value in the <text:span text:style-name="Class_20_Variables">$report</text:span> parameter. <text:s/>If the <text:span text:style-name="Class_20_Variables">$report</text:span> parameter is null, no action is taken.</text:p>
      <text:p text:style-name="P84"><text:s/></text:p>
      <text:p text:style-name="P84">The <text:span text:style-name="Class_20_Variables">$reportFailures</text:span> class property is returned.</text:p>
      <text:p text:style-name="P84"/>
      <text:p text:style-name="P84">The <text:span text:style-name="Class_20_Variables">$reportFailures</text:span> class property allows overriding of the <text:span text:style-name="Class_20_Variables">$verbose</text:span> class property to output assert failures to the logging device(s).</text:p>
      <text:p text:style-name="P84"/>
      <text:p text:style-name="P85">Example:</text:p>
      <text:p text:style-name="P85"/>
      <text:p text:style-name="P107">/* Get the current setting */</text:p>
      <text:p text:style-name="P107">$report = $this-&gt;assertFailures();</text:p>
      <text:p text:style-name="P107"/>
      <text:p text:style-name="P107">/* Set the $reportFailures class property */</text:p>
      <text:p text:style-name="P107">$this-&gt;assertFailures(true);</text:p>
      <text:p text:style-name="P103"/>
      <text:p text:style-name="P41">assertEventArray()</text:p>
      <text:p text:style-name="P84">Get the last <text:span text:style-name="Class_20_Variables">$assertEventArray</text:span> class property.</text:p>
      <text:p text:style-name="P84"/>
      <text:p text:style-name="P84">The <text:span text:style-name="Class_20_Variables">$assertEventArray</text:span> class property is returned. <text:s/>If no event has been reported, an empty array, or null, is returned.</text:p>
      <text:p text:style-name="P84"/>
      <text:p text:style-name="P84">The <text:span text:style-name="Class_20_Variables">$assertEventArray</text:span> class property contains information about the last PHP <text:span text:style-name="T47">assert</text:span> function failure. <text:s/>The array contains 3 keys:</text:p>
      <text:p text:style-name="P84"/>
      <table:table table:name="Table27" table:style-name="Table27">
        <table:table-column table:style-name="Table27.A"/>
        <table:table-column table:style-name="Table27.B"/>
        <text:soft-page-break/>
        <table:table-row table:style-name="Table27.1">
          <table:table-cell table:style-name="Table27.A1" office:value-type="string">
            <text:p text:style-name="P74">Key</text:p>
          </table:table-cell>
          <table:table-cell table:style-name="Table27.B1" office:value-type="string">
            <text:p text:style-name="P74">Desccription</text:p>
          </table:table-cell>
        </table:table-row>
        <table:table-row>
          <table:table-cell table:style-name="Table27.A2" office:value-type="string">
            <text:p text:style-name="P76">script</text:p>
          </table:table-cell>
          <table:table-cell table:style-name="Table27.B4" office:value-type="string">
            <text:p text:style-name="P58">The script (test) name.</text:p>
          </table:table-cell>
        </table:table-row>
        <table:table-row>
          <table:table-cell table:style-name="Table27.A2" office:value-type="string">
            <text:p text:style-name="P76">line</text:p>
          </table:table-cell>
          <table:table-cell table:style-name="Table27.B4" office:value-type="string">
            <text:p text:style-name="P58">The line number of the event.</text:p>
          </table:table-cell>
        </table:table-row>
        <table:table-row>
          <table:table-cell table:style-name="Table27.A2" office:value-type="string">
            <text:p text:style-name="P76">message</text:p>
          </table:table-cell>
          <table:table-cell table:style-name="Table27.B4" office:value-type="string">
            <text:p text:style-name="P58">The event error message.</text:p>
          </table:table-cell>
        </table:table-row>
      </table:table>
      <text:p text:style-name="P84"/>
      <text:p text:style-name="P85">Example:</text:p>
      <text:p text:style-name="P85"/>
      <text:p text:style-name="P107">$assertion = '(1 + 1) == 3;';</text:p>
      <text:p text:style-name="P107">if (! $this-&gt;assertTrue($assertion, 'Asserting: ' . $assertion))</text:p>
      <text:p text:style-name="P107">{</text:p>
      <text:p text:style-name="P98">$event = $this-&gt;assertEventArray();</text:p>
      <text:p text:style-name="P94">$this-&gt;assertLogMessage</text:p>
      <text:p text:style-name="P94"><text:tab/>("Assert failure in " .</text:p>
      <text:p text:style-name="P94"><text:tab/> <text:s text:c="2"/>"Script: " . $event('script') .</text:p>
      <text:p text:style-name="P94"><text:s text:c="9"/>", Line " . $event('line') . </text:p>
      <text:p text:style-name="P94"><text:s text:c="9"/>", Condition: " . $event('message'));</text:p>
      <text:p text:style-name="P107">}</text:p>
      <text:p text:style-name="P84"/>
      <text:p text:style-name="P41">getEldestParent($object)</text:p>
      <text:p text:style-name="P84">Get the top parent in the <text:span text:style-name="Class_20_Variables">$object</text:span> class heirarchy.</text:p>
      <text:p text:style-name="P84"/>
      <text:p text:style-name="P84">The <text:span text:style-name="Class_20_Variables">$object</text:span> parameter is the class name or a class instance to get the eldest parent of. <text:s/>The class parentage is searched until the top, or base, class is found.</text:p>
      <text:p text:style-name="P84"/>
      <text:p text:style-name="P84">The name of the eldest parent is returned, or a <text:span text:style-name="T47">Library\Testing\Exception</text:span> is thrown if <text:span text:style-name="Class_20_Variables">$object</text:span> is not a class name or class instance.</text:p>
      <text:p text:style-name="P84"/>
      <text:p text:style-name="P85">Example:</text:p>
      <text:p text:style-name="P85"/>
      <text:p text:style-name="P107">class baseClass</text:p>
      <text:p text:style-name="P107">{</text:p>
      <text:p text:style-name="P107">}</text:p>
      <text:p text:style-name="P107"/>
      <text:p text:style-name="P107">class extendedClass extends baseClass</text:p>
      <text:p text:style-name="P107">{</text:p>
      <text:p text:style-name="P107">}</text:p>
      <text:p text:style-name="P107"/>
      <text:p text:style-name="P107">/* the following will set $name to 'baseClass' */</text:p>
      <text:p text:style-name="P107">$class = new extendedClass()</text:p>
      <text:p text:style-name="P107">$name = $this-&gt;getEldestParent($class);</text:p>
      <text:p text:style-name="P107"/>
      <text:p text:style-name="P107">/* the following will also set $name to 'baseClass' */</text:p>
      <text:p text:style-name="P107">$name = $this-&gt;getEldestParent('extendedClass');</text:p>
      <text:p text:style-name="P103"/>
      <text:p text:style-name="P103"/>
      <text:p text:style-name="P116"/>
      <text:p text:style-name="P96"/>
      <text:p text:style-name="P96"/>
      <text:p text:style-name="P96"/>
      <text:p text:style-name="P96"/>
      <text:p text:style-name="P61"/>
      <text:p text:style-name="P105"/>
      <text:p text:style-name="P105"/>
      <text:p text:style-name="P71"/>
      <text:p text:style-name="P71"/>
      <text:h text:style-name="P214" text:outline-level="5"><text:soft-page-break/>Writing A Class Test Program</text:h>
      <text:p text:style-name="P71"/>
      <text:p text:style-name="P72"/>
      <text:p text:style-name="P62"/>
      <text:p text:style-name="P62"/>
      <text:p text:style-name="P62"/>
      <text:p text:style-name="P62"/>
      <text:p text:style-name="P62"/>
      <text:p text:style-name="P62"/>
      <text:p text:style-name="P73"/>
      <text:p text:style-name="P26">Library</text:p>
      <text:p text:style-name="P80">phpTest</text:p>
      <text:p text:style-name="P100">Properties</text:p>
      <text:p text:style-name="P100">Properties\Exception</text:p>
      <text:p text:style-name="P100">Exception\Descriptor</text:p>
      <text:p text:style-name="P100">Testing\Setup</text:p>
      <text:p text:style-name="P93">Properties</text:p>
      <text:p text:style-name="P93">Properties\Exception</text:p>
      <text:p text:style-name="P93">Log\Exception extends Exception</text:p>
      <text:p text:style-name="P93">Autoload</text:p>
      <text:p text:style-name="P93">Autoload\Libraries</text:p>
      <text:p text:style-name="P93">Autoload\Simple</text:p>
      <text:p text:style-name="P93">Autoload\Spl</text:p>
      <text:p text:style-name="P93">Error\Handler</text:p>
      <text:p text:style-name="P100">Testing\Runner</text:p>
      <text:p text:style-name="P93">CliParameters</text:p>
      <text:p text:style-name="P93">CliParameters\Exception extends Exception</text:p>
      <text:p text:style-name="P93">Exception extends \Exception</text:p>
      <text:p text:style-name="P93">Exception\Descriptor</text:p>
      <text:p text:style-name="P93">FileIO\Factory extends Factory</text:p>
      <text:p text:style-name="P93">FileIO\Exception extends Exception</text:p>
      <text:p text:style-name="P93">FactoryException extends Exception</text:p>
      <text:p text:style-name="P93">PrintU</text:p>
      <text:p text:style-name="P93">Error</text:p>
      <text:p text:style-name="P93">Log</text:p>
      <text:p text:style-name="P93">Log\Factory extends Factory</text:p>
      <text:p text:style-name="P93">Log\Exception extends Exception</text:p>
      <text:p text:style-name="P100">Testing\Base</text:p>
      <text:p text:style-name="P93">Log</text:p>
      <text:p text:style-name="P93">Log\Exception extends Exception</text:p>
      <text:p text:style-name="P93">Exception\Descriptor</text:p>
      <text:p text:style-name="P93">Properties</text:p>
      <text:p text:style-name="P93">Properties\Exception</text:p>
      <text:p text:style-name="P100">Testing\UtilityMethods extends Testing\Base</text:p>
      <text:p text:style-name="P93">PrintU\FormatArray</text:p>
      <text:p text:style-name="P93">Testing\Exception extends Exception</text:p>
      <text:p text:style-name="P93">Error</text:p>
      <text:p text:style-name="P100">Testing\Exception</text:p>
      <text:p text:style-name="P100"><text:tab/>Exception extends \Exception</text:p>
      <text:p text:style-name="P100"/>
      <text:p text:style-name="P93"/>
      <text:p text:style-name="P100"/>
      <text:p text:style-name="P62"/>
      <text:p text:style-name="P62"/>
      <text:p text:style-name="P62"/>
      <text:p text:style-name="P62"/>
      <text:p text:style-name="P62"/>
      <text:p text:style-name="P62"/>
      <text:p text:style-name="P62"/>
      <text:p text:style-name="P62"/>
      <text:p text:style-name="P62"/>
      <text:p text:style-name="P62"/>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Devanagari1" svg:font-family="'Lohit Devanagari'"/>
    <style:font-face style:name="OpenSymbol" svg:font-family="OpenSymbol"/>
    <style:font-face style:name="Monospace" svg:font-family="Monospace" style:font-pitch="fixed"/>
    <style:font-face style:name="Courier New" svg:font-family="'Courier New'" style:font-family-generic="modern" style:font-pitch="fixed"/>
    <style:font-face style:name="DejaVu Sans Mono" svg:font-family="'DejaVu Sans Mono'" style:font-adornments="Bold" style:font-family-generic="modern" style:font-pitch="fixed"/>
    <style:font-face style:name="DejaVu Serif2" svg:font-family="'DejaVu Serif'" style:font-family-generic="roman" style:font-pitch="variable"/>
    <style:font-face style:name="DejaVu Serif" svg:font-family="'DejaVu Serif'" style:font-adornments="Bold" style:font-family-generic="roman" style:font-pitch="variable"/>
    <style:font-face style:name="DejaVu Serif1" svg:font-family="'DejaVu Serif'" style:font-adornments="Bold 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1"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 style:list-style-name="" style:class="text">
      <style:text-properties fo:font-size="115%" fo:font-weight="bold" style:font-size-asian="115%" style:font-weight-asian="bold" style:font-size-complex="115%" style:font-weight-complex="bold"/>
    </style:style>
    <style:style style:name="Section_20_title" style:display-name="Section title" style:family="paragraph" style:parent-style-name="Standard" style:default-outline-level="2" style:class="text">
      <style:text-properties fo:font-weight="bold"/>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Numbered_20_Red" style:display-name="Numbered Red" style:family="paragraph" style:parent-style-name="Standard" style:next-style-name="Contents_20_9" style:class="list" style:master-page-name="">
      <style:paragraph-properties style:page-number="auto"/>
      <style:text-properties fo:color="#c5000b" style:font-weight-asian="normal"/>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Method_20_Body" style:display-name="Method Body" style:family="paragraph" style:parent-style-name="Standard">
      <style:paragraph-properties fo:margin-left="0.2756in" fo:margin-right="0in" fo:margin-top="0in" fo:margin-bottom="0in" loext:contextual-spacing="false" fo:text-indent="0in" style:auto-text-indent="false"/>
      <style:text-properties style:font-weight-asian="normal"/>
    </style:style>
    <style:style style:name="Method_20_Title" style:display-name="Method Title" style:family="paragraph" style:default-outline-level="5">
      <style:paragraph-properties fo:margin-left="0in" fo:margin-right="0in" fo:margin-top="0in" fo:margin-bottom="0in" loext:contextual-spacing="false" fo:text-indent="0in" style:auto-text-indent="false"/>
      <style:text-properties fo:color="#0000ff" style:font-name="DejaVu Serif" fo:font-family="'DejaVu Serif'" style:font-style-name="Bold" style:font-family-generic="roman" style:font-pitch="variable" style:text-underline-style="none" fo:font-weight="bold" style:font-weight-asian="normal"/>
    </style:style>
    <style:style style:name="Method_20_Code_20_Listing" style:display-name="Method Code Listing" style:family="paragraph" style:parent-style-name="Method_20_Body">
      <style:paragraph-properties fo:margin-left="0.472in" fo:margin-right="0in" fo:margin-top="0in" fo:margin-bottom="0in" loext:contextual-spacing="false" fo:text-indent="0in" style:auto-text-indent="false"/>
      <style:text-properties fo:color="#000080" style:font-name="DejaVu Sans Mono" fo:font-family="'DejaVu Sans Mono'" style:font-style-name="Bold" style:font-family-generic="modern" style:font-pitch="fixed" fo:font-size="9pt" fo:font-weight="bold" style:font-weight-asian="normal"/>
    </style:style>
    <style:style style:name="Coding_20_Body" style:display-name="Coding Body" style:family="paragraph" style:parent-style-name="Standard">
      <style:paragraph-properties fo:margin-left="0.2756in" fo:margin-right="0in" fo:margin-top="0in" fo:margin-bottom="0in" loext:contextual-spacing="false" fo:text-indent="0in" style:auto-text-indent="false"/>
      <style:text-properties fo:font-size="11pt"/>
    </style:style>
    <style:style style:name="Coding_20_Indent" style:display-name="Coding Indent" style:family="paragraph" style:parent-style-name="Coding_20_Body" style:next-style-name="Coding_20_Body">
      <style:paragraph-properties fo:margin-left="0.472in" fo:margin-right="0in" fo:margin-top="0in" fo:margin-bottom="0in" loext:contextual-spacing="false" fo:text-indent="0in" style:auto-text-indent="false"/>
      <style:text-properties fo:font-size="10pt" fo:font-style="italic" fo:font-weight="bold"/>
    </style:style>
    <style:style style:name="Method_20_Indent" style:display-name="Method Indent" style:family="paragraph" style:parent-style-name="Coding_20_Indent">
      <style:text-properties fo:font-size="11pt" fo:font-style="normal" fo:font-weight="normal" style:font-weight-asian="normal"/>
    </style:style>
    <style:style style:name="Table_20_Contents" style:display-name="Table Contents" style:family="paragraph" style:parent-style-name="Standard" style:class="extra">
      <style:paragraph-properties text:number-lines="false" text:line-number="0"/>
    </style:style>
    <style:style style:name="Method_20_Table_20_Description" style:display-name="Method Table Description" style:family="paragraph" style:parent-style-name="Method_20_Body">
      <style:paragraph-properties fo:margin-left="0in" fo:margin-right="0in" fo:margin-top="0in" fo:margin-bottom="0in" loext:contextual-spacing="false" fo:text-indent="0in" style:auto-text-indent="false"/>
      <style:text-properties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lass_20_Footer" style:display-name="Class Footer" style:family="paragraph" style:parent-style-name="Standard" style:master-page-name="">
      <style:paragraph-properties style:page-number="auto" fo:background-color="transparent" fo:padding="0.0193in" fo:border="0.06pt solid #0000ff" style:shadow="none" text:number-lines="false" text:line-number="0">
        <style:tab-stops/>
        <style:background-image/>
      </style:paragraph-properties>
      <style:text-properties fo:font-size="9pt" fo:font-weight="bold" style:font-weight-asian="normal"/>
    </style:style>
    <style:style style:name="Numbering_20_Symbols" style:display-name="Numbering Symbols" style:family="text">
      <style:text-properties fo:color="#0000ff" style:font-name="Liberation Sans" fo:font-family="'Liberation Sans'" style:font-family-generic="swiss" style:font-pitch="variable" fo:font-size="9pt" style:font-size-asian="9pt" style:font-size-complex="9pt"/>
    </style:style>
    <style:style style:name="Bullet_20_Symbols" style:display-name="Bullet Symbols" style:family="text">
      <style:text-properties fo:color="#0000ff" style:font-name="OpenSymbol" fo:font-family="OpenSymbol" fo:font-size="9pt" style:font-name-asian="OpenSymbol" style:font-family-asian="OpenSymbol" style:font-size-asian="9pt" style:font-name-complex="OpenSymbol" style:font-family-complex="Open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Caption_20_characters" style:display-name="Caption characters" style:family="text"/>
    <style:style style:name="Strong_20_Emphasis" style:display-name="Strong Emphasis" style:family="text">
      <style:text-properties fo:font-weight="bold" style:font-weight-asian="bold" style:font-weight-complex="bold"/>
    </style:style>
    <style:style style:name="Class_20_Variables" style:display-name="Class Variables" style:family="text">
      <style:text-properties fo:color="#0000ff" style:font-name="DejaVu Serif1" fo:font-family="'DejaVu Serif'" style:font-style-name="Bold Italic" style:font-family-generic="roman" style:font-pitch="variable" fo:font-size="10.5pt" fo:font-style="italic" fo:font-weight="bold" style:font-weight-asian="normal"/>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Class_20_Footer">
      <style:text-properties fo:color="#0000ff" style:font-name="DejaVu Serif2" fo:background-color="#ffffff"/>
    </style:style>
    <style:style style:name="MT1" style:family="text">
      <style:text-properties fo:font-size="9pt" fo:font-weight="bold" fo:background-color="transparent" loext:char-shading-value="0" style:font-size-asian="9pt" style:font-size-complex="9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text:span text:style-name="MT1">PHPProjectLibrary<text:tab/><text:tab/><text:tab/><text:tab/><text:tab/></text:span><text:span text:style-name="MT1"><text:page-number text:select-page="current">14</text:page-number></text:span><text:span text:style-name="MT1"><text:tab/><text:tab/><text:tab/><text:tab/></text:span><text:span text:style-name="MT1"><text:date style:data-style-name="N76" text:date-value="2015-02-12T23:27:01.656189928">February 12, 2015</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y </meta:initial-creator>
    <meta:creation-date>2012-01-12T23:10:07</meta:creation-date>
    <dc:date>2015-02-12T23:27:01.520842411</dc:date>
    <meta:editing-duration>P7DT18H2M23S</meta:editing-duration>
    <meta:editing-cycles>144</meta:editing-cycles>
    <meta:generator>LibreOffice/4.3.5.2.0$Linux_X86_64 LibreOffice_project/430$Build-2</meta:generator>
    <meta:document-statistic meta:table-count="3" meta:image-count="0" meta:object-count="0" meta:page-count="31" meta:paragraph-count="842" meta:word-count="8341" meta:character-count="55531" meta:non-whitespace-character-count="47062"/>
  </office:meta>
</office:document-meta>
</file>